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5" svg:font-family="OpenSymbol" style:font-family-generic="swiss" style:font-pitch="variable" style:font-charset="x-symbol"/>
    <style:font-face style:name="OpenSymbol3" svg:font-family="OpenSymbol" style:font-adornments="Roman" style:font-family-generic="swiss" style:font-pitch="variable" style:font-charset="x-symbol"/>
    <style:font-face style:name="OpenSymbol2" svg:font-family="OpenSymbol"/>
    <style:font-face style:name="Tahoma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Bitstream Vera Sans6" svg:font-family="'Bitstream Vera Sans'" style:font-pitch="variable"/>
    <style:font-face style:name="Tahoma2" svg:font-family="Tahoma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OpenSymbol4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5" style:family="table">
      <style:table-properties style:width="9.102cm" table:align="left" fo:background-color="transparent">
        <style:background-image/>
      </style:table-properties>
    </style:style>
    <style:style style:name="Tableau15.A" style:family="table-column">
      <style:table-column-properties style:column-width="1.499cm"/>
    </style:style>
    <style:style style:name="Tableau15.B" style:family="table-column">
      <style:table-column-properties style:column-width="1.605cm"/>
    </style:style>
    <style:style style:name="Tableau15.C" style:family="table-column">
      <style:table-column-properties style:column-width="2.794cm"/>
    </style:style>
    <style:style style:name="Tableau15.D" style:family="table-column">
      <style:table-column-properties style:column-width="3.203cm"/>
    </style:style>
    <style:style style:name="Tableau15.1" style:family="table-row">
      <style:table-row-properties style:row-height="1.296cm" fo:background-color="transparent" fo:keep-together="always">
        <style:background-image/>
      </style:table-row-properties>
    </style:style>
    <style:style style:name="Tableau15.A1" style:family="table-cell">
      <style:table-cell-properties style:vertical-align="middle" fo:background-color="transparent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15.D1" style:family="table-cell">
      <style:table-cell-properties style:vertical-align="middle" fo:background-color="transparent" fo:padding="0.101cm" fo:border="0.5pt solid #000000">
        <style:background-image/>
      </style:table-cell-properties>
    </style:style>
    <style:style style:name="Tableau15.2" style:family="table-row">
      <style:table-row-properties style:row-height="1.191cm"/>
    </style:style>
    <style:style style:name="Tableau15.A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C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D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5.3" style:family="table-row">
      <style:table-row-properties style:row-height="1.323cm"/>
    </style:style>
    <style:style style:name="Tableau15.A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B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C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D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5.4" style:family="table-row">
      <style:table-row-properties style:row-height="1.296cm"/>
    </style:style>
    <style:style style:name="Tableau15.A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C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D4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5.5" style:family="table-row">
      <style:table-row-properties style:row-height="1.191cm"/>
    </style:style>
    <style:style style:name="Tableau15.A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B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C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D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5.6" style:family="table-row">
      <style:table-row-properties style:row-height="1.296cm"/>
    </style:style>
    <style:style style:name="Tableau15.A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B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C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D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5.7" style:family="table-row">
      <style:table-row-properties style:row-height="1.296cm"/>
    </style:style>
    <style:style style:name="Tableau15.A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B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C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D7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5.8" style:family="table-row">
      <style:table-row-properties style:row-height="1.296cm"/>
    </style:style>
    <style:style style:name="Tableau15.A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B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C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D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0" style:family="table">
      <style:table-properties style:width="8.983cm" table:align="left"/>
    </style:style>
    <style:style style:name="Tableau20.A" style:family="table-column">
      <style:table-column-properties style:column-width="2.611cm"/>
    </style:style>
    <style:style style:name="Tableau20.B" style:family="table-column">
      <style:table-column-properties style:column-width="2.496cm"/>
    </style:style>
    <style:style style:name="Tableau20.C" style:family="table-column">
      <style:table-column-properties style:column-width="2.454cm"/>
    </style:style>
    <style:style style:name="Tableau20.D" style:family="table-column">
      <style:table-column-properties style:column-width="1.423cm"/>
    </style:style>
    <style:style style:name="Tableau20.1" style:family="table-row">
      <style:table-row-properties style:row-height="0.801cm"/>
    </style:style>
    <style:style style:name="Tableau20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20.C1" style:family="table-cell">
      <style:table-cell-properties style:vertical-align="middle" fo:padding="0cm" fo:border-left="0.5pt solid #000000" fo:border-right="none" fo:border-top="none" fo:border-bottom="none"/>
    </style:style>
    <style:style style:name="Tableau20.D1" style:family="table-cell">
      <style:table-cell-properties style:vertical-align="middle" fo:padding="0cm" fo:border="none"/>
    </style:style>
    <style:style style:name="Tableau20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0.3" style:family="table-row">
      <style:table-row-properties style:min-row-height="0.7cm"/>
    </style:style>
    <style:style style:name="Tableau20.4" style:family="table-row">
      <style:table-row-properties style:row-height="0.6cm"/>
    </style:style>
    <style:style style:name="Tableau1" style:family="table">
      <style:table-properties style:width="9.14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0.506cm"/>
    </style:style>
    <style:style style:name="Tableau1.B" style:family="table-column">
      <style:table-column-properties style:column-width="0.508cm"/>
    </style:style>
    <style:style style:name="Tableau1.I" style:family="table-column">
      <style:table-column-properties style:column-width="0.344cm"/>
    </style:style>
    <style:style style:name="Tableau1.J" style:family="table-column">
      <style:table-column-properties style:column-width="0.67cm"/>
    </style:style>
    <style:style style:name="Tableau1.R" style:family="table-column">
      <style:table-column-properties style:column-width="0.517cm"/>
    </style:style>
    <style:style style:name="Tableau1.1" style:family="table-row">
      <style:table-row-properties style:row-height="0.801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padding="0cm" fo:border="none"/>
    </style:style>
    <style:style style:name="Tableau1.D1" style:family="table-cell">
      <style:table-cell-properties style:vertical-align="middle" fo:background-color="transparent" fo:padding="0cm" fo:border="0.6pt solid #d7e12c" style:writing-mode="lr-tb">
        <style:background-image/>
      </style:table-cell-properties>
    </style:style>
    <style:style style:name="Tableau1.C2" style:family="table-cell">
      <style:table-cell-properties style:vertical-align="middle" fo:background-color="transparent" fo:padding="0cm" fo:border-left="0.6pt solid #d7e12c" fo:border-right="none" fo:border-top="0.6pt solid #d7e12c" fo:border-bottom="0.6pt solid #d7e12c" style:writing-mode="lr-tb">
        <style:background-image/>
      </style:table-cell-properties>
    </style:style>
    <style:style style:name="Tableau1.A4" style:family="table-cell">
      <style:table-cell-properties style:vertical-align="middle" fo:padding="0cm" fo:border-left="0.6pt solid #d7e12c" fo:border-right="none" fo:border-top="0.6pt solid #d7e12c" fo:border-bottom="0.6pt solid #d7e12c"/>
    </style:style>
    <style:style style:name="Tableau1.C4" style:family="table-cell">
      <style:table-cell-properties style:vertical-align="middle" fo:padding="0cm" fo:border-left="0.6pt solid #d7e12c" fo:border-right="none" fo:border-top="0.6pt solid #d7e12c" fo:border-bottom="0.6pt solid #d7e12c"/>
    </style:style>
    <style:style style:name="Tableau1.E4" style:family="table-cell">
      <style:table-cell-properties style:vertical-align="middle" fo:padding="0cm" fo:border-left="0.6pt solid #d7e12c" fo:border-right="none" fo:border-top="0.6pt solid #d7e12c" fo:border-bottom="0.6pt solid #d7e12c"/>
    </style:style>
    <style:style style:name="Tableau1.G4" style:family="table-cell">
      <style:table-cell-properties style:vertical-align="middle" fo:padding="0cm" fo:border="0.6pt solid #d7e12c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style:font-name="Bitstream Vera Sans2" fo:font-size="10pt" officeooo:paragraph-rsid="0018e157" style:font-size-asian="8.75pt" style:font-size-complex="10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6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style:text-properties fo:font-size="3pt" style:font-size-asian="4pt" style:font-size-complex="4pt"/>
    </style:style>
    <style:style style:name="P11" style:family="paragraph" style:parent-style-name="Header">
      <style:text-properties fo:font-size="14pt" style:font-size-asian="14pt" style:font-size-complex="14pt"/>
    </style:style>
    <style:style style:name="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2556d8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_5f_En-tête">
      <style:text-properties fo:font-variant="normal" fo:text-transform="none" fo:color="#d7e12c" loext:opacity="100%" style:font-name="Bitstream Vera Sans2" fo:font-size="15pt" fo:font-style="normal" fo:text-shadow="none" fo:font-weight="bold" officeooo:rsid="002da669" officeooo:paragraph-rsid="00406708" style:font-size-asian="15pt" style:font-style-asian="normal" style:font-size-complex="15pt" style:font-style-complex="normal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2.12cm" style:type="right"/>
          <style:tab-stop style:position="2.24cm"/>
          <style:tab-stop style:position="3.874cm"/>
        </style:tab-stops>
        <style:drop-cap/>
      </style:paragraph-properties>
      <style:text-properties fo:color="#000000" loext:opacity="100%" style:font-name="Bitstream Vera Sans2" fo:font-size="10pt" fo:font-style="normal" fo:font-weight="normal" officeooo:paragraph-rsid="0040aca5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53cm"/>
          <style:tab-stop style:position="2.117cm" style:type="right"/>
          <style:tab-stop style:position="2.242cm"/>
          <style:tab-stop style:position="4.221cm"/>
        </style:tab-stops>
        <style:drop-cap/>
      </style:paragraph-properties>
      <style:text-properties fo:color="#000000" loext:opacity="100%" style:font-name="Bitstream Vera Sans2" fo:font-size="10pt" fo:font-style="normal" fo:font-weight="normal" officeooo:paragraph-rsid="0047482b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style:line-height-at-least="0.7cm" fo:text-align="start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2.12cm" style:type="right"/>
          <style:tab-stop style:position="2.24cm"/>
          <style:tab-stop style:position="3.874cm"/>
        </style:tab-stops>
        <style:drop-cap/>
      </style:paragraph-properties>
      <style:text-properties fo:color="#000000" loext:opacity="100%" style:font-name="Bitstream Vera Sans2" fo:font-size="10pt" fo:font-style="normal" fo:font-weight="normal" officeooo:rsid="002d99b4" officeooo:paragraph-rsid="0040aca5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53cm"/>
          <style:tab-stop style:position="2.117cm" style:type="right"/>
          <style:tab-stop style:position="2.242cm"/>
          <style:tab-stop style:position="4.221cm"/>
        </style:tab-stops>
        <style:drop-cap/>
      </style:paragraph-properties>
      <style:text-properties fo:color="#000000" loext:opacity="100%" fo:font-style="normal" officeooo:paragraph-rsid="0047482b" style:font-style-asian="normal" style:font-style-complex="normal" fo:hyphenate="false" fo:hyphenation-remain-char-count="2" fo:hyphenation-push-char-count="2" loext:hyphenation-no-caps="false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style:line-height-at-least="0.7cm" fo:text-align="start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53cm"/>
          <style:tab-stop style:position="2.117cm" style:type="right"/>
          <style:tab-stop style:position="2.242cm"/>
          <style:tab-stop style:position="4.189cm"/>
        </style:tab-stops>
        <style:drop-cap/>
      </style:paragraph-properties>
      <style:text-properties officeooo:paragraph-rsid="0047482b" fo:hyphenate="false" fo:hyphenation-remain-char-count="2" fo:hyphenation-push-char-count="2" loext:hyphenation-no-caps="false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style:line-height-at-least="0.7cm" fo:text-align="start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53cm"/>
          <style:tab-stop style:position="2.117cm" style:type="right"/>
          <style:tab-stop style:position="2.242cm"/>
          <style:tab-stop style:position="4.221cm"/>
        </style:tab-stops>
        <style:drop-cap/>
      </style:paragraph-properties>
      <style:text-properties officeooo:paragraph-rsid="0047482b" fo:hyphenate="false" fo:hyphenation-remain-char-count="2" fo:hyphenation-push-char-count="2" loext:hyphenation-no-caps="false"/>
    </style:style>
    <style:style style:name="P31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Bitstream Vera Sans2" fo:font-size="10pt" fo:font-style="normal" fo:font-weight="normal" officeooo:paragraph-rsid="0037882c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margin-top="0cm" fo:margin-bottom="0cm" style:contextual-spacing="false" style:line-height-at-least="0.7cm" fo:text-align="start" style:justify-single-word="false">
        <style:tab-stops>
          <style:tab-stop style:position="0.349cm"/>
          <style:tab-stop style:position="2.12cm" style:type="right"/>
          <style:tab-stop style:position="2.24cm"/>
          <style:tab-stop style:position="3.874cm"/>
        </style:tab-stops>
      </style:paragraph-properties>
      <style:text-properties fo:color="#000000" loext:opacity="100%" style:font-name="Bitstream Vera Sans2" fo:font-size="10pt" fo:font-style="normal" fo:font-weight="normal" officeooo:paragraph-rsid="0040aca5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margin-top="0cm" fo:margin-bottom="0cm" style:contextual-spacing="false" style:line-height-at-least="0.7cm" fo:text-align="start" style:justify-single-word="false">
        <style:tab-stops>
          <style:tab-stop style:position="0.349cm"/>
          <style:tab-stop style:position="2.12cm" style:type="right"/>
          <style:tab-stop style:position="2.24cm"/>
          <style:tab-stop style:position="3.874cm"/>
        </style:tab-stops>
      </style:paragraph-properties>
      <style:text-properties fo:color="#000000" loext:opacity="100%" style:font-name="Bitstream Vera Sans2" fo:font-size="10pt" fo:font-style="normal" fo:font-weight="normal" officeooo:paragraph-rsid="0047482b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top="0cm" fo:margin-bottom="0cm" style:contextual-spacing="false" style:line-height-at-least="0.7cm" fo:text-align="start" style:justify-single-word="false">
        <style:tab-stops>
          <style:tab-stop style:position="0.353cm"/>
          <style:tab-stop style:position="2.117cm" style:type="right"/>
          <style:tab-stop style:position="2.242cm"/>
          <style:tab-stop style:position="4.221cm"/>
        </style:tab-stops>
      </style:paragraph-properties>
      <style:text-properties fo:color="#000000" loext:opacity="100%" style:font-name="Bitstream Vera Sans2" fo:font-size="10pt" fo:font-style="normal" fo:font-weight="normal" officeooo:paragraph-rsid="0047482b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margin-top="0cm" fo:margin-bottom="0cm" style:contextual-spacing="false" style:line-height-at-least="0.7cm" fo:text-align="start" style:justify-single-word="false">
        <style:tab-stops>
          <style:tab-stop style:position="0.353cm"/>
          <style:tab-stop style:position="2.117cm" style:type="right"/>
          <style:tab-stop style:position="2.242cm"/>
          <style:tab-stop style:position="4.189cm"/>
        </style:tab-stops>
      </style:paragraph-properties>
      <style:text-properties fo:color="#000000" loext:opacity="100%" style:font-name="Bitstream Vera Sans2" fo:font-size="10pt" fo:font-style="normal" fo:font-weight="normal" officeooo:paragraph-rsid="0047482b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Bitstream Vera Sans2" fo:font-size="10pt" fo:font-style="normal" fo:font-weight="normal" officeooo:rsid="002988cb" officeooo:paragraph-rsid="0037882c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037882c"/>
    </style:style>
    <style:style style:name="P38" style:family="paragraph" style:parent-style-name="Table_20_Contents">
      <style:paragraph-properties fo:margin-top="0cm" fo:margin-bottom="0cm" style:contextual-spacing="false" style:line-height-at-least="0.7cm" fo:text-align="start" style:justify-single-word="false">
        <style:tab-stops>
          <style:tab-stop style:position="0.349cm"/>
          <style:tab-stop style:position="2.12cm" style:type="right"/>
          <style:tab-stop style:position="2.24cm"/>
          <style:tab-stop style:position="3.874cm"/>
        </style:tab-stops>
      </style:paragraph-properties>
      <style:text-properties officeooo:paragraph-rsid="0047482b"/>
    </style:style>
    <style:style style:name="P39" style:family="paragraph" style:parent-style-name="Table_20_Contents">
      <style:paragraph-properties fo:margin-top="0cm" fo:margin-bottom="0cm" style:contextual-spacing="false" style:line-height-at-least="0.7cm" fo:text-align="start" style:justify-single-word="false">
        <style:tab-stops>
          <style:tab-stop style:position="0.353cm"/>
          <style:tab-stop style:position="2.117cm" style:type="right"/>
          <style:tab-stop style:position="2.242cm"/>
          <style:tab-stop style:position="4.189cm"/>
        </style:tab-stops>
      </style:paragraph-properties>
      <style:text-properties officeooo:paragraph-rsid="0047482b"/>
    </style:style>
    <style:style style:name="P40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41" style:family="paragraph" style:parent-style-name="Table_20_Contents">
      <style:paragraph-properties fo:margin-top="0cm" fo:margin-bottom="0cm" style:contextual-spacing="false" fo:text-align="center" style:justify-single-word="false" fo:padding="0.101cm" fo:border="none">
        <style:tab-stops/>
      </style:paragraph-properties>
      <style:text-properties fo:color="#000000" loext:opacity="100%" style:font-name="Bitstream Vera Sans2" fo:font-size="9pt" fo:font-style="normal" fo:font-weight="normal" officeooo:paragraph-rsid="0026cc5c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Table_20_Contents">
      <loext:graphic-properties draw:fill="none" draw:fill-color="#ffffff" draw:opacity="100%"/>
      <style:paragraph-properties fo:margin-top="0cm" fo:margin-bottom="0cm" style:contextual-spacing="false" fo:text-align="center" style:justify-single-word="false" fo:background-color="transparent" fo:padding="0.101cm" fo:border="none">
        <style:tab-stops/>
      </style:paragraph-properties>
      <style:text-properties fo:color="#000000" loext:opacity="100%" style:font-name="Bitstream Vera Sans2" fo:font-size="9pt" fo:font-style="normal" fo:font-weight="normal" officeooo:paragraph-rsid="0026cc5c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Table_20_Contents">
      <style:paragraph-properties fo:margin-top="0cm" fo:margin-bottom="0cm" style:contextual-spacing="false" fo:text-align="center" style:justify-single-word="false" fo:padding="0.101cm" fo:border="none">
        <style:tab-stops/>
      </style:paragraph-properties>
      <style:text-properties fo:color="#000000" loext:opacity="100%" style:font-name="Bitstream Vera Sans2" fo:font-size="9pt" fo:font-style="normal" fo:font-weight="normal" officeooo:paragraph-rsid="00406708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padding="0.101cm" fo:border="none">
        <style:tab-stops/>
      </style:paragraph-properties>
      <style:text-properties style:use-window-font-color="true" loext:opacity="0%" style:font-name="Bitstream Vera Sans" fo:font-size="9pt" fo:font-style="normal" fo:font-weight="bold" officeooo:paragraph-rsid="0048f99a" style:font-size-asian="9pt" style:font-style-asian="normal" style:font-weight-asian="bold" style:font-size-complex="9pt" style:font-style-complex="normal" style:font-weight-complex="bold"/>
    </style:style>
    <style:style style:name="P45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 fo:padding="0.101cm" fo:border="none">
        <style:tab-stops/>
      </style:paragraph-properties>
      <style:text-properties fo:color="#000000" loext:opacity="100%" style:font-name="Bitstream Vera Sans2" fo:font-size="10pt" fo:font-style="normal" fo:font-weight="normal" officeooo:rsid="004a9eb6" officeooo:paragraph-rsid="004a9eb6" fo:background-color="#ffff00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 fo:padding="0.101cm" fo:border="none">
        <style:tab-stops/>
      </style:paragraph-properties>
      <style:text-properties fo:color="#000000" loext:opacity="100%" style:font-name="Bitstream Vera Sans2" fo:font-size="10pt" fo:font-style="normal" fo:font-weight="normal" officeooo:paragraph-rsid="0026cc5c" fo:background-color="#ffff00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Heading">
      <style:paragraph-properties fo:margin-top="0cm" fo:margin-bottom="0cm" style:contextual-spacing="false" fo:text-align="center" style:justify-single-word="false"/>
      <style:text-properties fo:color="#000000" loext:opacity="100%" style:font-name="OpenSymbol2" fo:font-size="12pt" fo:font-style="normal" style:text-underline-style="none" fo:font-weight="bold" officeooo:rsid="0034793f" officeooo:paragraph-rsid="00475a90" style:font-name-asian="OpenSymbol2" style:font-size-asian="12pt" style:font-style-asian="normal" style:font-weight-asian="bold" style:font-name-complex="OpenSymbol2" style:font-size-complex="12pt" style:font-style-complex="normal" style:font-weight-complex="bold"/>
    </style:style>
    <style:style style:name="P48" style:family="paragraph" style:parent-style-name="Table_20_Heading">
      <style:paragraph-properties fo:margin-top="0cm" fo:margin-bottom="0cm" style:contextual-spacing="false" fo:text-align="center" style:justify-single-word="false"/>
      <style:text-properties fo:color="#000000" loext:opacity="100%" style:font-name="OpenSymbol2" fo:font-size="12pt" fo:font-style="normal" style:text-underline-style="none" fo:font-weight="bold" officeooo:rsid="0034793f" officeooo:paragraph-rsid="00475a90" style:font-name-asian="OpenSymbol2" style:font-size-asian="12pt" style:font-style-asian="normal" style:font-weight-asian="bold" style:font-name-complex="OpenSymbol2" style:font-size-complex="12pt" style:font-style-complex="normal" style:font-weight-complex="bold" style:text-rotation-angle="270" style:text-rotation-scale="line-height"/>
    </style:style>
    <style:style style:name="P49" style:family="paragraph" style:parent-style-name="_5f_Paragraphe_20_livret_20_">
      <style:paragraph-properties fo:margin-top="0cm" fo:margin-bottom="0cm" style:contextual-spacing="false" fo:line-height="100%" fo:text-align="center" style:justify-single-word="false">
        <style:tab-stops/>
      </style:paragraph-properties>
      <style:text-properties fo:color="#000000" loext:opacity="100%" style:font-name="Bitstream Vera Sans2" fo:font-size="10pt" fo:font-style="normal" fo:font-weight="normal" officeooo:paragraph-rsid="004a9eb6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Bitstream Vera Sans2" fo:font-size="10pt" fo:font-style="normal" fo:font-weight="normal" fo:background-color="#ffff00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</style:style>
    <style:style style:name="P52" style:family="paragraph" style:parent-style-name="Standard">
      <style:paragraph-properties fo:margin-top="0.199cm" fo:margin-bottom="0cm" style:contextual-spacing="false"/>
      <style:text-properties officeooo:paragraph-rsid="002ba23c"/>
    </style:style>
    <style:style style:name="P53" style:family="paragraph" style:parent-style-name="Standard">
      <style:paragraph-properties fo:margin-top="0.101cm" fo:margin-bottom="0cm" style:contextual-spacing="false"/>
      <style:text-properties style:font-name="Bitstream Vera Sans2" fo:font-size="10pt" fo:font-weight="bold" officeooo:paragraph-rsid="001a7e98" style:font-name-asian="Times New Roman" style:font-size-asian="10pt" style:font-weight-asian="bold" style:font-name-complex="Times New Roman" style:font-size-complex="10pt" style:font-weight-complex="bold"/>
    </style:style>
    <style:style style:name="P54" style:family="paragraph" style:parent-style-name="Standard">
      <style:paragraph-properties fo:margin-top="0.101cm" fo:margin-bottom="0cm" style:contextual-spacing="false"/>
      <style:text-properties style:font-name="Bitstream Vera Sans2" fo:font-size="10pt" officeooo:paragraph-rsid="001a7e98" style:font-size-asian="10pt" style:font-size-complex="10pt"/>
    </style:style>
    <style:style style:name="P55" style:family="paragraph" style:parent-style-name="Standard">
      <style:paragraph-properties fo:margin-top="0.101cm" fo:margin-bottom="0cm" style:contextual-spacing="false"/>
      <style:text-properties style:font-name="Bitstream Vera Sans2" fo:font-size="10pt" officeooo:paragraph-rsid="002ba23c" style:font-size-asian="10pt" style:font-size-complex="10pt"/>
    </style:style>
    <style:style style:name="P56" style:family="paragraph" style:parent-style-name="Standard">
      <style:paragraph-properties fo:margin-top="0.101cm" fo:margin-bottom="0cm" style:contextual-spacing="false"/>
      <style:text-properties style:font-name="Bitstream Vera Sans2" fo:font-size="10pt" officeooo:paragraph-rsid="001e1aaa" style:font-size-asian="10pt" style:font-size-complex="10pt"/>
    </style:style>
    <style:style style:name="P57" style:family="paragraph" style:parent-style-name="Standard">
      <style:paragraph-properties fo:margin-top="0.101cm" fo:margin-bottom="0cm" style:contextual-spacing="false"/>
      <style:text-properties style:font-name="Bitstream Vera Sans2" fo:font-size="10pt" fo:font-weight="normal" officeooo:paragraph-rsid="001a7e98" style:font-name-asian="Times New Roman" style:font-size-asian="10pt" style:font-weight-asian="normal" style:font-name-complex="Times New Roman" style:font-size-complex="10pt" style:font-weight-complex="normal"/>
    </style:style>
    <style:style style:name="P58" style:family="paragraph" style:parent-style-name="Standard">
      <style:paragraph-properties fo:margin-top="0.101cm" fo:margin-bottom="0cm" style:contextual-spacing="false"/>
      <style:text-properties style:use-window-font-color="true" loext:opacity="0%" style:font-name="Bitstream Vera Sans2" fo:font-size="10pt" fo:font-weight="normal" officeooo:paragraph-rsid="001a7e98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top="0.101cm" fo:margin-bottom="0cm" style:contextual-spacing="false" style:shadow="none"/>
      <style:text-properties style:font-name="Bitstream Vera Sans6" fo:font-size="10pt" officeooo:paragraph-rsid="001e1aaa" style:font-size-asian="10pt" style:font-size-complex="10pt"/>
    </style:style>
    <style:style style:name="P60" style:family="paragraph" style:parent-style-name="Table_20_Contents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2" fo:font-size="10pt" fo:font-style="normal" style:text-underline-style="none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margin-top="0.199cm" fo:margin-bottom="0.199cm" style:contextual-spacing="false" fo:text-align="start" style:justify-single-word="false"/>
      <style:text-properties fo:color="#000000" loext:opacity="100%" style:font-name="Bitstream Vera Sans2" fo:font-size="10pt" fo:font-style="normal" style:text-underline-style="none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2" fo:font-size="10pt" fo:font-style="normal" style:text-underline-style="none" fo:font-weight="bold" officeooo:paragraph-rsid="00258cb5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Table_20_Contents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2" fo:font-size="10pt" fo:font-style="normal" fo:font-weight="normal" officeooo:paragraph-rsid="0037882c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2" fo:font-size="10pt" fo:font-style="normal" fo:font-weight="normal" officeooo:paragraph-rsid="0040e8bf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margin-top="0.199cm" fo:margin-bottom="0.199cm" style:contextual-spacing="false" fo:text-align="start" style:justify-single-word="false"/>
      <style:text-properties fo:color="#000000" loext:opacity="100%" style:text-underline-style="none" fo:font-weight="normal" officeooo:paragraph-rsid="0040e8bf" style:font-weight-asian="normal" style:font-weight-complex="normal"/>
    </style:style>
    <style:style style:name="P66" style:family="paragraph" style:parent-style-name="Table_20_Contents">
      <style:paragraph-properties fo:margin-top="0.199cm" fo:margin-bottom="0.199cm" style:contextual-spacing="false" fo:text-align="center" style:justify-single-word="false"/>
      <style:text-properties officeooo:paragraph-rsid="0037882c"/>
    </style:style>
    <style:style style:name="P67" style:family="paragraph" style:parent-style-name="Table_20_Heading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2" fo:font-size="10pt" fo:font-style="normal" style:text-underline-style="none" fo:font-weight="normal" officeooo:paragraph-rsid="0040e8bf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Heading">
      <style:paragraph-properties fo:margin-top="0.199cm" fo:margin-bottom="0.199cm" style:contextual-spacing="false" fo:text-align="start" style:justify-single-word="false"/>
      <style:text-properties fo:color="#000000" loext:opacity="100%" style:font-name="Bitstream Vera Sans2" fo:font-size="10pt" fo:font-style="normal" style:text-underline-style="none" fo:font-weight="normal" officeooo:paragraph-rsid="0040e8bf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FILET_5f_POINTILLES">
      <style:text-properties officeooo:paragraph-rsid="0034d213"/>
    </style:style>
    <style:style style:name="P70" style:family="paragraph" style:parent-style-name="FILET_5f_POINTILLES">
      <style:text-properties officeooo:paragraph-rsid="0050c936"/>
    </style:style>
    <style:style style:name="P71" style:family="paragraph" style:parent-style-name="FILET_5f_POINTILLES">
      <style:text-properties fo:color="#000000" loext:opacity="100%" officeooo:rsid="0050c936" officeooo:paragraph-rsid="0050c936" fo:background-color="#ffff00"/>
    </style:style>
    <style:style style:name="P72" style:family="paragraph" style:parent-style-name="FILET_5f_POINTILLES">
      <style:text-properties officeooo:paragraph-rsid="00543bf7"/>
    </style:style>
    <style:style style:name="P73" style:family="paragraph" style:parent-style-name="Table_20_Contents">
      <style:paragraph-properties fo:margin-top="0.101cm" fo:margin-bottom="0.199cm" style:contextual-spacing="false" fo:text-align="center" style:justify-single-word="false"/>
      <style:text-properties officeooo:paragraph-rsid="0040e8bf"/>
    </style:style>
    <style:style style:name="P74" style:family="paragraph" style:parent-style-name="Table_20_Contents">
      <style:paragraph-properties fo:margin-top="0.101cm" fo:margin-bottom="0.199cm" style:contextual-spacing="false" fo:text-align="center" style:justify-single-word="false"/>
      <style:text-properties fo:color="#000000" loext:opacity="100%" style:font-name="Bitstream Vera Sans2" fo:font-size="10pt" fo:font-style="normal" style:text-underline-style="none" fo:font-weight="normal" officeooo:paragraph-rsid="0040e8bf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_5f_Paragraphe_20_livret">
      <style:paragraph-properties fo:margin-top="0.25cm" fo:margin-bottom="0.101cm" style:contextual-spacing="false"/>
    </style:style>
    <style:style style:name="P76" style:family="paragraph" style:parent-style-name="_5f_Paragraphe_20_livret_20_">
      <style:paragraph-properties fo:text-align="start" style:justify-single-word="false"/>
    </style:style>
    <style:style style:name="P77" style:family="paragraph" style:parent-style-name="_5f_Paragraphe_20_livret">
      <style:paragraph-properties fo:margin-top="0.3cm" fo:margin-bottom="0.3cm" style:contextual-spacing="false" fo:text-align="center" style:justify-single-word="false"/>
      <style:text-properties fo:font-style="italic" style:font-style-asian="italic" style:font-style-complex="italic"/>
    </style:style>
    <style:style style:name="P78" style:family="paragraph" style:parent-style-name="Table_20_Heading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2" fo:font-size="10pt" fo:font-style="normal" style:text-underline-style="none" fo:font-weight="normal" officeooo:rsid="004d3de5" officeooo:paragraph-rsid="0055ed1e" fo:background-color="#ffff00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Heading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2" fo:font-size="10pt" fo:font-style="normal" fo:font-weight="normal" officeooo:paragraph-rsid="0055ed1e" fo:background-color="#ffff00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Heading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2" fo:font-size="9pt" fo:font-style="normal" fo:font-weight="normal" officeooo:paragraph-rsid="0037882c" style:font-size-asian="9pt" style:font-style-asian="normal" style:font-weight-asian="normal" style:font-size-complex="9pt" style:font-style-complex="normal" style:font-weight-complex="normal"/>
    </style:style>
    <style:style style:name="P81" style:family="paragraph" style:parent-style-name="Table_20_Heading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2" fo:font-size="9pt" fo:font-style="normal" fo:font-weight="normal" officeooo:paragraph-rsid="0037882c" fo:background-color="#ffff00" style:font-size-asian="9pt" style:font-style-asian="normal" style:font-weight-asian="normal" style:font-size-complex="9pt" style:font-style-complex="normal" style:font-weight-complex="normal"/>
    </style:style>
    <style:style style:name="P82" style:family="paragraph" style:parent-style-name="Exo_5f_Num" style:list-style-name="Num_5f_Exo"/>
    <style:style style:name="P83" style:family="paragraph" style:parent-style-name="Exo_5f_Num" style:list-style-name="Num_5f_Exo">
      <style:text-properties officeooo:paragraph-rsid="0042277a"/>
    </style:style>
    <style:style style:name="P84" style:family="paragraph" style:parent-style-name="Exo_5f_Num" style:list-style-name="" style:master-page-name="_5f_Fiche_20_éditeur_20_série_20_2_20_une_20_colonne_20_impaire_20__28_G_29_">
      <style:paragraph-properties fo:margin-top="0cm" fo:margin-bottom="0.101cm" style:contextual-spacing="false" style:page-number="15" fo:break-before="auto" fo:break-after="auto"/>
    </style:style>
    <style:style style:name="P85" style:family="paragraph" style:parent-style-name="Exo_5f_Num">
      <style:paragraph-properties fo:margin-top="0.76cm" fo:margin-bottom="0.101cm" style:contextual-spacing="false"/>
    </style:style>
    <style:style style:name="P86" style:family="paragraph" style:parent-style-name="Exo_5f_Num" style:list-style-name="Num_5f_Exo">
      <style:paragraph-properties fo:margin-top="0.4cm" fo:margin-bottom="0cm" style:contextual-spacing="false"/>
      <style:text-properties officeooo:paragraph-rsid="0037882c"/>
    </style:style>
    <style:style style:name="P87" style:family="paragraph" style:parent-style-name="Exo_5f_Num">
      <style:paragraph-properties fo:margin-top="0.7cm" fo:margin-bottom="0cm" style:contextual-spacing="false"/>
      <style:text-properties officeooo:paragraph-rsid="0037882c"/>
    </style:style>
    <style:style style:name="P88" style:family="paragraph" style:parent-style-name="Exo_5f_Num">
      <style:paragraph-properties fo:margin-top="0.7cm" fo:margin-bottom="0.101cm" style:contextual-spacing="false"/>
    </style:style>
    <style:style style:name="P89" style:family="paragraph" style:parent-style-name="Exo_5f_Num">
      <style:paragraph-properties fo:margin-top="0.7cm" fo:margin-bottom="0.101cm" style:contextual-spacing="false">
        <style:tab-stops/>
      </style:paragraph-properties>
      <style:text-properties officeooo:paragraph-rsid="002247ed"/>
    </style:style>
    <style:style style:name="P90" style:family="paragraph" style:parent-style-name="FILET_5f_POINTILLES">
      <style:text-properties officeooo:paragraph-rsid="0055ed1e"/>
    </style:style>
    <style:style style:name="P91" style:family="paragraph" style:parent-style-name="FILET_5f_POINTILLES">
      <style:text-properties fo:color="#000000" loext:opacity="100%" officeooo:rsid="0050c936" officeooo:paragraph-rsid="0055ed1e" fo:background-color="#ffff00"/>
    </style:style>
    <style:style style:name="P92" style:family="paragraph" style:parent-style-name="FILET_5f_POINTILLES">
      <style:text-properties fo:color="#000000" loext:opacity="100%" fo:font-style="normal" officeooo:rsid="0050c936" officeooo:paragraph-rsid="0055ed1e" fo:background-color="#ffff00" style:font-style-asian="normal" style:font-style-complex="normal"/>
    </style:style>
    <style:style style:name="P93" style:family="paragraph" style:parent-style-name="FILET_5f_POINTILLES">
      <style:paragraph-properties fo:margin-left="0cm" fo:margin-right="0cm" fo:margin-top="0cm" fo:margin-bottom="0cm" style:contextual-spacing="false" style:line-height-at-least="0.7cm" fo:text-align="start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7.5cm" style:type="right" style:leader-style="dotted" style:leader-text="."/>
          <style:tab-stop style:position="10.5cm" style:type="right" style:leader-style="dotted" style:leader-text="."/>
        </style:tab-stops>
        <style:drop-cap/>
      </style:paragraph-properties>
      <style:text-properties officeooo:paragraph-rsid="0055ed1e" fo:hyphenate="false" fo:hyphenation-remain-char-count="2" fo:hyphenation-push-char-count="2" loext:hyphenation-no-caps="false"/>
    </style:style>
    <style:style style:name="P94" style:family="paragraph" style:parent-style-name="Table_20_Contents" style:list-style-name="liste_5f_abc">
      <style:paragraph-properties fo:margin-top="0cm" fo:margin-bottom="0cm" style:contextual-spacing="false" style:line-height-at-least="0.7cm" fo:text-align="start" style:justify-single-word="false">
        <style:tab-stops>
          <style:tab-stop style:position="0.349cm"/>
          <style:tab-stop style:position="2.12cm" style:type="right"/>
          <style:tab-stop style:position="2.24cm"/>
          <style:tab-stop style:position="3.874cm"/>
        </style:tab-stops>
      </style:paragraph-properties>
      <style:text-properties fo:color="#000000" loext:opacity="100%" style:font-name="Bitstream Vera Sans2" fo:font-size="10pt" fo:font-style="normal" fo:font-weight="normal" officeooo:rsid="0038fd4a" officeooo:paragraph-rsid="004a9eb6" style:font-size-asian="10pt" style:font-style-asian="normal" style:font-weight-asian="normal" style:font-size-complex="10pt" style:font-style-complex="normal" style:font-weight-complex="normal" style:text-scale="100%"/>
    </style:style>
    <style:style style:name="P95" style:family="paragraph" style:parent-style-name="Table_20_Contents">
      <style:paragraph-properties fo:margin-top="0cm" fo:margin-bottom="0cm" style:contextual-spacing="false" style:line-height-at-least="0.7cm" fo:text-align="start" style:justify-single-word="false">
        <style:tab-stops>
          <style:tab-stop style:position="0.349cm"/>
          <style:tab-stop style:position="2.12cm" style:type="right"/>
          <style:tab-stop style:position="2.24cm"/>
          <style:tab-stop style:position="3.874cm"/>
        </style:tab-stops>
      </style:paragraph-properties>
      <style:text-properties fo:color="#000000" loext:opacity="100%" style:font-name="Bitstream Vera Sans2" fo:font-size="10pt" fo:font-style="normal" fo:font-weight="normal" officeooo:paragraph-rsid="0055ed1e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able_20_Contents" style:list-style-name="liste_5f_abc">
      <style:paragraph-properties fo:margin-top="0cm" fo:margin-bottom="0cm" style:contextual-spacing="false" style:line-height-at-least="0.7cm" fo:text-align="start" style:justify-single-word="false">
        <style:tab-stops>
          <style:tab-stop style:position="0.349cm"/>
          <style:tab-stop style:position="2.12cm" style:type="right"/>
          <style:tab-stop style:position="2.24cm"/>
          <style:tab-stop style:position="3.874cm"/>
        </style:tab-stops>
      </style:paragraph-properties>
      <style:text-properties officeooo:paragraph-rsid="004a9eb6"/>
    </style:style>
    <style:style style:name="P97" style:family="paragraph" style:parent-style-name="Table_20_Contents" style:list-style-name="liste_5f_abc">
      <style:paragraph-properties fo:margin-top="0cm" fo:margin-bottom="0cm" style:contextual-spacing="false" style:line-height-at-least="0.7cm" fo:text-align="start" style:justify-single-word="false">
        <style:tab-stops>
          <style:tab-stop style:position="0.349cm"/>
          <style:tab-stop style:position="2.12cm" style:type="right"/>
          <style:tab-stop style:position="2.24cm"/>
          <style:tab-stop style:position="3.874cm"/>
        </style:tab-stops>
      </style:paragraph-properties>
      <style:text-properties officeooo:paragraph-rsid="004b4600"/>
    </style:style>
    <style:style style:name="P98" style:family="paragraph" style:parent-style-name="Table_20_Contents" style:list-style-name="liste_5f_abc">
      <style:paragraph-properties fo:margin-top="0cm" fo:margin-bottom="0cm" style:contextual-spacing="false" style:line-height-at-least="0.7cm" fo:text-align="start" style:justify-single-word="false">
        <style:tab-stops>
          <style:tab-stop style:position="0.349cm"/>
          <style:tab-stop style:position="2.12cm" style:type="right"/>
          <style:tab-stop style:position="2.24cm"/>
          <style:tab-stop style:position="3.874cm"/>
        </style:tab-stops>
      </style:paragraph-properties>
      <style:text-properties officeooo:paragraph-rsid="0055ed1e"/>
    </style:style>
    <style:style style:name="P99" style:family="paragraph" style:parent-style-name="Table_20_Contents">
      <style:paragraph-properties fo:margin-top="0cm" fo:margin-bottom="0cm" style:contextual-spacing="false" style:line-height-at-least="0.7cm" fo:text-align="start" style:justify-single-word="false">
        <style:tab-stops>
          <style:tab-stop style:position="0.349cm"/>
          <style:tab-stop style:position="2.12cm" style:type="right"/>
          <style:tab-stop style:position="2.24cm"/>
          <style:tab-stop style:position="3.874cm"/>
        </style:tab-stops>
      </style:paragraph-properties>
      <style:text-properties officeooo:paragraph-rsid="0055ed1e"/>
    </style:style>
    <style:style style:name="P100" style:family="paragraph" style:parent-style-name="Table_20_Contents" style:list-style-name="liste_5f_abc">
      <style:paragraph-properties fo:margin-top="0cm" fo:margin-bottom="0cm" style:contextual-spacing="false" style:line-height-at-least="0.7cm" fo:text-align="start" style:justify-single-word="false">
        <style:tab-stops>
          <style:tab-stop style:position="0.499cm"/>
          <style:tab-stop style:position="2.12cm" style:type="right"/>
          <style:tab-stop style:position="2.24cm"/>
          <style:tab-stop style:position="3.874cm"/>
        </style:tab-stops>
      </style:paragraph-properties>
      <style:text-properties officeooo:paragraph-rsid="004b4600"/>
    </style:style>
    <style:style style:name="P101" style:family="paragraph" style:parent-style-name="Table_20_Contents">
      <style:paragraph-properties fo:margin-top="0cm" fo:margin-bottom="0cm" style:contextual-spacing="false" style:line-height-at-least="0.7cm" fo:text-align="start" style:justify-single-word="false">
        <style:tab-stops>
          <style:tab-stop style:position="0.353cm"/>
          <style:tab-stop style:position="2.117cm" style:type="right"/>
          <style:tab-stop style:position="2.242cm"/>
          <style:tab-stop style:position="4.221cm"/>
        </style:tab-stops>
      </style:paragraph-properties>
      <style:text-properties officeooo:paragraph-rsid="0055ed1e"/>
    </style:style>
    <style:style style:name="P102" style:family="paragraph" style:parent-style-name="Table_20_Contents">
      <style:paragraph-properties fo:margin-top="0cm" fo:margin-bottom="0cm" style:contextual-spacing="false" style:line-height-at-least="0.7cm" fo:text-align="start" style:justify-single-word="false">
        <style:tab-stops>
          <style:tab-stop style:position="0.353cm"/>
          <style:tab-stop style:position="2.117cm" style:type="right"/>
          <style:tab-stop style:position="2.242cm"/>
          <style:tab-stop style:position="4.189cm"/>
        </style:tab-stops>
      </style:paragraph-properties>
      <style:text-properties officeooo:paragraph-rsid="0055ed1e"/>
    </style:style>
    <style:style style:name="P10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style:register-true="false" fo:text-indent="0cm" style:auto-text-indent="false" fo:break-before="auto" fo:break-after="auto" fo:padding="0cm" fo:border="none" text:number-lines="false" text:line-number="0">
        <style:tab-stops/>
        <style:drop-cap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officeooo:paragraph-rsid="0055ed1e" style:text-underline-mode="continuous" style:text-overline-mode="continuous" style:text-line-through-mode="continuous" style:letter-kerning="false" style:text-blinking="false" fo:background-color="transparent" style:font-name-asian="Andale Sans UI" style:font-size-asian="10pt" style:language-asian="fr" style:country-asian="FR" style:font-style-asian="normal" style:font-weight-asian="normal" style:font-name-complex="Tahoma2" style:font-size-complex="10pt" style:language-complex="fr" style:country-complex="FR" style:font-style-complex="normal" style:font-weight-complex="normal" style:text-rotation-angle="0" style:text-rotation-scale="line-height" style:text-emphasize="none" style:text-combine="none" style:text-scale="100%" style:font-relief="none" fo:hyphenate="false" fo:hyphenation-remain-char-count="2" fo:hyphenation-push-char-count="2" loext:hyphenation-no-caps="false"/>
    </style:style>
    <style:style style:name="P10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style:register-true="false" fo:text-indent="0cm" style:auto-text-indent="false" fo:break-before="auto" fo:break-after="auto" fo:padding="0cm" fo:border="none" text:number-lines="false" text:line-number="0">
        <style:tab-stops/>
        <style:drop-cap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officeooo:paragraph-rsid="0055ed1e" style:text-underline-mode="continuous" style:text-overline-mode="continuous" style:text-line-through-mode="continuous" style:letter-kerning="false" style:text-blinking="false" fo:background-color="transparent" style:font-name-asian="Andale Sans UI" style:font-size-asian="10pt" style:language-asian="fr" style:country-asian="FR" style:font-style-asian="normal" style:font-weight-asian="normal" style:font-name-complex="Tahoma2" style:font-size-complex="10pt" style:language-complex="fr" style:country-complex="FR" style:font-style-complex="normal" style:font-weight-complex="normal" style:text-rotation-angle="0" style:text-rotation-scale="line-height" style:text-emphasize="none" style:text-combine="none" style:text-scale="100%" style:font-relief="none" fo:hyphenate="false" fo:hyphenation-remain-char-count="2" fo:hyphenation-push-char-count="2" loext:hyphenation-no-caps="false"/>
    </style:style>
    <style:style style:name="P105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style:register-true="false" fo:text-indent="0cm" style:auto-text-indent="false" fo:padding="0cm" fo:border="none" text:number-lines="false" text:line-number="0">
        <style:tab-stops/>
        <style:drop-cap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2" fo:font-size="9pt" fo:letter-spacing="normal" fo:language="fr" fo:country="FR" fo:font-style="normal" fo:text-shadow="none" style:text-underline-style="none" fo:font-weight="normal" officeooo:paragraph-rsid="0055ed1e" style:text-underline-mode="continuous" style:text-overline-mode="continuous" style:text-line-through-mode="continuous" style:letter-kerning="false" style:text-blinking="false" fo:background-color="transparent" style:font-name-asian="Andale Sans UI" style:font-size-asian="9pt" style:language-asian="fr" style:country-asian="FR" style:font-style-asian="normal" style:font-weight-asian="normal" style:font-name-complex="Tahoma2" style:font-size-complex="9pt" style:language-complex="fr" style:country-complex="FR" style:font-style-complex="normal" style:font-weight-complex="normal" style:text-rotation-angle="0" style:text-rotation-scale="line-height" style:text-emphasize="none" style:text-combine="none" style:text-scale="100%" style:font-relief="none" fo:hyphenate="false" fo:hyphenation-remain-char-count="2" fo:hyphenation-push-char-count="2" loext:hyphenation-no-caps="false"/>
    </style:style>
    <style:style style:name="P106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style:register-true="false" fo:text-indent="0cm" style:auto-text-indent="false" fo:padding="0cm" fo:border="none" text:number-lines="false" text:line-number="0">
        <style:tab-stops/>
        <style:drop-cap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officeooo:paragraph-rsid="0055ed1e" style:text-underline-mode="continuous" style:text-overline-mode="continuous" style:text-line-through-mode="continuous" style:letter-kerning="false" style:text-blinking="false" fo:background-color="transparent" style:font-name-asian="Andale Sans UI" style:font-size-asian="10pt" style:language-asian="fr" style:country-asian="FR" style:font-style-asian="normal" style:font-weight-asian="normal" style:font-name-complex="Tahoma2" style:font-size-complex="10pt" style:language-complex="fr" style:country-complex="FR" style:font-style-complex="normal" style:font-weight-complex="normal" style:text-rotation-angle="0" style:text-rotation-scale="line-height" style:text-emphasize="none" style:text-combine="none" style:text-scale="100%" style:font-relief="none" fo:hyphenate="false" fo:hyphenation-remain-char-count="2" fo:hyphenation-push-char-count="2" loext:hyphenation-no-caps="false"/>
    </style:style>
    <style:style style:name="P107" style:family="paragraph" style:parent-style-name="Table_20_Contents">
      <style:paragraph-properties fo:margin-left="0cm" fo:margin-right="0cm" fo:margin-top="0cm" fo:margin-bottom="0cm" style:contextual-spacing="false" style:line-height-at-least="0.7cm" fo:text-align="start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2.12cm" style:type="right"/>
          <style:tab-stop style:position="2.24cm"/>
          <style:tab-stop style:position="3.874cm"/>
        </style:tab-stops>
        <style:drop-cap/>
      </style:paragraph-properties>
      <style:text-properties officeooo:paragraph-rsid="0055ed1e" fo:hyphenate="false" fo:hyphenation-remain-char-count="2" fo:hyphenation-push-char-count="2" loext:hyphenation-no-caps="false"/>
    </style:style>
    <style:style style:name="P108" style:family="paragraph" style:parent-style-name="Table_20_Contents">
      <style:paragraph-properties fo:margin-left="0cm" fo:margin-right="0cm" fo:margin-top="0cm" fo:margin-bottom="0cm" style:contextual-spacing="false" style:line-height-at-least="0.7cm" fo:text-align="start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53cm"/>
          <style:tab-stop style:position="2.117cm" style:type="right"/>
          <style:tab-stop style:position="2.242cm"/>
          <style:tab-stop style:position="4.221cm"/>
        </style:tab-stops>
        <style:drop-cap/>
      </style:paragraph-properties>
      <style:text-properties officeooo:paragraph-rsid="0055ed1e" fo:hyphenate="false" fo:hyphenation-remain-char-count="2" fo:hyphenation-push-char-count="2" loext:hyphenation-no-caps="false"/>
    </style:style>
    <style:style style:name="P109" style:family="paragraph" style:parent-style-name="Table_20_Contents">
      <style:paragraph-properties fo:margin-left="0cm" fo:margin-right="0cm" fo:margin-top="0cm" fo:margin-bottom="0cm" style:contextual-spacing="false" style:line-height-at-least="0.7cm" fo:text-align="start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53cm"/>
          <style:tab-stop style:position="2.117cm" style:type="right"/>
          <style:tab-stop style:position="2.242cm"/>
          <style:tab-stop style:position="4.189cm"/>
        </style:tab-stops>
        <style:drop-cap/>
      </style:paragraph-properties>
      <style:text-properties officeooo:paragraph-rsid="0055ed1e" fo:hyphenate="false" fo:hyphenation-remain-char-count="2" fo:hyphenation-push-char-count="2" loext:hyphenation-no-caps="false"/>
    </style:style>
    <style:style style:name="P110" style:family="paragraph" style:parent-style-name="Table_20_Contents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2" fo:font-size="10pt" fo:font-style="normal" style:text-underline-style="none" fo:font-weight="normal" officeooo:rsid="004d3de5" officeooo:paragraph-rsid="0055ed1e" fo:background-color="#ffff00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Table_20_Contents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2" fo:font-size="10pt" fo:font-style="normal" fo:font-weight="normal" officeooo:paragraph-rsid="0055ed1e" fo:background-color="#ffff00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Table_20_Contents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2" fo:font-size="9pt" fo:font-style="normal" fo:font-weight="normal" officeooo:paragraph-rsid="0037882c" style:font-size-asian="9pt" style:font-style-asian="normal" style:font-weight-asian="normal" style:font-size-complex="9pt" style:font-style-complex="normal" style:font-weight-complex="normal"/>
    </style:style>
    <style:style style:name="P113" style:family="paragraph" style:parent-style-name="Table_20_Contents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2" fo:font-size="9pt" fo:font-style="normal" fo:font-weight="normal" officeooo:paragraph-rsid="0037882c" fo:background-color="#ffff00" style:font-size-asian="9pt" style:font-style-asian="normal" style:font-weight-asian="normal" style:font-size-complex="9pt" style:font-style-complex="normal" style:font-weight-complex="normal"/>
    </style:style>
    <style:style style:name="P114" style:family="paragraph" style:parent-style-name="Table_20_Contents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2" fo:font-size="9pt" fo:font-style="normal" fo:font-weight="normal" officeooo:rsid="004d3de5" officeooo:paragraph-rsid="004d3de5" fo:background-color="#ffff00" style:font-size-asian="9pt" style:font-style-asian="normal" style:font-weight-asian="normal" style:font-size-complex="9pt" style:font-style-complex="normal" style:font-weight-complex="normal"/>
    </style:style>
    <style:style style:name="P115" style:family="paragraph" style:parent-style-name="_5f_Paragraphe_20_livret_20_">
      <style:paragraph-properties fo:margin-top="0cm" fo:margin-bottom="0cm" style:contextual-spacing="false" fo:line-height="100%" fo:text-align="center" style:justify-single-word="false">
        <style:tab-stops/>
      </style:paragraph-properties>
      <style:text-properties fo:color="#000000" loext:opacity="100%" style:font-name="Bitstream Vera Sans2" fo:font-size="10pt" fo:font-style="normal" fo:font-weight="normal" officeooo:paragraph-rsid="0055ed1e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_5f_Paragraphe_20_livret_20_">
      <style:paragraph-properties fo:margin-top="0cm" fo:margin-bottom="0cm" style:contextual-spacing="false" fo:line-height="100%" fo:text-align="center" style:justify-single-word="false">
        <style:tab-stops/>
      </style:paragraph-properties>
      <style:text-properties officeooo:paragraph-rsid="0055ed1e"/>
    </style:style>
    <style:style style:name="P117" style:family="paragraph" style:parent-style-name="_5f_Paragraphe_20_livret_20_réponse_20_élève" style:list-style-name="liste_5f_abc">
      <style:text-properties officeooo:paragraph-rsid="004de9c2"/>
    </style:style>
    <style:style style:name="P118" style:family="paragraph" style:parent-style-name="_5f_Paragraphe_20_livret_20_réponse_20_élève" style:list-style-name="liste_5f_abc">
      <style:text-properties officeooo:paragraph-rsid="0055ed1e"/>
    </style:style>
    <style:style style:name="P119" style:family="paragraph" style:parent-style-name="_5f_Paragraphe_20_livret_20_réponse_20_élève" style:list-style-name="liste_5f_abc">
      <style:paragraph-properties fo:text-align="start" style:justify-single-word="false">
        <style:tab-stops>
          <style:tab-stop style:position="0.503cm"/>
        </style:tab-stops>
      </style:paragraph-properties>
      <style:text-properties officeooo:paragraph-rsid="0055ed1e"/>
    </style:style>
    <style:style style:name="P120" style:family="paragraph" style:parent-style-name="_5f_Pied_20_de_20_page" style:list-style-name="">
      <style:paragraph-properties fo:text-align="end" style:justify-single-word="false"/>
    </style:style>
    <style:style style:name="P121" style:family="paragraph" style:parent-style-name="_5f_Pied_20_de_20_page">
      <style:paragraph-properties fo:text-align="end" style:justify-single-word="false"/>
    </style:style>
    <style:style style:name="P122" style:family="paragraph" style:parent-style-name="_5f_Pied_20_de_20_page" style:list-style-name=""/>
    <style:style style:name="P12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4" style:family="paragraph" style:parent-style-name="_5f_Titre_20_d_27_exercices_20_livret" style:list-style-name="">
      <style:paragraph-properties fo:margin-left="0cm" fo:margin-right="0cm" fo:margin-top="0cm" fo:margin-bottom="0cm" style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7.5cm" style:type="right" style:leader-style="dotted" style:leader-text="."/>
          <style:tab-stop style:position="10.5cm" style:type="right" style:leader-style="dotted" style:leader-text="."/>
        </style:tab-stops>
        <style:drop-cap/>
      </style:paragraph-properties>
      <style:text-properties fo:color="#000000" loext:opacity="100%" fo:font-style="normal" officeooo:paragraph-rsid="002247ed" style:font-style-asian="normal" style:font-style-complex="normal" fo:hyphenate="false" fo:hyphenation-remain-char-count="2" fo:hyphenation-push-char-count="2" loext:hyphenation-no-caps="false"/>
    </style:style>
    <style:style style:name="P125" style:family="paragraph" style:parent-style-name="_5f_Titre_20_d_27_exercices_20_livret" style:list-style-name="">
      <style:paragraph-properties fo:margin-left="0cm" fo:margin-right="0cm" fo:margin-top="0cm" fo:margin-bottom="0cm" style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7.5cm" style:type="right" style:leader-style="dotted" style:leader-text="."/>
          <style:tab-stop style:position="10.5cm" style:type="right" style:leader-style="dotted" style:leader-text="."/>
        </style:tab-stops>
        <style:drop-cap/>
      </style:paragraph-properties>
      <style:text-properties officeooo:paragraph-rsid="002247ed" fo:hyphenate="false" fo:hyphenation-remain-char-count="2" fo:hyphenation-push-char-count="2" loext:hyphenation-no-caps="false"/>
    </style:style>
    <style:style style:name="P126" style:family="paragraph" style:parent-style-name="_5f_Titre_20_d_27_exercices_20_livret" style:list-style-name="">
      <style:paragraph-properties fo:margin-left="0cm" fo:margin-right="0cm" fo:margin-top="0cm" fo:margin-bottom="0cm" style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7.5cm" style:type="right" style:leader-style="dotted" style:leader-text="."/>
          <style:tab-stop style:position="14cm" style:type="right" style:leader-style="dotted" style:leader-text="."/>
        </style:tab-stops>
        <style:drop-cap/>
      </style:paragraph-properties>
      <style:text-properties officeooo:paragraph-rsid="004f9fd7" fo:hyphenate="false" fo:hyphenation-remain-char-count="2" fo:hyphenation-push-char-count="2" loext:hyphenation-no-caps="false"/>
    </style:style>
    <style:style style:name="P127" style:family="paragraph" style:parent-style-name="_5f_Titre_20_d_27_exercices_20_livret" style:list-style-name="">
      <style:paragraph-properties fo:margin-left="0cm" fo:margin-right="0cm" fo:margin-top="0cm" fo:margin-bottom="0cm" style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7.5cm" style:type="right" style:leader-style="dotted" style:leader-text="."/>
          <style:tab-stop style:position="14cm" style:type="right" style:leader-style="dotted" style:leader-text="."/>
        </style:tab-stops>
        <style:drop-cap/>
      </style:paragraph-properties>
      <style:text-properties officeooo:paragraph-rsid="0040e8bf" fo:hyphenate="false" fo:hyphenation-remain-char-count="2" fo:hyphenation-push-char-count="2" loext:hyphenation-no-caps="false"/>
    </style:style>
    <style:style style:name="P128" style:family="paragraph" style:parent-style-name="_5f_Titre_20_d_27_exercices_20_livret" style:list-style-name="">
      <style:paragraph-properties fo:margin-left="0cm" fo:margin-right="0cm" fo:margin-top="0cm" fo:margin-bottom="0cm" style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7.5cm" style:type="right" style:leader-style="dotted" style:leader-text="."/>
          <style:tab-stop style:position="14cm" style:type="right" style:leader-style="dotted" style:leader-text="."/>
        </style:tab-stops>
        <style:drop-cap/>
      </style:paragraph-properties>
      <style:text-properties officeooo:paragraph-rsid="0055ed1e" fo:hyphenate="false" fo:hyphenation-remain-char-count="2" fo:hyphenation-push-char-count="2" loext:hyphenation-no-caps="false"/>
    </style:style>
    <style:style style:name="P129" style:family="paragraph" style:parent-style-name="_5f_Titre_20_d_27_exercices_20_livret" style:list-style-name="">
      <style:paragraph-properties fo:margin-left="0cm" fo:margin-right="0cm" fo:margin-top="0cm" fo:margin-bottom="0cm" style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7.5cm" style:type="right" style:leader-style="dotted" style:leader-text="."/>
          <style:tab-stop style:position="14cm" style:type="right" style:leader-style="dotted" style:leader-text="."/>
        </style:tab-stops>
        <style:drop-cap/>
      </style:paragraph-properties>
      <style:text-properties officeooo:paragraph-rsid="0055ed1e" fo:hyphenate="false" fo:hyphenation-remain-char-count="2" fo:hyphenation-push-char-count="2" loext:hyphenation-no-caps="false"/>
    </style:style>
    <style:style style:name="P130" style:family="paragraph" style:parent-style-name="_5f_Titre_20_d_27_exercices_20_livret" style:list-style-name="">
      <style:paragraph-properties fo:margin-left="0cm" fo:margin-right="0cm" fo:margin-top="0cm" fo:margin-bottom="0cm" style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7.5cm" style:type="right" style:leader-style="dotted" style:leader-text="."/>
          <style:tab-stop style:position="14cm" style:type="right" style:leader-style="dotted" style:leader-text="."/>
        </style:tab-stops>
        <style:drop-cap/>
      </style:paragraph-properties>
      <style:text-properties officeooo:paragraph-rsid="0055ed1e" fo:hyphenate="false" fo:hyphenation-remain-char-count="2" fo:hyphenation-push-char-count="2" loext:hyphenation-no-caps="false"/>
    </style:style>
    <style:style style:name="P131" style:family="paragraph" style:parent-style-name="_5f_Titre_20_d_27_exercices_20_livret" style:list-style-name="">
      <style:paragraph-properties fo:margin-left="0cm" fo:margin-right="0cm" fo:margin-top="0cm" fo:margin-bottom="0cm" style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9.2cm" style:type="right" style:leader-style="dotted" style:leader-text="."/>
          <style:tab-stop style:position="10.5cm" style:type="right" style:leader-style="dotted" style:leader-text="."/>
        </style:tab-stops>
        <style:drop-cap/>
      </style:paragraph-properties>
      <style:text-properties officeooo:paragraph-rsid="0055ed1e" fo:hyphenate="false" fo:hyphenation-remain-char-count="2" fo:hyphenation-push-char-count="2" loext:hyphenation-no-caps="false"/>
    </style:style>
    <style:style style:name="P132" style:family="paragraph" style:parent-style-name="_5f_Titre_20_d_27_exercices_20_livret" style:list-style-name="">
      <style:paragraph-properties fo:margin-left="0cm" fo:margin-right="0cm" fo:margin-top="0cm" fo:margin-bottom="0cm" style:contextual-spacing="false" style:line-height-at-least="0.7cm" fo:text-align="start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7.5cm" style:type="right" style:leader-style="dotted" style:leader-text="."/>
          <style:tab-stop style:position="10.5cm" style:type="right" style:leader-style="dotted" style:leader-text="."/>
        </style:tab-stops>
        <style:drop-cap/>
      </style:paragraph-properties>
      <style:text-properties officeooo:paragraph-rsid="0040e8bf" fo:hyphenate="false" fo:hyphenation-remain-char-count="2" fo:hyphenation-push-char-count="2" loext:hyphenation-no-caps="false"/>
    </style:style>
    <style:style style:name="P133" style:family="paragraph" style:parent-style-name="_5f_Titre_20_d_27_exercices_20_livret" style:list-style-name="">
      <style:paragraph-properties fo:margin-left="0cm" fo:margin-right="0cm" fo:margin-top="0cm" fo:margin-bottom="0cm" style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9.2cm" style:type="right" style:leader-style="dotted" style:leader-text="."/>
          <style:tab-stop style:position="10.5cm" style:type="right" style:leader-style="dotted" style:leader-text="."/>
        </style:tab-stops>
        <style:drop-cap/>
      </style:paragraph-properties>
      <style:text-properties fo:color="#b3b3b3" loext:opacity="100%" style:font-name="Bitstream Vera Sans2" fo:font-size="10pt" fo:font-style="normal" fo:font-weight="normal" officeooo:paragraph-rsid="004f9fd7" style:font-size-asian="10pt" style:font-style-asian="normal" style:font-weight-asian="normal" style:font-size-complex="10pt" style:font-style-complex="normal" style:font-weight-complex="normal" style:text-scale="100%" fo:hyphenate="false" fo:hyphenation-remain-char-count="2" fo:hyphenation-push-char-count="2" loext:hyphenation-no-caps="false"/>
    </style:style>
    <style:style style:name="P134" style:family="paragraph" style:parent-style-name="_5f_Titre_20_d_27_exercices_20_livret" style:list-style-name="">
      <style:paragraph-properties fo:margin-left="0cm" fo:margin-right="0cm" fo:margin-top="0.199cm" fo:margin-bottom="0cm" style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9.2cm" style:type="right" style:leader-style="dotted" style:leader-text="."/>
          <style:tab-stop style:position="10.5cm" style:type="right" style:leader-style="dotted" style:leader-text="."/>
        </style:tab-stops>
        <style:drop-cap/>
      </style:paragraph-properties>
      <style:text-properties fo:color="#000000" loext:opacity="100%" style:font-name="Bitstream Vera Sans2" fo:font-size="10pt" fo:font-style="normal" fo:font-weight="normal" officeooo:paragraph-rsid="002247ed" style:font-size-asian="10pt" style:font-style-asian="normal" style:font-weight-asian="normal" style:font-size-complex="10pt" style:font-style-complex="normal" style:font-weight-complex="normal" style:text-scale="100%" fo:hyphenate="false" fo:hyphenation-remain-char-count="2" fo:hyphenation-push-char-count="2" loext:hyphenation-no-caps="false"/>
    </style:style>
    <style:style style:name="P135" style:family="paragraph" style:parent-style-name="_5f_Titre_20_d_27_exercices_20_livret" style:list-style-name="">
      <style:paragraph-properties fo:margin-left="0cm" fo:margin-right="0cm" fo:margin-top="0.199cm" fo:margin-bottom="0cm" style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7.5cm" style:type="right" style:leader-style="dotted" style:leader-text="."/>
          <style:tab-stop style:position="10.5cm" style:type="right" style:leader-style="dotted" style:leader-text="."/>
        </style:tab-stops>
        <style:drop-cap/>
      </style:paragraph-properties>
      <style:text-properties officeooo:paragraph-rsid="002247ed" fo:hyphenate="false" fo:hyphenation-remain-char-count="2" fo:hyphenation-push-char-count="2" loext:hyphenation-no-caps="false"/>
    </style:style>
    <style:style style:name="P136" style:family="paragraph" style:parent-style-name="_5f_Titre_20_d_27_exercices_20_livret">
      <style:paragraph-properties fo:margin-top="0.48cm" fo:margin-bottom="0cm" style:contextual-spacing="false"/>
    </style:style>
    <style:style style:name="P137" style:family="paragraph" style:parent-style-name="_5f_Titre_20_d_27_exercices_20_livret" style:list-style-name="Num_5f_Exo">
      <style:paragraph-properties fo:margin-top="0.399cm" fo:margin-bottom="0.099cm" style:contextual-spacing="false"/>
    </style:style>
    <style:style style:name="P138" style:family="paragraph" style:parent-style-name="_5f_Titre_20_d_27_exercices_20_livret_20_sans_20_titre" style:list-style-name="Num_5f_Exo">
      <style:paragraph-properties fo:margin-top="0.651cm" fo:margin-bottom="0.199cm" style:contextual-spacing="false"/>
      <style:text-properties officeooo:paragraph-rsid="00406708"/>
    </style:style>
    <style:style style:name="P139" style:family="paragraph" style:parent-style-name="_5f_num_5f_abcd" style:list-style-name="liste_5f_abc">
      <style:paragraph-properties fo:margin-top="0.199cm" fo:margin-bottom="0cm" style:contextual-spacing="false"/>
    </style:style>
    <style:style style:name="P140" style:family="paragraph" style:parent-style-name="_5f_num_5f_abcd" style:list-style-name="liste_5f_abc">
      <style:paragraph-properties fo:margin-top="0.3cm" fo:margin-bottom="0cm" style:contextual-spacing="false"/>
    </style:style>
    <style:style style:name="P141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42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43" style:family="paragraph">
      <style:paragraph-properties fo:text-align="center"/>
    </style:style>
    <style:style style:name="P14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45" style:family="paragraph">
      <loext:graphic-properties draw:fill="solid" draw:fill-color="#d7e12c"/>
    </style:style>
    <style:style style:name="P14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52faa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OpenSymbol4" fo:font-size="10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false" style:text-blinking="false" fo:background-color="transparent" loext:char-shading-value="0" style:font-name-asian="OpenSymbol1" style:language-asian="zxx" style:country-asian="none" style:font-name-complex="OpenSymbol1" style:language-complex="zxx" style:country-complex="none" style:text-rotation-angle="0" style:text-rotation-scale="line-height" style:text-emphasize="none" style:text-combine="none" style:text-scale="100%" style:font-relief="none"/>
    </style:style>
    <style:style style:name="T7" style:family="text">
      <style:text-properties fo:font-variant="normal" fo:text-transform="none" style:text-outline="false" style:text-line-through-style="none" style:text-line-through-type="none" style:text-position="0% 100%" style:font-name="OpenSymbol1" fo:font-size="10pt" fo:letter-spacing="normal" fo:language="fr" fo:country="FR" fo:font-style="normal" fo:text-shadow="none" style:text-underline-mode="continuous" style:text-overline-mode="continuous" style:text-line-through-mode="continuous" style:letter-kerning="false" style:text-blinking="false" fo:background-color="transparent" loext:char-shading-value="0" style:font-name-asian="OpenSymbol3" style:font-size-asian="10pt" style:language-asian="zxx" style:country-asian="none" style:font-style-asian="normal" style:font-name-complex="OpenSymbol3" style:font-size-complex="10pt" style:language-complex="zxx" style:country-complex="none" style:font-style-complex="normal" style:text-rotation-angle="0" style:text-rotation-scale="line-height" style:text-emphasize="none" style:text-combine="none" style:text-scale="100%" style:font-relief="none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Symbol3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text-blinking="false" fo:background-color="transparent" loext:char-shading-value="0" style:font-name-asian="OpenSymbol3" style:language-asian="zxx" style:country-asian="none" style:font-style-asian="normal" style:font-weight-asian="normal" style:font-name-complex="OpenSymbol3" style:language-complex="zxx" style:country-complex="none" style:font-style-complex="normal" style:font-weight-complex="normal" style:text-rotation-angle="0" style:text-rotation-scale="line-height" style:text-emphasize="none" style:text-combine="none" style:text-scale="100%" style:font-relief="none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Symbol3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false" style:text-blinking="false" fo:background-color="transparent" loext:char-shading-value="0" style:font-name-asian="OpenSymbol3" style:language-asian="zxx" style:country-asian="none" style:font-style-asian="normal" style:font-name-complex="OpenSymbol3" style:language-complex="zxx" style:country-complex="none" style:font-style-complex="normal" style:text-rotation-angle="0" style:text-rotation-scale="line-height" style:text-emphasize="none" style:text-combine="none" style:text-scale="100%" style:font-relief="none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Symbol3" fo:font-size="10pt" fo:letter-spacing="normal" fo:language="fr" fo:country="FR" fo:font-style="normal" fo:text-shadow="none" style:text-underline-style="none" fo:font-weight="normal" officeooo:rsid="002a6197" style:text-underline-mode="continuous" style:text-overline-mode="continuous" style:text-line-through-mode="continuous" style:letter-kerning="false" style:text-blinking="false" fo:background-color="transparent" loext:char-shading-value="0" style:font-name-asian="OpenSymbol3" style:font-size-asian="10pt" style:language-asian="zxx" style:country-asian="none" style:font-style-asian="normal" style:font-weight-asian="normal" style:font-name-complex="OpenSymbol3" style:font-size-complex="10pt" style:language-complex="zxx" style:country-complex="none" style:font-style-complex="normal" style:font-weight-complex="normal" style:text-rotation-angle="0" style:text-rotation-scale="line-height" style:text-emphasize="none" style:text-combine="none" style:text-scale="100%" style:font-relief="none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Symbol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text-blinking="false" fo:background-color="transparent" loext:char-shading-value="0" style:font-name-asian="OpenSymbol1" style:font-size-asian="10pt" style:language-asian="zxx" style:country-asian="none" style:font-style-asian="normal" style:font-weight-asian="normal" style:font-name-complex="OpenSymbol1" style:font-size-complex="10pt" style:language-complex="zxx" style:country-complex="none" style:font-style-complex="normal" style:font-weight-complex="normal" style:text-rotation-angle="0" style:text-rotation-scale="line-height" style:text-emphasize="none" style:text-combine="none" style:text-scale="100%" style:font-relief="none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officeooo:rsid="002a6197" style:text-underline-mode="continuous" style:text-overline-mode="continuous" style:text-line-through-mode="continuous" style:letter-kerning="false" style:text-blinking="false" fo:background-color="transparent" loext:char-shading-value="0" style:font-name-asian="OpenSymbol1" style:font-size-asian="10pt" style:language-asian="zxx" style:country-asian="none" style:font-style-asian="normal" style:font-weight-asian="normal" style:font-name-complex="OpenSymbol1" style:font-size-complex="10pt" style:language-complex="zxx" style:country-complex="none" style:font-style-complex="normal" style:font-weight-complex="normal" style:text-rotation-angle="0" style:text-rotation-scale="line-height" style:text-emphasize="none" style:text-combine="none" style:text-scale="100%" style:font-relief="none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officeooo:rsid="002a6197" style:text-underline-mode="continuous" style:text-overline-mode="continuous" style:text-line-through-mode="continuous" style:letter-kerning="false" style:text-blinking="false" fo:background-color="transparent" loext:char-shading-value="0" style:font-name-asian="OpenSymbol3" style:font-size-asian="10pt" style:language-asian="zxx" style:country-asian="none" style:font-style-asian="normal" style:font-weight-asian="normal" style:font-name-complex="OpenSymbol3" style:font-size-complex="10pt" style:language-complex="zxx" style:country-complex="none" style:font-style-complex="normal" style:font-weight-complex="normal" style:text-rotation-angle="0" style:text-rotation-scale="line-height" style:text-emphasize="none" style:text-combine="none" style:text-scale="100%" style:font-relief="none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9pt" fo:letter-spacing="normal" fo:language="fr" fo:country="FR" fo:text-shadow="none" style:text-underline-style="none" fo:font-weight="normal" officeooo:rsid="004b52ae" style:text-underline-mode="continuous" style:text-overline-mode="continuous" style:text-line-through-mode="continuous" style:letter-kerning="false" style:text-blinking="false" style:font-size-asian="9pt" style:language-asian="zxx" style:country-asian="none" style:font-weight-asian="normal" style:font-size-complex="9pt" style:language-complex="zxx" style:country-complex="none" style:font-weight-complex="normal" style:text-rotation-angle="0" style:text-rotation-scale="line-height" style:text-emphasize="none" style:text-combine="none" style:text-scale="100%" style:font-relief="none"/>
    </style:style>
    <style:style style:name="T15" style:family="text">
      <style:text-properties style:font-name="Bitstream Vera Sans2" fo:font-size="10pt" fo:font-style="normal" style:font-size-asian="10pt" style:font-style-asian="normal" style:font-size-complex="10pt" style:font-style-complex="normal"/>
    </style:style>
    <style:style style:name="T16" style:family="text">
      <style:text-properties style:font-name="Bitstream Vera Sans2" fo:font-size="10pt" fo:font-weight="normal" style:font-size-asian="10pt" style:font-weight-asian="normal" style:font-size-complex="10pt" style:font-weight-complex="normal"/>
    </style:style>
    <style:style style:name="T17" style:family="text">
      <style:text-properties style:font-name="Bitstream Vera Sans2" fo:font-size="10pt" fo:font-weight="normal" style:font-size-asian="10pt" style:font-weight-asian="normal" style:font-size-complex="10pt" style:font-weight-complex="normal" style:text-scale="100%"/>
    </style:style>
    <style:style style:name="T18" style:family="text">
      <style:text-properties style:font-name="Bitstream Vera Sans2" fo:font-size="10pt" fo:font-weight="normal" officeooo:rsid="002988cb" style:font-size-asian="10pt" style:font-weight-asian="normal" style:font-size-complex="10pt" style:font-weight-complex="normal" style:text-scale="100%"/>
    </style:style>
    <style:style style:name="T19" style:family="text">
      <style:text-properties fo:font-size="10pt" fo:font-style="normal" style:font-size-asian="10pt" style:font-style-asian="normal" style:font-size-complex="10pt" style:font-style-complex="normal"/>
    </style:style>
    <style:style style:name="T20" style:family="text">
      <style:text-properties fo:font-size="10pt" fo:font-weight="bold" officeooo:rsid="001c96e1" style:font-size-asian="10pt" style:font-weight-asian="bold" style:font-size-complex="10pt" style:font-weight-complex="bold"/>
    </style:style>
    <style:style style:name="T21" style:family="text">
      <style:text-properties fo:font-size="10pt" fo:font-weight="normal" officeooo:rsid="001c96e1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4a9eb6" fo:background-color="#ffff00" loext:char-shading-value="0" style:font-name-asian="OpenSymbol3" style:font-size-asian="10pt" style:font-weight-asian="normal" style:font-name-complex="OpenSymbol3" style:font-size-complex="10pt" style:font-weight-complex="normal" style:text-scale="100%"/>
    </style:style>
    <style:style style:name="T23" style:family="text">
      <style:text-properties fo:font-size="10pt" fo:letter-spacing="normal" fo:font-weight="bold" officeooo:rsid="001c96e1" style:font-size-asian="10pt" style:font-weight-asian="bold" style:font-size-complex="10pt" style:font-weight-complex="bold"/>
    </style:style>
    <style:style style:name="T24" style:family="text">
      <style:text-properties fo:font-size="10pt" fo:letter-spacing="normal" fo:font-weight="normal" officeooo:rsid="001c96e1" style:font-size-asian="10pt" style:font-weight-asian="normal" style:font-size-complex="10pt" style:font-weight-complex="normal"/>
    </style:style>
    <style:style style:name="T25" style:family="text">
      <style:text-properties fo:font-size="10pt" fo:letter-spacing="normal" fo:font-weight="normal" officeooo:rsid="0047482b" style:font-size-asian="10pt" style:font-weight-asian="normal" style:font-size-complex="10pt" style:font-weight-complex="normal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style:font-name="OpenSymbol5"/>
    </style:style>
    <style:style style:name="T28" style:family="text">
      <style:text-properties fo:color="#000000" loext:opacity="100%" style:font-name="OpenSymbol5" fo:font-size="10pt" fo:font-style="normal"/>
    </style:style>
    <style:style style:name="T29" style:family="text">
      <style:text-properties fo:color="#000000" loext:opacity="100%" style:font-name="OpenSymbol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00000" loext:opacity="100%" style:font-name="OpenSymbol5" fo:font-size="10pt" fo:font-style="normal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31" style:family="text">
      <style:text-properties fo:color="#000000" loext:opacity="100%" style:font-name="OpenSymbol5" fo:font-size="10pt" fo:font-style="normal" fo:font-weight="normal" officeooo:rsid="002c3cbe" style:font-size-asian="10pt" style:font-style-asian="normal" style:font-weight-asian="normal" style:font-size-complex="10pt" style:font-style-complex="normal" style:font-weight-complex="normal" style:text-scale="100%"/>
    </style:style>
    <style:style style:name="T32" style:family="text">
      <style:text-properties fo:color="#000000" loext:opacity="100%" style:font-name="OpenSymbol5" fo:font-size="10pt" fo:font-style="normal" fo:font-weight="normal" officeooo:rsid="0034d213" style:font-size-asian="10pt" style:font-style-asian="normal" style:font-weight-asian="normal" style:font-size-complex="10pt" style:font-style-complex="normal" style:font-weight-complex="normal" style:text-scale="100%"/>
    </style:style>
    <style:style style:name="T33" style:family="text">
      <style:text-properties fo:color="#000000" loext:opacity="100%" style:font-name="OpenSymbol5" fo:font-size="10pt" fo:font-style="normal" fo:font-weight="normal" officeooo:rsid="002d99b4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000000" loext:opacity="100%" style:font-name="OpenSymbol5" fo:font-size="10pt" fo:font-style="normal" fo:font-weight="normal" officeooo:rsid="0038fd4a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35" style:family="text">
      <style:text-properties fo:color="#000000" loext:opacity="100%" style:font-name="OpenSymbol5" fo:font-size="10pt" fo:font-style="normal" style:font-name-asian="OpenSymbol3" style:font-size-asian="10pt" style:font-style-asian="normal" style:font-name-complex="OpenSymbol3" style:font-size-complex="10pt" style:font-style-complex="normal"/>
    </style:style>
    <style:style style:name="T36" style:family="text">
      <style:text-properties fo:color="#000000" loext:opacity="100%" style:font-name="Bitstream Vera Sans2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7" style:family="text">
      <style:text-properties fo:color="#000000" loext:opacity="100%" style:font-name="Bitstream Vera Sans2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38" style:family="text">
      <style:text-properties fo:color="#000000" loext:opacity="100%" style:font-name="Bitstream Vera Sans2" fo:font-size="10pt" fo:font-style="normal"/>
    </style:style>
    <style:style style:name="T39" style:family="text">
      <style:text-properties fo:color="#000000" loext:opacity="100%" style:font-name="Bitstream Vera Sans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000000" loext:opacity="100%" style:font-name="Bitstream Vera Sans2" fo:font-size="10pt" fo:font-style="normal" fo:font-weight="normal" officeooo:rsid="002d99b4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color="#000000" loext:opacity="100%" style:font-name="Bitstream Vera Sans2" fo:font-size="10pt" fo:font-style="normal" fo:font-weight="normal" officeooo:rsid="002cd817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loext:opacity="100%" style:font-name="Bitstream Vera Sans2" fo:font-size="10pt" fo:font-style="normal" fo:font-weight="normal" officeooo:rsid="002e34cf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loext:opacity="100%" style:font-name="Bitstream Vera Sans2" fo:font-size="10pt" fo:font-style="normal" fo:font-weight="normal" officeooo:rsid="002988cb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loext:opacity="100%" style:font-name="Bitstream Vera Sans2" fo:font-size="10pt" fo:font-style="normal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45" style:family="text">
      <style:text-properties fo:color="#000000" loext:opacity="100%" style:font-name="Bitstream Vera Sans2" fo:font-size="10pt" fo:font-style="normal" fo:font-weight="normal" officeooo:rsid="002c3cbe" style:font-size-asian="10pt" style:font-style-asian="normal" style:font-weight-asian="normal" style:font-size-complex="10pt" style:font-style-complex="normal" style:font-weight-complex="normal" style:text-scale="100%"/>
    </style:style>
    <style:style style:name="T46" style:family="text">
      <style:text-properties fo:color="#000000" loext:opacity="100%" style:font-name="Bitstream Vera Sans2" fo:font-size="10pt" fo:font-style="normal" fo:font-weight="normal" officeooo:rsid="003229c3" style:font-size-asian="10pt" style:font-style-asian="normal" style:font-weight-asian="normal" style:font-size-complex="10pt" style:font-style-complex="normal" style:font-weight-complex="normal" style:text-scale="100%"/>
    </style:style>
    <style:style style:name="T47" style:family="text">
      <style:text-properties fo:color="#000000" loext:opacity="100%" style:font-name="Bitstream Vera Sans2" fo:font-size="10pt" fo:font-style="normal" fo:font-weight="normal" officeooo:rsid="00324eb1" style:font-size-asian="10pt" style:font-style-asian="normal" style:font-weight-asian="normal" style:font-size-complex="10pt" style:font-style-complex="normal" style:font-weight-complex="normal" style:text-scale="100%"/>
    </style:style>
    <style:style style:name="T48" style:family="text">
      <style:text-properties fo:color="#000000" loext:opacity="100%" style:font-name="Bitstream Vera Sans2" fo:font-size="10pt" fo:font-style="normal" fo:font-weight="normal" officeooo:rsid="0034d213" style:font-size-asian="10pt" style:font-style-asian="normal" style:font-weight-asian="normal" style:font-size-complex="10pt" style:font-style-complex="normal" style:font-weight-complex="normal" style:text-scale="100%"/>
    </style:style>
    <style:style style:name="T49" style:family="text">
      <style:text-properties fo:color="#000000" loext:opacity="100%" style:font-name="Bitstream Vera Sans2" fo:font-size="10pt" fo:font-style="normal" fo:font-weight="normal" officeooo:rsid="0035f893" style:font-size-asian="10pt" style:font-style-asian="normal" style:font-weight-asian="normal" style:font-size-complex="10pt" style:font-style-complex="normal" style:font-weight-complex="normal" style:text-scale="100%"/>
    </style:style>
    <style:style style:name="T50" style:family="text">
      <style:text-properties fo:color="#000000" loext:opacity="100%" style:font-name="Bitstream Vera Sans2" fo:font-size="10pt" fo:font-style="normal" fo:font-weight="normal" officeooo:rsid="0038fd4a" style:font-size-asian="10pt" style:font-style-asian="normal" style:font-weight-asian="normal" style:font-size-complex="10pt" style:font-style-complex="normal" style:font-weight-complex="normal" style:text-scale="100%"/>
    </style:style>
    <style:style style:name="T51" style:family="text">
      <style:text-properties fo:color="#000000" loext:opacity="100%" style:font-name="Bitstream Vera Sans2" fo:font-size="10pt" fo:font-style="normal" fo:font-weight="normal" officeooo:rsid="002988cb" style:font-size-asian="10pt" style:font-style-asian="normal" style:font-weight-asian="normal" style:font-size-complex="10pt" style:font-style-complex="normal" style:font-weight-complex="normal" style:text-scale="100%"/>
    </style:style>
    <style:style style:name="T52" style:family="text">
      <style:text-properties fo:color="#000000" loext:opacity="100%" style:font-name="Bitstream Vera Sans2" fo:font-size="10pt" fo:font-style="normal" fo:font-weight="normal" officeooo:rsid="0047482b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loext:opacity="100%" style:font-name="Bitstream Vera Sans2" fo:font-size="10pt" fo:font-style="normal" fo:font-weight="normal" officeooo:rsid="002e34cf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54" style:family="text">
      <style:text-properties fo:color="#000000" loext:opacity="100%" style:font-name="Bitstream Vera Sans2" fo:font-size="10pt" fo:font-style="normal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55" style:family="text">
      <style:text-properties fo:color="#000000" loext:opacity="100%" style:font-name="Bitstream Vera Sans2" fo:font-size="10pt" fo:font-style="normal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color="#000000" loext:opacity="100%" style:font-name="Bitstream Vera Sans2" fo:font-size="10pt" fo:font-style="normal" fo:font-weight="normal" officeooo:rsid="004de9c2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loext:opacity="100%" style:font-name="Bitstream Vera Sans2" fo:font-size="10pt" fo:font-style="normal" fo:font-weight="normal" fo:background-color="#ffff00" loext:char-shading-value="0" style:font-size-asian="10pt" style:font-style-asian="normal" style:font-weight-asian="normal" style:font-size-complex="10pt" style:font-style-complex="normal" style:font-weight-complex="normal" style:text-scale="100%"/>
    </style:style>
    <style:style style:name="T58" style:family="text">
      <style:text-properties fo:color="#000000" loext:opacity="100%" style:font-name="Bitstream Vera Sans2" fo:font-size="10pt" fo:font-style="normal" fo:font-weight="normal" officeooo:rsid="0034d213" fo:background-color="#ffff00" loext:char-shading-value="0" style:font-size-asian="10pt" style:font-style-asian="normal" style:font-weight-asian="normal" style:font-size-complex="10pt" style:font-style-complex="normal" style:font-weight-complex="normal" style:text-scale="100%"/>
    </style:style>
    <style:style style:name="T59" style:family="text">
      <style:text-properties fo:color="#000000" loext:opacity="100%" style:font-name="Bitstream Vera Sans2" fo:font-size="10pt" fo:font-style="normal" fo:font-weight="normal" officeooo:rsid="004f9fd7" fo:background-color="#ffff00" loext:char-shading-value="0" style:font-size-asian="10pt" style:font-style-asian="normal" style:font-weight-asian="normal" style:font-size-complex="10pt" style:font-style-complex="normal" style:font-weight-complex="normal" style:text-scale="100%"/>
    </style:style>
    <style:style style:name="T60" style:family="text">
      <style:text-properties fo:color="#000000" loext:opacity="100%" style:font-name="Bitstream Vera Sans2" fo:font-size="10pt" fo:font-style="normal" fo:font-weight="normal" officeooo:rsid="0050c936" fo:background-color="#ffff00" loext:char-shading-value="0" style:font-size-asian="10pt" style:font-style-asian="normal" style:font-weight-asian="normal" style:font-size-complex="10pt" style:font-style-complex="normal" style:font-weight-complex="normal" style:text-scale="100%"/>
    </style:style>
    <style:style style:name="T61" style:family="text">
      <style:text-properties fo:color="#000000" loext:opacity="100%" style:font-name="Bitstream Vera Sans2" fo:font-size="10pt" fo:font-style="normal" fo:font-weight="normal" officeooo:rsid="004b4600" fo:background-color="#ffff00" loext:char-shading-value="0" style:font-name-asian="OpenSymbol3" style:font-size-asian="12pt" style:font-style-asian="italic" style:font-weight-asian="normal" style:font-name-complex="OpenSymbol3" style:font-size-complex="12pt" style:font-style-complex="italic" style:font-weight-complex="normal" style:text-scale="100%"/>
    </style:style>
    <style:style style:name="T62" style:family="text">
      <style:text-properties fo:color="#000000" loext:opacity="100%" style:font-name="Bitstream Vera Sans2" fo:font-size="10pt" fo:font-style="normal" fo:font-weight="normal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63" style:family="text">
      <style:text-properties fo:color="#000000" loext:opacity="100%" style:font-name="Bitstream Vera Sans2" fo:font-size="10pt" fo:font-style="normal" fo:font-weight="normal" officeooo:rsid="0034d213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64" style:family="text">
      <style:text-properties fo:color="#000000" loext:opacity="100%" style:font-name="Bitstream Vera Sans2" fo:font-size="10pt" fo:font-style="normal" fo:font-weight="normal" officeooo:rsid="004f9fd7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65" style:family="text">
      <style:text-properties fo:color="#000000" loext:opacity="100%" style:font-name="Bitstream Vera Sans2" fo:font-size="10pt" fo:font-style="normal" fo:font-weight="normal" officeooo:rsid="0050c936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66" style:family="text">
      <style:text-properties fo:color="#000000" loext:opacity="100%" style:font-name="Bitstream Vera Sans2" fo:font-size="10pt" fo:font-style="normal" style:text-underline-style="none" fo:font-weight="normal" officeooo:rsid="002988cb" style:font-size-asian="10pt" style:font-style-asian="normal" style:font-weight-asian="normal" style:font-size-complex="10pt" style:font-style-complex="normal" style:font-weight-complex="normal" style:text-scale="100%"/>
    </style:style>
    <style:style style:name="T67" style:family="text">
      <style:text-properties fo:color="#000000" loext:opacity="100%" style:font-name="Bitstream Vera Sans2" fo:font-size="10pt" fo:font-style="normal" style:text-underline-style="none" fo:font-weight="normal" officeooo:rsid="002d99b4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fo:color="#000000" loext:opacity="100%" style:font-name="OpenSymbol1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9" style:family="text">
      <style:text-properties fo:color="#000000" loext:opacity="100%" style:font-name="OpenSymbol1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70" style:family="text">
      <style:text-properties fo:color="#000000" loext:opacity="100%" style:font-name="OpenSymbol1" fo:font-size="10pt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71" style:family="text">
      <style:text-properties fo:color="#000000" loext:opacity="100%" style:font-name="OpenSymbol1" fo:font-size="10pt" fo:font-weight="normal" officeooo:rsid="002da669" style:font-name-asian="OpenSymbol3" style:font-size-asian="10pt" style:font-weight-asian="normal" style:font-name-complex="OpenSymbol3" style:font-size-complex="10pt" style:font-weight-complex="normal" style:text-scale="100%"/>
    </style:style>
    <style:style style:name="T72" style:family="text">
      <style:text-properties fo:color="#000000" loext:opacity="100%" style:font-name="OpenSymbol1" fo:font-size="10pt" fo:font-style="normal" fo:font-weight="normal" officeooo:rsid="002988cb" style:font-name-asian="OpenSymbol3" style:font-size-asian="10pt" style:font-style-asian="normal" style:font-name-complex="OpenSymbol3" style:font-size-complex="10pt" style:font-style-complex="normal" style:text-scale="100%"/>
    </style:style>
    <style:style style:name="T73" style:family="text">
      <style:text-properties fo:color="#000000" loext:opacity="100%" style:font-name="OpenSymbol1" fo:font-size="10pt" fo:font-style="normal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74" style:family="text">
      <style:text-properties fo:color="#000000" loext:opacity="100%" style:font-name="OpenSymbol1" fo:font-size="10pt" fo:font-style="normal" fo:font-weight="normal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75" style:family="text">
      <style:text-properties fo:color="#000000" loext:opacity="100%" style:font-name="OpenSymbol1" fo:font-size="10pt" fo:font-style="normal" fo:font-weight="normal" officeooo:rsid="0034d213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76" style:family="text">
      <style:text-properties fo:color="#000000" loext:opacity="100%" style:font-name="OpenSymbol1" fo:font-size="10pt" fo:font-style="normal" fo:font-weight="normal" officeooo:rsid="004f9fd7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77" style:family="text">
      <style:text-properties fo:color="#000000" loext:opacity="100%" style:font-name="OpenSymbol1" fo:font-size="10pt" fo:font-style="normal" style:font-name-asian="OpenSymbol3" style:font-style-asian="normal" style:font-name-complex="OpenSymbol3" style:font-style-complex="normal" style:text-scale="100%"/>
    </style:style>
    <style:style style:name="T78" style:family="text">
      <style:text-properties fo:color="#000000" loext:opacity="100%" style:font-name="OpenSymbol1" fo:font-size="10pt" fo:font-style="normal" officeooo:rsid="002bb9b5" style:font-name-asian="OpenSymbol3" style:font-style-asian="normal" style:font-name-complex="OpenSymbol3" style:font-style-complex="normal" style:text-scale="100%"/>
    </style:style>
    <style:style style:name="T79" style:family="text">
      <style:text-properties fo:color="#000000" loext:opacity="100%" style:font-name="OpenSymbol1" fo:font-size="10pt" fo:font-style="normal" officeooo:rsid="002988cb" style:font-name-asian="OpenSymbol3" style:font-size-asian="10pt" style:font-style-asian="normal" style:font-name-complex="OpenSymbol3" style:font-size-complex="10pt" style:font-style-complex="normal" style:text-scale="100%"/>
    </style:style>
    <style:style style:name="T80" style:family="text">
      <style:text-properties fo:color="#000000" loext:opacity="100%" style:font-name="OpenSymbol1" fo:font-size="10pt" fo:font-style="normal" style:text-underline-style="none" fo:font-weight="normal" officeooo:rsid="002988cb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81" style:family="text">
      <style:text-properties fo:color="#000000" loext:opacity="100%" style:font-name="OpenSymbol1" fo:font-size="10pt" fo:letter-spacing="-0.007cm" fo:font-style="normal" fo:font-weight="normal" officeooo:rsid="002e5a56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 loext:shadow="none"/>
    </style:style>
    <style:style style:name="T82" style:family="text">
      <style:text-properties fo:color="#000000" loext:opacity="100%" style:font-name="OpenSymbol3" fo:font-size="10pt" fo:font-style="normal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83" style:family="text">
      <style:text-properties fo:color="#000000" loext:opacity="100%" style:font-name="OpenSymbol3" fo:font-size="10pt" fo:font-style="normal" fo:font-weight="normal" officeooo:rsid="002cd817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84" style:family="text">
      <style:text-properties fo:color="#000000" loext:opacity="100%" style:font-name="OpenSymbol3" fo:font-size="10pt" fo:font-style="normal" fo:font-weight="normal" officeooo:rsid="002e34cf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85" style:family="text">
      <style:text-properties fo:color="#000000" loext:opacity="100%" style:font-name="OpenSymbol3" fo:font-size="10pt" fo:font-style="normal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86" style:family="text">
      <style:text-properties fo:color="#000000" loext:opacity="100%" style:font-name="OpenSymbol3" fo:font-size="10pt" fo:font-style="normal" fo:font-weight="normal" officeooo:rsid="0038fd4a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87" style:family="text">
      <style:text-properties fo:color="#000000" loext:opacity="100%" style:font-name="OpenSymbol3" fo:font-size="10pt" fo:font-style="normal" fo:font-weight="normal" officeooo:rsid="002988cb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88" style:family="text">
      <style:text-properties fo:color="#000000" loext:opacity="100%" style:font-name="OpenSymbol3" fo:font-size="10pt" fo:font-style="normal" fo:font-weight="normal" officeooo:rsid="0034d213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89" style:family="text">
      <style:text-properties fo:color="#000000" loext:opacity="100%" style:font-name="OpenSymbol3" fo:font-size="10pt" fo:font-style="normal" style:font-name-asian="OpenSymbol3" style:font-name-complex="OpenSymbol3"/>
    </style:style>
    <style:style style:name="T90" style:family="text">
      <style:text-properties fo:color="#000000" loext:opacity="100%" style:font-name="OpenSymbol3" fo:font-size="10pt" fo:font-style="normal" officeooo:rsid="002988cb" style:font-name-asian="OpenSymbol3" style:font-size-asian="10pt" style:font-style-asian="normal" style:font-name-complex="OpenSymbol3" style:font-size-complex="10pt" style:font-style-complex="normal" style:text-scale="100%"/>
    </style:style>
    <style:style style:name="T91" style:family="text">
      <style:text-properties fo:color="#000000" loext:opacity="100%" style:font-name="OpenSymbol3" fo:font-size="10pt" fo:font-style="normal" officeooo:rsid="002bb9b5" style:font-name-asian="OpenSymbol3" style:font-size-asian="10pt" style:font-style-asian="normal" style:font-name-complex="OpenSymbol3" style:font-size-complex="10pt" style:font-style-complex="normal" style:text-scale="100%"/>
    </style:style>
    <style:style style:name="T92" style:family="text">
      <style:text-properties fo:color="#000000" loext:opacity="100%" style:font-name="OpenSymbol3" fo:font-size="10pt" fo:font-style="normal" style:text-underline-style="none" fo:font-weight="normal" officeooo:rsid="002988cb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93" style:family="text">
      <style:text-properties fo:color="#000000" loext:opacity="100%" style:font-name="OpenSymbol3" fo:font-style="normal" style:font-name-asian="OpenSymbol3" style:font-style-asian="normal" style:font-name-complex="OpenSymbol3" style:font-style-complex="normal" style:text-scale="100%"/>
    </style:style>
    <style:style style:name="T94" style:family="text">
      <style:text-properties fo:color="#000000" loext:opacity="100%" style:font-name="OpenSymbol3" fo:font-style="normal" officeooo:rsid="002988cb" style:font-name-asian="OpenSymbol3" style:font-style-asian="normal" style:font-name-complex="OpenSymbol3" style:font-style-complex="normal" style:text-scale="100%"/>
    </style:style>
    <style:style style:name="T95" style:family="text">
      <style:text-properties fo:color="#000000" loext:opacity="100%" style:font-name="OpenSymbol3" fo:font-style="normal" officeooo:rsid="002bb9b5" style:font-name-asian="OpenSymbol3" style:font-style-asian="normal" style:font-name-complex="OpenSymbol3" style:font-style-complex="normal" style:text-scale="100%"/>
    </style:style>
    <style:style style:name="T96" style:family="text">
      <style:text-properties fo:color="#000000" loext:opacity="100%" fo:font-style="normal" style:font-style-asian="normal" style:font-style-complex="normal" style:text-scale="100%"/>
    </style:style>
    <style:style style:name="T97" style:family="text">
      <style:text-properties fo:color="#000000" loext:opacity="100%" fo:font-style="normal" officeooo:rsid="002bb9b5" style:font-style-asian="normal" style:font-style-complex="normal" style:text-scale="100%"/>
    </style:style>
    <style:style style:name="T98" style:family="text">
      <style:text-properties fo:color="#000000" loext:opacity="100%" style:font-name="Bitstream Vera Sans1" fo:font-size="10pt" fo:font-style="normal" fo:font-weight="normal" officeooo:rsid="002988cb"/>
    </style:style>
    <style:style style:name="T99" style:family="text">
      <style:text-properties fo:color="#000000" loext:opacity="100%" style:font-name="Bitstream Vera Sans1" fo:font-size="10pt" fo:font-style="normal" fo:font-weight="normal" officeooo:rsid="002988cb" style:font-style-asian="normal" style:font-style-complex="normal" style:text-scale="100%"/>
    </style:style>
    <style:style style:name="T100" style:family="text">
      <style:text-properties fo:color="#000000" loext:opacity="100%" style:font-name="Bitstream Vera Sans1" fo:font-size="10pt" fo:font-style="normal" fo:font-weight="normal" officeooo:rsid="002bb9b5" style:font-style-asian="normal" style:font-style-complex="normal" style:text-scale="100%"/>
    </style:style>
    <style:style style:name="T101" style:family="text">
      <style:text-properties fo:color="#000000" loext:opacity="100%" style:font-name="Bitstream Vera Sans1" fo:font-size="10pt" fo:font-style="normal" fo:font-weight="normal" officeooo:rsid="002da669" style:font-style-asian="normal" style:font-style-complex="normal"/>
    </style:style>
    <style:style style:name="T102" style:family="text">
      <style:text-properties fo:color="#000000" loext:opacity="100%" style:font-name="Bitstream Vera Sans1" fo:font-size="10pt" fo:font-style="normal" fo:font-weight="normal" officeooo:rsid="002988cb" style:font-name-asian="OpenSymbol3" style:font-style-asian="normal" style:font-name-complex="OpenSymbol3" style:font-style-complex="normal" style:text-scale="100%"/>
    </style:style>
    <style:style style:name="T103" style:family="text">
      <style:text-properties fo:color="#000000" loext:opacity="100%" style:font-name="Bitstream Vera Sans1" fo:font-size="10pt" fo:font-style="normal" fo:font-weight="normal" officeooo:rsid="002bb9b5" style:font-name-asian="OpenSymbol3" style:font-style-asian="normal" style:font-name-complex="OpenSymbol3" style:font-style-complex="normal" style:text-scale="100%"/>
    </style:style>
    <style:style style:name="T104" style:family="text">
      <style:text-properties fo:color="#000000" loext:opacity="100%" style:font-name="Bitstream Vera Sans1" fo:font-size="10pt" fo:font-style="normal" fo:font-weight="normal" officeooo:rsid="002988cb" style:font-name-asian="OpenSymbol3" style:font-size-asian="10pt" style:font-style-asian="normal" style:font-name-complex="OpenSymbol3" style:font-size-complex="10pt" style:font-style-complex="normal" style:text-scale="100%"/>
    </style:style>
    <style:style style:name="T105" style:family="text">
      <style:text-properties fo:color="#000000" loext:opacity="100%" style:font-name="Bitstream Vera Sans1" fo:font-size="10pt" fo:font-style="normal" fo:font-weight="normal" officeooo:rsid="002bb9b5" style:font-name-asian="OpenSymbol3" style:font-size-asian="10pt" style:font-style-asian="normal" style:font-name-complex="OpenSymbol3" style:font-size-complex="10pt" style:font-style-complex="normal" style:text-scale="100%"/>
    </style:style>
    <style:style style:name="T106" style:family="text">
      <style:text-properties fo:color="#000000" loext:opacity="100%" style:font-name="Bitstream Vera Sans1" fo:font-size="10pt" fo:font-style="normal" fo:font-weight="normal" officeooo:rsid="002bb9b5" style:font-size-asian="10pt" style:font-style-asian="normal" style:font-size-complex="10pt" style:font-style-complex="normal" style:text-scale="100%"/>
    </style:style>
    <style:style style:name="T107" style:family="text">
      <style:text-properties fo:color="#000000" loext:opacity="100%" style:font-name="Bitstream Vera Sans1" fo:font-size="10pt" fo:font-style="normal" fo:font-weight="normal" officeooo:rsid="0047482b"/>
    </style:style>
    <style:style style:name="T108" style:family="text">
      <style:text-properties fo:color="#000000" loext:opacity="100%" style:font-name="Bitstream Vera Sans1" fo:font-size="10pt" fo:font-style="normal" style:text-underline-style="none" fo:font-weight="normal" officeooo:rsid="002988cb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109" style:family="text">
      <style:text-properties fo:color="#000000" loext:opacity="100%" style:font-name="Bitstream Vera Sans1" fo:font-size="10pt" fo:font-style="normal" officeooo:rsid="0050c936" fo:background-color="#ffff00" loext:char-shading-value="0"/>
    </style:style>
    <style:style style:name="T110" style:family="text">
      <style:text-properties fo:color="#000000" loext:opacity="100%" style:font-name="Bitstream Vera Sans1" fo:font-size="10pt" fo:font-style="normal" officeooo:rsid="0052af5f" fo:background-color="#ffff00" loext:char-shading-value="0"/>
    </style:style>
    <style:style style:name="T111" style:family="text">
      <style:text-properties fo:color="#000000" loext:opacity="100%" style:font-name="Bitstream Vera Sans1" fo:font-size="10pt" fo:font-weight="normal" officeooo:rsid="002da669"/>
    </style:style>
    <style:style style:name="T112" style:family="text">
      <style:text-properties fo:color="#000000" loext:opacity="100%" style:font-name="Bitstream Vera Sans1" fo:font-size="10pt" fo:font-weight="normal" officeooo:rsid="002e5a56"/>
    </style:style>
    <style:style style:name="T113" style:family="text">
      <style:text-properties fo:color="#000000" loext:opacity="100%" style:font-name="Bitstream Vera Sans1" fo:font-size="10pt" fo:font-weight="normal" officeooo:rsid="0034c2fc"/>
    </style:style>
    <style:style style:name="T114" style:family="text">
      <style:text-properties fo:color="#000000" loext:opacity="100%" style:font-name="Bitstream Vera Sans1" fo:font-size="10pt" fo:letter-spacing="-0.007cm" fo:font-style="normal" fo:font-weight="normal" officeooo:rsid="0034c2fc" style:font-style-asian="normal" style:font-style-complex="normal" loext:shadow="none"/>
    </style:style>
    <style:style style:name="T115" style:family="text">
      <style:text-properties fo:color="#000000" loext:opacity="100%" style:font-name="Bitstream Vera Sans1" fo:font-size="10pt" fo:letter-spacing="-0.007cm" fo:font-style="normal" fo:font-weight="normal" officeooo:rsid="002da669" style:font-style-asian="normal" style:font-style-complex="normal" loext:shadow="none"/>
    </style:style>
    <style:style style:name="T116" style:family="text">
      <style:text-properties fo:color="#000000" loext:opacity="100%" style:font-name="Bitstream Vera Sans1" fo:font-size="10pt" fo:letter-spacing="-0.007cm" fo:font-style="normal" fo:font-weight="normal" officeooo:rsid="002e5a56" style:font-style-asian="normal" style:font-style-complex="normal" loext:shadow="none"/>
    </style:style>
    <style:style style:name="T117" style:family="text">
      <style:text-properties fo:color="#000000" loext:opacity="100%" style:font-name="Bitstream Vera Sans1" fo:font-size="9pt" fo:font-style="normal" fo:font-weight="normal" officeooo:rsid="002134f3" fo:background-color="#ffff00" loext:char-shading-value="0" style:font-name-asian="Bitstream Vera Sans1" style:font-size-asian="9pt" style:font-style-asian="normal" style:font-weight-asian="normal" style:font-name-complex="Bitstream Vera Sans1" style:font-size-complex="9pt" style:font-style-complex="normal" style:font-weight-complex="normal"/>
    </style:style>
    <style:style style:name="T118" style:family="text">
      <style:text-properties fo:color="#000000" loext:opacity="100%" style:font-name="Bitstream Vera Sans6" fo:font-size="10pt" fo:font-style="normal" officeooo:rsid="002988cb" style:font-size-asian="10pt" style:font-style-asian="normal" style:font-size-complex="10pt" style:font-style-complex="normal" style:text-scale="100%"/>
    </style:style>
    <style:style style:name="T119" style:family="text">
      <style:text-properties fo:color="#000000" loext:opacity="100%" style:font-name="Bitstream Vera Sans6" fo:font-size="10pt" fo:font-style="normal" officeooo:rsid="002bb9b5" style:font-size-asian="10pt" style:font-style-asian="normal" style:font-size-complex="10pt" style:font-style-complex="normal" style:text-scale="100%"/>
    </style:style>
    <style:style style:name="T120" style:family="text">
      <style:text-properties fo:color="#000000" loext:opacity="100%" style:font-name="Bitstream Vera Sans6" fo:font-size="10pt" fo:font-style="normal" fo:font-weight="normal" officeooo:rsid="002988cb" style:font-name-asian="OpenSymbol3" style:font-size-asian="10pt" style:font-style-asian="normal" style:font-name-complex="OpenSymbol3" style:font-size-complex="10pt" style:font-style-complex="normal" style:text-scale="100%"/>
    </style:style>
    <style:style style:name="T121" style:family="text">
      <style:text-properties fo:color="#000000" loext:opacity="100%" officeooo:rsid="002c3cbe"/>
    </style:style>
    <style:style style:name="T122" style:family="text">
      <style:text-properties fo:color="#000000" loext:opacity="100%" officeooo:rsid="0035f893"/>
    </style:style>
    <style:style style:name="T123" style:family="text">
      <style:text-properties fo:color="#000000" loext:opacity="100%" officeooo:rsid="00324eb1"/>
    </style:style>
    <style:style style:name="T124" style:family="text">
      <style:text-properties fo:color="#000000" loext:opacity="100%" style:text-position="0% 100%" fo:font-size="10pt" fo:font-weight="normal" officeooo:rsid="004b52ae" style:font-size-asian="10pt" style:font-size-complex="10pt"/>
    </style:style>
    <style:style style:name="T125" style:family="text">
      <style:text-properties fo:color="#000000" loext:opacity="100%" style:text-position="0% 100%" style:font-name="OpenSymbol2" fo:font-weight="normal" officeooo:rsid="004c26f5" style:font-name-asian="OpenSymbol2" style:font-weight-asian="normal" style:font-name-complex="OpenSymbol2" style:font-weight-complex="normal"/>
    </style:style>
    <style:style style:name="T126" style:family="text">
      <style:text-properties fo:color="#000000" loext:opacity="100%" style:text-position="0% 100%" style:font-name="OpenSymbol1" fo:font-size="10pt" fo:font-style="normal" fo:font-weight="normal" officeooo:rsid="002ee299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127" style:family="text">
      <style:text-properties fo:color="#000000" loext:opacity="100%" style:text-position="0% 100%" style:font-name="OpenSymbol1" fo:font-size="10pt" fo:letter-spacing="-0.007cm" fo:font-style="normal" fo:font-weight="normal" officeooo:rsid="002ee299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128" style:family="text">
      <style:text-properties fo:color="#000000" loext:opacity="100%" style:text-position="0% 100%" style:font-name="OpenSymbol1" fo:font-size="10pt" fo:letter-spacing="-0.014cm" fo:font-style="normal" fo:font-weight="normal" officeooo:rsid="002ee299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129" style:family="text">
      <style:text-properties fo:color="#000000" loext:opacity="100%" style:text-position="0% 100%" fo:font-weight="normal" officeooo:rsid="0050c936" fo:background-color="#ffff00" loext:char-shading-value="0" style:font-name-asian="OpenSymbol1" style:font-size-asian="10.5pt" style:font-name-complex="OpenSymbol1"/>
    </style:style>
    <style:style style:name="T130" style:family="text">
      <style:text-properties fo:color="#000000" loext:opacity="100%" style:text-position="0% 100%" style:font-name="Bitstream Vera Sans1" fo:font-size="10pt" fo:font-style="normal" fo:font-weight="normal" officeooo:rsid="0050c936" fo:background-color="#ffff00" loext:char-shading-value="0" style:font-name-asian="OpenSymbol1" style:font-size-asian="10.5pt" style:font-name-complex="OpenSymbol1"/>
    </style:style>
    <style:style style:name="T131" style:family="text">
      <style:text-properties fo:color="#000000" loext:opacity="100%" style:text-position="0% 100%" style:font-name="Bitstream Vera Sans1" fo:font-size="10pt" fo:font-style="normal" fo:font-weight="normal" officeooo:rsid="00543bf7" fo:background-color="#ffff00" loext:char-shading-value="0" style:font-name-asian="OpenSymbol1" style:font-size-asian="10.5pt" style:font-name-complex="OpenSymbol1"/>
    </style:style>
    <style:style style:name="T132" style:family="text">
      <style:text-properties fo:color="#000000" loext:opacity="100%" fo:font-weight="normal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000000" loext:opacity="100%" fo:font-weight="normal" officeooo:rsid="004b4600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000000" loext:opacity="100%" fo:font-weight="normal" fo:background-color="#ffff00" loext:char-shading-value="0" style:font-size-asian="10pt" style:font-style-asian="normal" style:font-weight-asian="normal" style:font-size-complex="10pt" style:font-style-complex="normal" style:font-weight-complex="normal" style:text-scale="100%"/>
    </style:style>
    <style:style style:name="T135" style:family="text">
      <style:text-properties fo:color="#000000" loext:opacity="100%" fo:font-weight="normal" officeooo:rsid="004f9fd7" fo:background-color="#ffff00" loext:char-shading-value="0" style:font-size-asian="10pt" style:font-style-asian="normal" style:font-weight-asian="normal" style:font-size-complex="10pt" style:font-style-complex="normal" style:font-weight-complex="normal" style:text-scale="100%"/>
    </style:style>
    <style:style style:name="T136" style:family="text">
      <style:text-properties fo:color="#000000" loext:opacity="100%" fo:font-weight="normal" officeooo:rsid="0050c936" fo:background-color="#ffff00" loext:char-shading-value="0" style:font-size-asian="10pt" style:font-style-asian="normal" style:font-weight-asian="normal" style:font-size-complex="10pt" style:font-style-complex="normal" style:font-weight-complex="normal" style:text-scale="100%"/>
    </style:style>
    <style:style style:name="T137" style:family="text">
      <style:text-properties fo:color="#000000" loext:opacity="100%" fo:font-weight="normal" officeooo:rsid="0034d213" fo:background-color="#ffff00" loext:char-shading-value="0" style:font-size-asian="10pt" style:font-style-asian="normal" style:font-weight-asian="normal" style:font-size-complex="10pt" style:font-style-complex="normal" style:font-weight-complex="normal" style:text-scale="100%"/>
    </style:style>
    <style:style style:name="T138" style:family="text">
      <style:text-properties fo:color="#000000" loext:opacity="100%" fo:font-weight="normal" officeooo:rsid="0034d213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139" style:family="text">
      <style:text-properties fo:color="#000000" loext:opacity="100%" fo:background-color="#ffff00" loext:char-shading-value="0"/>
    </style:style>
    <style:style style:name="T140" style:family="text">
      <style:text-properties fo:color="#000000" loext:opacity="100%" officeooo:rsid="0050c936" fo:background-color="#ffff00" loext:char-shading-value="0"/>
    </style:style>
    <style:style style:name="T141" style:family="text">
      <style:text-properties fo:color="#000000" loext:opacity="100%" officeooo:rsid="0052af5f" fo:background-color="#ffff00" loext:char-shading-value="0"/>
    </style:style>
    <style:style style:name="T142" style:family="text">
      <style:text-properties fo:color="#000000" loext:opacity="100%" officeooo:rsid="00543bf7" fo:background-color="#ffff00" loext:char-shading-value="0"/>
    </style:style>
    <style:style style:name="T143" style:family="text">
      <style:text-properties fo:color="#b3b3b3" loext:opacity="100%"/>
    </style:style>
    <style:style style:name="T144" style:family="text">
      <style:text-properties fo:color="#b3b3b3" loext:opacity="100%" style:font-name="Bitstream Vera Sans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5" style:family="text">
      <style:text-properties fo:color="#b3b3b3" loext:opacity="100%" style:font-name="Bitstream Vera Sans2" fo:font-size="10pt" fo:font-style="normal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146" style:family="text">
      <style:text-properties fo:color="#b3b3b3" loext:opacity="100%" style:font-name="Bitstream Vera Sans2" fo:font-size="10pt" fo:font-style="normal" fo:font-weight="normal" officeooo:rsid="002bb9b5" style:font-size-asian="10pt" style:font-style-asian="normal" style:font-weight-asian="normal" style:font-size-complex="10pt" style:font-style-complex="normal" style:font-weight-complex="normal" style:text-scale="100%"/>
    </style:style>
    <style:style style:name="T147" style:family="text">
      <style:text-properties fo:color="#b3b3b3" loext:opacity="100%" style:font-name="Bitstream Vera Sans2" fo:font-size="10pt" fo:font-style="normal" fo:font-weight="normal" officeooo:rsid="002d99b4" style:font-size-asian="10pt" style:font-style-asian="normal" style:font-weight-asian="normal" style:font-size-complex="10pt" style:font-style-complex="normal" style:font-weight-complex="normal"/>
    </style:style>
    <style:style style:name="T148" style:family="text">
      <style:text-properties fo:color="#b3b3b3" loext:opacity="100%" style:font-name="Bitstream Vera Sans2" fo:font-size="10pt" fo:font-style="normal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149" style:family="text">
      <style:text-properties fo:color="#b3b3b3" loext:opacity="100%" style:font-name="Bitstream Vera Sans2" fo:font-size="10pt" fo:font-style="normal" fo:font-weight="normal" officeooo:rsid="002bb9b5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150" style:family="text">
      <style:text-properties fo:color="#b3b3b3" loext:opacity="100%" style:font-name="Bitstream Vera Sans2" fo:font-size="10pt" fo:font-style="normal" fo:font-weight="normal" officeooo:rsid="002988cb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151" style:family="text">
      <style:text-properties fo:color="#b3b3b3" loext:opacity="100%" style:font-name="Bitstream Vera Sans2" fo:font-size="10pt" fo:font-style="normal" fo:font-weight="normal" officeooo:rsid="004de9c2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152" style:family="text">
      <style:text-properties style:font-name="OpenSymbol3" style:font-name-asian="OpenSymbol3" style:font-name-complex="OpenSymbol3"/>
    </style:style>
    <style:style style:name="T153" style:family="text">
      <style:text-properties style:font-name="OpenSymbol3" fo:font-size="10pt" fo:font-weight="normal" style:font-name-asian="OpenSymbol3" style:font-size-asian="10pt" style:font-weight-asian="normal" style:font-name-complex="OpenSymbol3" style:font-size-complex="10pt" style:font-weight-complex="normal"/>
    </style:style>
    <style:style style:name="T154" style:family="text">
      <style:text-properties style:font-name="OpenSymbol3" fo:font-size="10pt" fo:font-weight="normal" style:font-name-asian="OpenSymbol3" style:font-size-asian="10pt" style:font-weight-asian="normal" style:font-name-complex="OpenSymbol3" style:font-size-complex="10pt" style:font-weight-complex="normal" style:text-scale="100%"/>
    </style:style>
    <style:style style:name="T155" style:family="text">
      <style:text-properties style:use-window-font-color="true" loext:opacity="0%" style:text-position="0% 100%" style:font-name="Bitstream Vera Sans" fo:font-size="10pt" fo:font-weight="normal" officeooo:rsid="002ee299" style:font-name-asian="OpenSymbol1" style:font-size-asian="10.5pt" style:font-name-complex="OpenSymbol1"/>
    </style:style>
    <style:style style:name="T156" style:family="text">
      <style:text-properties style:use-window-font-color="true" loext:opacity="0%" style:text-position="0% 100%" style:font-name="Bitstream Vera Sans" fo:font-size="10pt" fo:font-weight="normal" officeooo:rsid="0034d213" style:font-name-asian="OpenSymbol1" style:font-size-asian="10.5pt" style:font-name-complex="OpenSymbol1"/>
    </style:style>
    <style:style style:name="T157" style:family="text">
      <style:text-properties style:use-window-font-color="true" loext:opacity="0%" style:text-position="0% 100%" style:font-name="Bitstream Vera Sans" fo:font-size="10pt" fo:font-weight="normal" officeooo:rsid="0047482b" style:font-name-asian="OpenSymbol1" style:font-size-asian="10.5pt" style:font-name-complex="OpenSymbol1"/>
    </style:style>
    <style:style style:name="T158" style:family="text">
      <style:text-properties style:use-window-font-color="true" loext:opacity="0%" style:text-position="0% 100%" style:font-name="Bitstream Vera Sans" fo:font-size="10pt" fo:font-style="normal" fo:font-weight="normal" officeooo:rsid="002ee299" fo:background-color="transparent" loext:char-shading-value="0" style:font-name-asian="OpenSymbol1" style:font-size-asian="10.5pt" style:font-name-complex="OpenSymbol1"/>
    </style:style>
    <style:style style:name="T159" style:family="text">
      <style:text-properties style:use-window-font-color="true" loext:opacity="0%" style:text-position="0% 100%" style:font-name="Bitstream Vera Sans" fo:font-size="10pt" fo:letter-spacing="-0.007cm" fo:font-style="normal" fo:font-weight="normal" officeooo:rsid="002ee299" fo:background-color="transparent" loext:char-shading-value="0" style:font-name-asian="OpenSymbol1" style:font-size-asian="10.5pt" style:font-name-complex="OpenSymbol1"/>
    </style:style>
    <style:style style:name="T160" style:family="text">
      <style:text-properties style:use-window-font-color="true" loext:opacity="0%" style:text-position="0% 100%" style:font-name="Bitstream Vera Sans" fo:font-size="10pt" fo:letter-spacing="-0.007cm" fo:font-style="normal" fo:font-weight="normal" officeooo:rsid="00324eb1" fo:background-color="transparent" loext:char-shading-value="0" style:font-name-asian="OpenSymbol1" style:font-size-asian="10.5pt" style:font-name-complex="OpenSymbol1"/>
    </style:style>
    <style:style style:name="T161" style:family="text">
      <style:text-properties style:use-window-font-color="true" loext:opacity="0%" style:text-position="0% 100%" style:font-name="Bitstream Vera Sans" fo:font-size="10pt" fo:letter-spacing="-0.007cm" fo:font-style="normal" fo:font-weight="normal" officeooo:rsid="0040e8bf" fo:background-color="transparent" loext:char-shading-value="0" style:font-name-asian="OpenSymbol1" style:font-size-asian="10.5pt" style:font-name-complex="OpenSymbol1"/>
    </style:style>
    <style:style style:name="T162" style:family="text">
      <style:text-properties style:use-window-font-color="true" loext:opacity="0%" style:text-position="0% 100%" style:font-name="Bitstream Vera Sans" fo:font-size="10pt" fo:letter-spacing="-0.007cm" fo:font-weight="normal" officeooo:rsid="0030cd4c" style:font-name-asian="OpenSymbol1" style:font-size-asian="10.5pt" style:font-name-complex="OpenSymbol1"/>
    </style:style>
    <style:style style:name="T163" style:family="text">
      <style:text-properties style:use-window-font-color="true" loext:opacity="0%" style:text-position="0% 100%" style:font-name="Bitstream Vera Sans" fo:font-size="10pt" fo:letter-spacing="-0.007cm" fo:font-weight="normal" officeooo:rsid="002ee299" style:font-name-asian="OpenSymbol1" style:font-size-asian="10.5pt" style:font-name-complex="OpenSymbol1"/>
    </style:style>
    <style:style style:name="T164" style:family="text">
      <style:text-properties style:use-window-font-color="true" loext:opacity="0%" style:text-position="0% 100%" style:font-name="Bitstream Vera Sans" fo:font-size="10pt" fo:letter-spacing="-0.014cm" fo:font-style="normal" fo:font-weight="normal" officeooo:rsid="0030cd4c" fo:background-color="transparent" loext:char-shading-value="0" style:font-name-asian="OpenSymbol1" style:font-size-asian="10.5pt" style:font-name-complex="OpenSymbol1"/>
    </style:style>
    <style:style style:name="T165" style:family="text">
      <style:text-properties style:use-window-font-color="true" loext:opacity="0%" style:text-position="0% 100%" style:font-name="Bitstream Vera Sans" fo:font-size="10pt" fo:letter-spacing="-0.014cm" fo:font-weight="normal" officeooo:rsid="0030cd4c" style:font-name-asian="OpenSymbol1" style:font-size-asian="10.5pt" style:font-name-complex="OpenSymbol1"/>
    </style:style>
    <style:style style:name="T166" style:family="text">
      <style:text-properties style:use-window-font-color="true" loext:opacity="0%" style:text-position="0% 100%" style:font-name="Bitstream Vera Sans" fo:font-size="10pt" fo:letter-spacing="-0.014cm" fo:font-weight="normal" officeooo:rsid="002ee299" style:font-name-asian="OpenSymbol1" style:font-size-asian="10.5pt" style:font-name-complex="OpenSymbol1"/>
    </style:style>
    <style:style style:name="T167" style:family="text">
      <style:text-properties style:use-window-font-color="true" loext:opacity="0%" style:text-position="0% 100%" style:font-name="Bitstream Vera Sans" fo:font-weight="normal" officeooo:rsid="0030cd4c" style:font-name-asian="OpenSymbol1" style:font-size-asian="10.5pt" style:font-name-complex="OpenSymbol1"/>
    </style:style>
    <style:style style:name="T168" style:family="text">
      <style:text-properties style:use-window-font-color="true" loext:opacity="0%" style:text-position="0% 100%" style:font-name="Bitstream Vera Sans" fo:font-weight="normal" officeooo:rsid="00327159" style:font-name-asian="OpenSymbol1" style:font-size-asian="10.5pt" style:font-name-complex="OpenSymbol1"/>
    </style:style>
    <style:style style:name="T169" style:family="text">
      <style:text-properties style:font-name="OpenSymbol1"/>
    </style:style>
    <style:style style:name="T170" style:family="text">
      <style:text-properties style:font-name="OpenSymbol1" fo:font-size="10pt" fo:font-weight="normal" style:font-name-asian="OpenSymbol3" style:font-size-asian="10pt" style:font-weight-asian="normal" style:font-name-complex="OpenSymbol3" style:font-size-complex="10pt" style:font-weight-complex="normal" style:text-scale="100%"/>
    </style:style>
    <style:style style:name="T171" style:family="text">
      <style:text-properties style:font-name="OpenSymbol1" fo:font-size="10pt" fo:font-style="normal" fo:font-weight="normal" officeooo:rsid="001c96e1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72" style:family="text">
      <style:text-properties style:font-name="OpenSymbol1" fo:font-size="10pt" fo:font-style="normal" officeooo:rsid="002a6197" style:font-name-asian="OpenSymbol3" style:font-name-complex="OpenSymbol3" style:text-scale="100%"/>
    </style:style>
    <style:style style:name="T173" style:family="text">
      <style:text-properties style:font-name="OpenSymbol1" fo:font-size="10pt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74" style:family="text">
      <style:text-properties style:font-name="OpenSymbol1" style:font-name-asian="OpenSymbol3" style:font-name-complex="OpenSymbol3"/>
    </style:style>
    <style:style style:name="T175" style:family="text">
      <style:text-properties style:font-name="OpenSymbol1" style:font-name-asian="OpenSymbol3" style:font-name-complex="OpenSymbol3" style:text-scale="100%"/>
    </style:style>
    <style:style style:name="T176" style:family="text">
      <style:text-properties style:font-name="OpenSymbol1" officeooo:rsid="002a6197" style:font-name-asian="OpenSymbol3" style:font-name-complex="OpenSymbol3" style:text-scale="100%"/>
    </style:style>
    <style:style style:name="T177" style:family="text">
      <style:text-properties style:font-name="OpenSymbol1" officeooo:rsid="002988cb" style:font-name-asian="OpenSymbol3" style:font-name-complex="OpenSymbol3" style:text-scale="100%"/>
    </style:style>
    <style:style style:name="T178" style:family="text">
      <style:text-properties style:font-name="OpenSymbol1" fo:font-weight="bold" style:font-name-asian="Times New Roman" style:font-weight-asian="bold" style:font-name-complex="Times New Roman" style:font-weight-complex="bold"/>
    </style:style>
    <style:style style:name="T179" style:family="text">
      <style:text-properties style:font-name="OpenSymbol1" fo:font-weight="normal" style:font-name-asian="Times New Roman" style:font-weight-asian="normal" style:font-name-complex="Times New Roman" style:font-weight-complex="normal"/>
    </style:style>
    <style:style style:name="T180" style:family="text">
      <style:text-properties style:font-name="OpenSymbol5"/>
    </style:style>
    <style:style style:name="T181" style:family="text">
      <style:text-properties style:font-name="OpenSymbol5" fo:font-size="10pt" fo:font-weight="normal" style:font-size-asian="10pt" style:font-weight-asian="normal" style:font-size-complex="10pt" style:font-weight-complex="normal"/>
    </style:style>
    <style:style style:name="T182" style:family="text">
      <style:text-properties style:font-name="OpenSymbol5" fo:font-size="10pt" fo:font-weight="normal" style:font-size-asian="10pt" style:font-weight-asian="normal" style:font-size-complex="10pt" style:font-weight-complex="normal" style:text-scale="100%"/>
    </style:style>
    <style:style style:name="T183" style:family="text">
      <style:text-properties style:font-weight-asian="bold" style:font-size-complex="10pt" style:font-weight-complex="bold"/>
    </style:style>
    <style:style style:name="T184" style:family="text">
      <style:text-properties fo:color="#7fb241" loext:opacity="100%" fo:font-size="10pt" fo:font-weight="bold" officeooo:rsid="001c96e1" style:font-size-asian="10pt" style:font-weight-asian="bold" style:font-size-complex="10pt" style:font-weight-complex="bold"/>
    </style:style>
    <style:style style:name="T185" style:family="text">
      <style:text-properties fo:color="#c74028" loext:opacity="100%" fo:font-size="10pt" fo:font-weight="bold" officeooo:rsid="001c96e1" style:font-size-asian="10pt" style:font-weight-asian="bold" style:font-size-complex="10pt" style:font-weight-complex="bold"/>
    </style:style>
    <style:style style:name="T186" style:family="text">
      <style:text-properties fo:color="#c74028" loext:opacity="100%" fo:font-size="10pt" fo:font-weight="bold" officeooo:rsid="00263e29" style:font-size-asian="10pt" style:font-weight-asian="bold" style:font-size-complex="10pt" style:font-weight-complex="bold"/>
    </style:style>
    <style:style style:name="T187" style:family="text">
      <style:text-properties fo:color="#c74028" loext:opacity="100%" fo:font-size="10pt" fo:font-weight="normal" officeooo:rsid="001c96e1" style:font-size-asian="10pt" style:font-weight-asian="normal" style:font-size-complex="10pt" style:font-weight-complex="normal"/>
    </style:style>
    <style:style style:name="T188" style:family="text">
      <style:text-properties fo:color="#c74028" loext:opacity="100%" fo:font-size="10pt" fo:letter-spacing="normal" fo:font-weight="bold" officeooo:rsid="001c96e1" style:font-size-asian="10pt" style:font-weight-asian="bold" style:font-size-complex="10pt" style:font-weight-complex="bold"/>
    </style:style>
    <style:style style:name="T189" style:family="text">
      <style:text-properties fo:color="#c74028" loext:opacity="100%" fo:font-size="10pt" fo:letter-spacing="normal" fo:font-weight="bold" officeooo:rsid="00263e29" style:font-size-asian="10pt" style:font-weight-asian="bold" style:font-size-complex="10pt" style:font-weight-complex="bold"/>
    </style:style>
    <style:style style:name="T190" style:family="text">
      <style:text-properties fo:color="#c74028" loext:opacity="100%" fo:font-size="10pt" fo:letter-spacing="normal" fo:font-weight="normal" officeooo:rsid="001c96e1" style:font-size-asian="10pt" style:font-weight-asian="normal" style:font-size-complex="10pt" style:font-weight-complex="normal"/>
    </style:style>
    <style:style style:name="T191" style:family="text">
      <style:text-properties fo:color="#ff3333" loext:opacity="100%" fo:font-size="10pt" fo:font-weight="bold" officeooo:rsid="001c96e1" style:font-size-asian="10pt" style:font-weight-asian="bold" style:font-size-complex="10pt" style:font-weight-complex="bold"/>
    </style:style>
    <style:style style:name="T192" style:family="text">
      <style:text-properties fo:font-weight="bold" style:font-name-asian="Times New Roman" style:font-weight-asian="bold" style:font-name-complex="Times New Roman" style:font-weight-complex="bold"/>
    </style:style>
    <style:style style:name="T193" style:family="text">
      <style:text-properties fo:font-weight="normal" style:font-name-asian="Times New Roman" style:font-weight-asian="normal" style:font-name-complex="Times New Roman" style:font-weight-complex="normal"/>
    </style:style>
    <style:style style:name="T194" style:family="text">
      <style:text-properties fo:font-weight="normal" style:font-size-asian="10pt" style:font-style-asian="normal" style:font-weight-asian="normal" style:font-size-complex="10pt" style:font-style-complex="normal" style:font-weight-complex="normal"/>
    </style:style>
    <style:style style:name="T195" style:family="text">
      <style:text-properties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196" style:family="text">
      <style:text-properties fo:font-weight="normal" officeooo:rsid="0034d213" style:font-size-asian="10pt" style:font-style-asian="normal" style:font-weight-asian="normal" style:font-size-complex="10pt" style:font-style-complex="normal" style:font-weight-complex="normal" style:text-scale="100%"/>
    </style:style>
    <style:style style:name="T197" style:family="text">
      <style:text-properties fo:font-weight="normal" officeooo:rsid="002bb9b5" style:font-size-asian="10pt" style:font-style-asian="normal" style:font-weight-asian="normal" style:font-size-complex="10pt" style:font-style-complex="normal" style:font-weight-complex="normal" style:text-scale="100%"/>
    </style:style>
    <style:style style:name="T198" style:family="text">
      <style:text-properties fo:font-weight="normal" officeooo:rsid="002988cb" style:font-size-asian="10pt" style:font-style-asian="normal" style:font-weight-asian="normal" style:font-size-complex="10pt" style:font-style-complex="normal" style:font-weight-complex="normal" style:text-scale="100%"/>
    </style:style>
    <style:style style:name="T199" style:family="text">
      <style:text-properties fo:font-weight="normal" officeooo:rsid="002d99b4" style:font-size-asian="10pt" style:font-style-asian="normal" style:font-weight-asian="normal" style:font-size-complex="10pt" style:font-style-complex="normal" style:font-weight-complex="normal"/>
    </style:style>
    <style:style style:name="T200" style:family="text">
      <style:text-properties fo:font-weight="normal" officeooo:rsid="004b4600" style:font-size-asian="10pt" style:font-style-asian="normal" style:font-weight-asian="normal" style:font-size-complex="10pt" style:font-style-complex="normal" style:font-weight-complex="normal"/>
    </style:style>
    <style:style style:name="T201" style:family="text">
      <style:text-properties fo:font-weight="normal" officeooo:rsid="004de9c2" style:font-size-asian="10pt" style:font-style-asian="normal" style:font-weight-asian="normal" style:font-size-complex="10pt" style:font-style-complex="normal" style:font-weight-complex="normal"/>
    </style:style>
    <style:style style:name="T202" style:family="text">
      <style:text-properties fo:font-weight="normal" style:font-weight-asian="normal" style:font-weight-complex="normal"/>
    </style:style>
    <style:style style:name="T203" style:family="text">
      <style:text-properties fo:font-weight="normal" style:font-weight-asian="normal" style:font-weight-complex="normal" style:text-scale="100%"/>
    </style:style>
    <style:style style:name="T204" style:family="text">
      <style:text-properties fo:font-weight="normal" officeooo:rsid="002ba23c" style:font-weight-asian="normal" style:font-weight-complex="normal"/>
    </style:style>
    <style:style style:name="T205" style:family="text">
      <style:text-properties fo:font-weight="normal" officeooo:rsid="003f2004" style:font-weight-asian="normal" style:font-size-complex="10pt" style:font-weight-complex="normal" style:text-scale="100%"/>
    </style:style>
    <style:style style:name="T206" style:family="text">
      <style:text-properties fo:font-weight="normal" officeooo:rsid="0038fd4a" style:font-name-asian="OpenSymbol3" style:font-weight-asian="normal" style:font-name-complex="OpenSymbol3" style:font-weight-complex="normal" style:text-scale="100%"/>
    </style:style>
    <style:style style:name="T207" style:family="text">
      <style:text-properties fo:font-weight="normal" officeooo:rsid="004a9eb6" fo:background-color="#ffff00" loext:char-shading-value="0" style:font-name-asian="OpenSymbol3" style:font-weight-asian="normal" style:font-name-complex="OpenSymbol3" style:font-weight-complex="normal" style:text-scale="100%"/>
    </style:style>
    <style:style style:name="T208" style:family="text">
      <style:text-properties fo:font-weight="normal" style:font-size-asian="9pt" style:font-style-asian="normal" style:font-weight-asian="normal" style:font-size-complex="9pt" style:font-style-complex="normal" style:font-weight-complex="normal"/>
    </style:style>
    <style:style style:name="T209" style:family="text">
      <style:text-properties fo:font-weight="normal" style:font-size-asian="9pt" style:font-style-asian="normal" style:font-weight-asian="normal" style:font-size-complex="9pt" style:font-style-complex="normal" style:font-weight-complex="normal" style:text-scale="100%"/>
    </style:style>
    <style:style style:name="T210" style:family="text">
      <style:text-properties fo:font-weight="normal" officeooo:rsid="002bb9b5" style:font-size-asian="9pt" style:font-style-asian="normal" style:font-weight-asian="normal" style:font-size-complex="9pt" style:font-style-complex="normal" style:font-weight-complex="normal" style:text-scale="100%"/>
    </style:style>
    <style:style style:name="T211" style:family="text">
      <style:text-properties fo:font-weight="normal" officeooo:rsid="002988cb" style:font-size-asian="9pt" style:font-style-asian="normal" style:font-weight-asian="normal" style:font-size-complex="9pt" style:font-style-complex="normal" style:font-weight-complex="normal" style:text-scale="100%"/>
    </style:style>
    <style:style style:name="T212" style:family="text">
      <style:text-properties fo:font-weight="normal" officeooo:rsid="003f2004" style:font-style-asian="normal" style:font-weight-asian="normal" style:font-size-complex="9pt" style:font-style-complex="normal" style:font-weight-complex="normal"/>
    </style:style>
    <style:style style:name="T213" style:family="text">
      <style:text-properties fo:font-weight="normal" officeooo:rsid="003f2004" style:font-style-asian="normal" style:font-weight-asian="normal" style:font-size-complex="10pt" style:font-style-complex="normal" style:font-weight-complex="normal"/>
    </style:style>
    <style:style style:name="T214" style:family="text">
      <style:text-properties fo:font-weight="normal" officeooo:rsid="003f2004" style:font-style-asian="normal" style:font-weight-asian="normal" style:font-size-complex="10pt" style:font-style-complex="normal" style:font-weight-complex="normal" style:text-scale="100%"/>
    </style:style>
    <style:style style:name="T215" style:family="text">
      <style:text-properties officeooo:rsid="002a32a0"/>
    </style:style>
    <style:style style:name="T216" style:family="text">
      <style:text-properties officeooo:rsid="002988cb"/>
    </style:style>
    <style:style style:name="T217" style:family="text">
      <style:text-properties officeooo:rsid="002a6197"/>
    </style:style>
    <style:style style:name="T218" style:family="text">
      <style:text-properties officeooo:rsid="002ee299"/>
    </style:style>
    <style:style style:name="T219" style:family="text">
      <style:text-properties fo:color="#e8c32a" loext:opacity="100%" style:font-name="Bitstream Vera Sans" fo:font-size="10pt" fo:font-weight="bold" officeooo:rsid="002ee299" style:font-size-asian="10.5pt"/>
    </style:style>
    <style:style style:name="T220" style:family="text">
      <style:text-properties officeooo:rsid="0034c2fc"/>
    </style:style>
    <style:style style:name="T221" style:family="text">
      <style:text-properties officeooo:rsid="0034d213"/>
    </style:style>
    <style:style style:name="T222" style:family="text">
      <style:text-properties style:text-position="0% 100%" fo:font-weight="normal" officeooo:rsid="0050c936" style:font-size-asian="10.5pt"/>
    </style:style>
    <style:style style:name="T223" style:family="text">
      <style:text-properties style:text-position="0% 100%" fo:font-weight="normal" officeooo:rsid="0030cd4c" style:font-size-asian="10.5pt"/>
    </style:style>
    <style:style style:name="T224" style:family="text">
      <style:text-properties style:text-position="0% 100%" fo:font-size="9pt" fo:font-weight="normal" officeooo:rsid="00425cb8" style:font-size-asian="9pt" style:font-weight-asian="normal" style:font-size-complex="9pt" style:font-weight-complex="normal"/>
    </style:style>
    <style:style style:name="T225" style:family="text">
      <style:text-properties officeooo:rsid="0035f893"/>
    </style:style>
    <style:style style:name="T226" style:family="text">
      <style:text-properties officeooo:rsid="00386753"/>
    </style:style>
    <style:style style:name="T227" style:family="text">
      <style:text-properties style:font-name-asian="OpenSymbol3" style:font-name-complex="OpenSymbol3"/>
    </style:style>
    <style:style style:name="T228" style:family="text">
      <style:text-properties fo:letter-spacing="-0.014cm"/>
    </style:style>
    <style:style style:name="T229" style:family="text">
      <style:text-properties fo:font-size="9pt" style:font-size-asian="9pt" style:font-size-complex="9pt"/>
    </style:style>
    <style:style style:name="T230" style:family="text">
      <style:text-properties fo:font-size="9pt" officeooo:rsid="003f2004" style:font-size-asian="9pt" style:font-size-complex="9pt"/>
    </style:style>
    <style:style style:name="T231" style:family="text">
      <style:text-properties fo:font-size="9pt" officeooo:rsid="004a9eb6" style:font-size-asian="9pt" style:font-size-complex="9pt"/>
    </style:style>
    <style:style style:name="T232" style:family="text">
      <style:text-properties fo:font-size="9pt" officeooo:rsid="004c26f5" style:font-size-asian="9pt" style:font-size-complex="9pt"/>
    </style:style>
    <style:style style:name="T233" style:family="text">
      <style:text-properties fo:font-size="9pt" officeooo:rsid="003f2004" style:font-size-asian="9pt" style:font-size-complex="9pt" style:text-scale="100%"/>
    </style:style>
    <style:style style:name="T234" style:family="text">
      <style:text-properties fo:font-size="9pt" officeooo:rsid="004d3de5" style:font-size-asian="9pt" style:font-size-complex="9pt"/>
    </style:style>
    <style:style style:name="T235" style:family="text">
      <style:text-properties fo:font-size="9pt" fo:font-weight="normal" style:font-size-asian="9pt" style:font-style-asian="normal" style:font-weight-asian="normal" style:font-size-complex="9pt" style:font-style-complex="normal" style:font-weight-complex="normal"/>
    </style:style>
    <style:style style:name="T236" style:family="text">
      <style:text-properties fo:font-size="9pt" fo:font-weight="normal" officeooo:rsid="002134f3" style:font-size-asian="9pt" style:font-style-asian="normal" style:font-weight-asian="normal" style:font-size-complex="9pt" style:font-style-complex="normal" style:font-weight-complex="normal"/>
    </style:style>
    <style:style style:name="T237" style:family="text">
      <style:text-properties fo:font-size="9pt" fo:font-weight="normal" officeooo:rsid="003f2004" style:font-size-asian="9pt" style:font-style-asian="normal" style:font-weight-asian="normal" style:font-size-complex="9pt" style:font-style-complex="normal" style:font-weight-complex="normal"/>
    </style:style>
    <style:style style:name="T238" style:family="text">
      <style:text-properties fo:font-size="9pt" fo:font-weight="normal" officeooo:rsid="004a9eb6" fo:background-color="#ffff00" loext:char-shading-value="0" style:font-name-asian="OpenSymbol3" style:font-size-asian="9pt" style:font-weight-asian="normal" style:font-name-complex="OpenSymbol3" style:font-size-complex="9pt" style:font-weight-complex="normal" style:text-scale="100%"/>
    </style:style>
    <style:style style:name="T239" style:family="text">
      <style:text-properties fo:font-size="9pt" officeooo:rsid="004a9eb6"/>
    </style:style>
    <style:style style:name="T240" style:family="text">
      <style:text-properties fo:font-size="9pt" officeooo:rsid="003f2004"/>
    </style:style>
    <style:style style:name="T241" style:family="text">
      <style:text-properties officeooo:rsid="004a9eb6" fo:background-color="#ffff00" loext:char-shading-value="0" style:font-name-asian="OpenSymbol3" style:font-name-complex="OpenSymbol3"/>
    </style:style>
    <style:style style:name="T242" style:family="text">
      <style:text-properties officeooo:rsid="003f2004" fo:background-color="#ffff00" loext:char-shading-value="0" style:font-name-asian="OpenSymbol3" style:font-name-complex="OpenSymbol3"/>
    </style:style>
    <style:style style:name="T243" style:family="text">
      <style:text-properties officeooo:rsid="004d3de5"/>
    </style:style>
    <style:style style:name="T244" style:family="text">
      <style:text-properties style:text-underline-style="none" fo:font-weight="normal" officeooo:rsid="002988cb" style:font-size-asian="9pt" style:font-style-asian="normal" style:font-weight-asian="normal" style:font-size-complex="9pt" style:font-style-complex="normal" style:font-weight-complex="normal" style:text-scale="100%"/>
    </style:style>
    <style:style style:name="T245" style:family="text">
      <style:text-properties fo:font-style="normal" fo:font-weight="normal" officeooo:rsid="003f2004" style:font-style-asian="normal" style:font-weight-asian="normal" style:font-size-complex="10pt" style:font-style-complex="normal" style:font-weight-complex="normal" style:text-scale="100%"/>
    </style:style>
    <style:style style:name="T246" style:family="text">
      <style:text-properties fo:font-style="normal" fo:font-weight="normal" officeooo:rsid="003f2004" style:font-style-asian="normal" style:font-weight-asian="normal" style:font-size-complex="10pt" style:font-style-complex="normal" style:font-weight-complex="normal"/>
    </style:style>
    <style:style style:name="T247" style:family="text">
      <style:text-properties officeooo:rsid="003f2004"/>
    </style:style>
    <style:style style:name="T248" style:family="text">
      <style:text-properties officeooo:rsid="003f2004" style:text-scale="100%"/>
    </style:style>
    <style:style style:name="T249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250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4" text:outline-level="1"><draw:g text:anchor-type="paragraph" draw:z-index="17" draw:name="Forme5" draw:style-name="gr1"><draw:custom-shape draw:style-name="gr2" draw:text-style-name="P142" svg:width="3.964cm" svg:height="0.641cm" draw:transform="skewX (0.00279252680319092) rotate (0.0872664625997165) translate (-0.370416666666667cm -0.0934861111111111cm)"><text:p text:style-name="P141"><text:span text:style-name="T249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_5f_Consigne"><text:span text:style-name="T19"><draw:frame draw:style-name="fr1" draw:name="Cadre3" text:anchor-type="as-char" svg:y="-10.342cm" svg:width="9.11cm" draw:z-index="15"><draw:text-box fo:min-height="12.813cm"><text:section text:style-name="Sect1" text:name="Section4"><text:p text:style-name="P40"/><text:p text:style-name="P3">Calcule.</text:p><text:section text:style-name="Sect2" text:name="Section3"><text:p text:style-name="P54">A <text:span text:style-name="T169"></text:span> (<text:span text:style-name="T8">─</text:span>2) <text:span text:style-name="T8"></text:span> (<text:span text:style-name="T169">─</text:span>3)</text:p><text:p text:style-name="P55">B <text:span text:style-name="T169"></text:span> (<text:span text:style-name="T169">─</text:span>5) <text:span text:style-name="T8"></text:span> (<text:span text:style-name="T169"></text:span>7)</text:p><text:p text:style-name="P54">C <text:span text:style-name="T169"></text:span> (<text:span text:style-name="T169"></text:span>2) <text:span text:style-name="T8"></text:span> (<text:span text:style-name="T169"></text:span>4)</text:p><text:p text:style-name="P54">D <text:span text:style-name="T169"></text:span> (<text:span text:style-name="T169"></text:span>6) <text:span text:style-name="T8"></text:span> (<text:span text:style-name="T169">─</text:span>9)</text:p></text:section><text:p text:style-name="_5f_Paragraphe_20_livret_20_"><text:span text:style-name="Bold_5f_niv1"><text:span text:style-name="T183">Correction<text:line-break/></text:span></text:span><text:span text:style-name="_5f_BVS"><text:span text:style-name="T20">A </text:span></text:span><text:span text:style-name="_5f_BVS"><text:span text:style-name="T21">est la somme de nombres de </text:span></text:span><text:span text:style-name="_5f_BVS"><text:span text:style-name="T184">même signe</text:span></text:span><text:span text:style-name="_5f_BVS"><text:span text:style-name="T21"> </text:span></text:span></text:p><text:p text:style-name="_5f_Paragraphe_20_livret_20_"><text:span text:style-name="_5f_BVS">(négatif)</text:span><text:span text:style-name="_5f_BVS"><text:span text:style-name="T202"> </text:span></text:span><text:span text:style-name="_5f_BVS">: le résultat est négatif </text:span></text:p><text:p text:style-name="_5f_Paragraphe_20_livret_20_"><text:span text:style-name="_5f_BVS"><text:span text:style-name="T21">et on </text:span></text:span><text:span text:style-name="_5f_BVS"><text:span text:style-name="T184">additionne</text:span></text:span><text:span text:style-name="_5f_BVS"><text:span text:style-name="T21"> les distances à zéro.</text:span></text:span></text:p><text:p text:style-name="P76"><text:span text:style-name="_5f_BVS"><text:span text:style-name="T20">B </text:span></text:span><text:span text:style-name="_5f_BVS"><text:span text:style-name="T21">est la somme de nombres de signes </text:span></text:span><text:span text:style-name="_5f_BVS"><text:span text:style-name="T185">contraires</text:span></text:span><text:span text:style-name="_5f_BVS"><text:span text:style-name="T187"> </text:span></text:span><text:span text:style-name="_5f_BVS"><text:span text:style-name="T21">:</text:span></text:span></text:p><text:p text:style-name="_5f_Paragraphe_20_livret_20_"><text:span text:style-name="_5f_BVS"><text:span text:style-name="T21">le résultat est positif car 7 </text:span></text:span><text:span text:style-name="_5f_variables"><text:span text:style-name="T171"></text:span></text:span><text:span text:style-name="_5f_BVS"><text:span text:style-name="T21"> 5 </text:span></text:span></text:p><text:p text:style-name="_5f_Paragraphe_20_livret_20_"><text:span text:style-name="_5f_BVS"><text:span text:style-name="T21">et on</text:span></text:span><text:span text:style-name="_5f_BVS"><text:span text:style-name="T191"> </text:span></text:span><text:span text:style-name="_5f_BVS"><text:span text:style-name="T185">soustrai</text:span></text:span><text:span text:style-name="_5f_BVS"><text:span text:style-name="T186">t</text:span></text:span><text:span text:style-name="_5f_BVS"><text:span text:style-name="T21"> les distances à zéro.</text:span></text:span></text:p><text:p text:style-name="_5f_Paragraphe_20_livret_20_"><text:span text:style-name="_5f_BVS"><text:span text:style-name="T20">C </text:span></text:span><text:span text:style-name="_5f_BVS"><text:span text:style-name="T21">est la somme de nombres de </text:span></text:span><text:span text:style-name="_5f_BVS"><text:span text:style-name="T184">même signe</text:span></text:span><text:span text:style-name="_5f_BVS"><text:span text:style-name="T21"> </text:span></text:span></text:p><text:p text:style-name="_5f_Paragraphe_20_livret_20_"><text:span text:style-name="_5f_BVS">(positif)</text:span><text:span text:style-name="_5f_BVS"><text:span text:style-name="T202"> </text:span></text:span><text:span text:style-name="_5f_BVS">: le résultat est positif </text:span></text:p><text:p text:style-name="_5f_Paragraphe_20_livret_20_"><text:span text:style-name="_5f_BVS"><text:span text:style-name="T21">et on </text:span></text:span><text:span text:style-name="_5f_BVS"><text:span text:style-name="T184">additionne</text:span></text:span><text:span text:style-name="_5f_BVS"><text:span text:style-name="T21"> les distances à zéro.</text:span></text:span></text:p><text:p text:style-name="P76"><text:span text:style-name="_5f_BVS"><text:span text:style-name="T20">D</text:span></text:span><text:span text:style-name="_5f_BVS"><text:span text:style-name="T23"> </text:span></text:span><text:span text:style-name="_5f_BVS"><text:span text:style-name="T24">est la somme de nombres de signe</text:span></text:span><text:span text:style-name="_5f_BVS"><text:span text:style-name="T25">s</text:span></text:span><text:span text:style-name="_5f_BVS"><text:span text:style-name="T24"> </text:span></text:span><text:span text:style-name="_5f_BVS"><text:span text:style-name="T188">contraire</text:span></text:span><text:span text:style-name="_5f_BVS"><text:span text:style-name="T189">s</text:span></text:span><text:span text:style-name="_5f_BVS"><text:span text:style-name="T190"> </text:span></text:span><text:span text:style-name="_5f_BVS"><text:span text:style-name="T24">:</text:span></text:span></text:p><text:p text:style-name="_5f_Paragraphe_20_livret_20_"><text:span text:style-name="_5f_BVS"><text:span text:style-name="T21">le résultat est négatif car 9 </text:span></text:span><text:span text:style-name="_5f_variables"><text:span text:style-name="T171"></text:span></text:span><text:span text:style-name="_5f_BVS"><text:span text:style-name="T21"> 6 </text:span></text:span></text:p><text:p text:style-name="_5f_Paragraphe_20_livret_20_"><text:span text:style-name="_5f_BVS"><text:span text:style-name="T21">et on </text:span></text:span><text:span text:style-name="_5f_BVS"><text:span text:style-name="T185">soustrai</text:span></text:span><text:span text:style-name="_5f_BVS"><text:span text:style-name="T186">t</text:span></text:span><text:span text:style-name="_5f_BVS"><text:span text:style-name="T21"> les distances à zéro.</text:span></text:span></text:p><text:p text:style-name="P52"><text:span text:style-name="_5f_BVS"><text:span text:style-name="T21"/></text:span></text:p><text:section text:style-name="Sect2" text:name="Section6"><text:p text:style-name="P58">A <text:span text:style-name="T169"></text:span> (<text:span text:style-name="T169">─</text:span>2) <text:span text:style-name="T9"></text:span> (<text:span text:style-name="T169">─</text:span>3)</text:p><text:p text:style-name="P54">A <text:span text:style-name="T169"></text:span> <text:span text:style-name="T169">─</text:span>(2 <text:span text:style-name="T8"></text:span> 3)<text:span text:style-name="T192"> </text:span><text:span text:style-name="T178"></text:span><text:span text:style-name="T192"> </text:span><text:span text:style-name="T178">─</text:span><text:span text:style-name="T192">5</text:span></text:p><text:p text:style-name="P53"/><text:p text:style-name="P54">B <text:span text:style-name="T169"></text:span> (<text:span text:style-name="T169">─</text:span>5) <text:span text:style-name="T8"></text:span> (<text:span text:style-name="T169"></text:span>7)</text:p><text:p text:style-name="P56">B <text:span text:style-name="T169"></text:span> <text:span text:style-name="T169"></text:span>(7 <text:span text:style-name="T169">─</text:span> 5)<text:span text:style-name="T192"> </text:span><text:span text:style-name="_5f_opensymbol"><text:span text:style-name="T173"></text:span></text:span><text:span text:style-name="T192"> </text:span><text:span text:style-name="T178"></text:span><text:span text:style-name="T192">2</text:span></text:p><text:p text:style-name="P57">C <text:span text:style-name="T169"></text:span> (<text:span text:style-name="T169"></text:span>2) <text:span text:style-name="T9"></text:span> (<text:span text:style-name="T169"></text:span>4)</text:p><text:p text:style-name="P54"><text:span text:style-name="T193">C </text:span><text:span text:style-name="T179"></text:span><text:span text:style-name="T193"> </text:span><text:span text:style-name="T179"></text:span><text:span text:style-name="T193">(2 </text:span><text:span text:style-name="T8"></text:span><text:span text:style-name="T193"> 4) </text:span><text:span text:style-name="T179"></text:span><text:span text:style-name="T193"> </text:span><text:span text:style-name="T178"></text:span><text:span text:style-name="T192">6</text:span></text:p><text:p text:style-name="P53"/><text:p text:style-name="P57">D <text:span text:style-name="T169"></text:span> (<text:span text:style-name="T9"></text:span>6) <text:span text:style-name="T9"></text:span> (<text:span text:style-name="T169">─</text:span>9)</text:p><text:p text:style-name="P59"><text:span text:style-name="Police_20_par_20_défaut"><text:span text:style-name="T36">D </text:span></text:span><text:span text:style-name="Police_20_par_20_défaut"><text:span text:style-name="T68"></text:span></text:span><text:span text:style-name="Police_20_par_20_défaut"><text:span text:style-name="T36"> </text:span></text:span><text:span text:style-name="Police_20_par_20_défaut"><text:span text:style-name="T68">─</text:span></text:span><text:span text:style-name="Police_20_par_20_défaut"><text:span text:style-name="T36">(9 </text:span></text:span><text:span text:style-name="Police_20_par_20_défaut"><text:span text:style-name="T8">─</text:span></text:span><text:span text:style-name="Police_20_par_20_défaut"><text:span text:style-name="T36"> 6) </text:span></text:span><text:span text:style-name="_5f_opensymbol"><text:span text:style-name="T70"></text:span></text:span><text:span text:style-name="Police_20_par_20_défaut"><text:span text:style-name="T36"> </text:span></text:span><text:span text:style-name="Police_20_par_20_défaut"><text:span text:style-name="T69">─</text:span></text:span><text:span text:style-name="Police_20_par_20_défaut"><text:span text:style-name="T37">3</text:span></text:span></text:p></text:section></text:section></draw:text-box></draw:frame></text:span></text:span></text:h>
      <text:list xml:id="list235635454" text:style-name="Num_5f_Exo">
        <text:list-item>
          <text:h text:style-name="P85" text:outline-level="1"> Complète le tableau en suivant l’exemple de la première ligne.</text:h>
        </text:list-item>
      </text:list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header-rows>
          <table:table-row table:style-name="Tableau15.1">
            <table:table-cell table:style-name="Tableau15.A1" office:value-type="string">
              <text:p text:style-name="P42">perd <text:line-break/>19 €</text:p>
            </table:table-cell>
            <table:table-cell table:style-name="Tableau15.A1" office:value-type="string">
              <text:p text:style-name="P41">gagne <text:line-break/>12 €</text:p>
            </table:table-cell>
            <table:table-cell table:style-name="Tableau15.A1" office:value-type="string">
              <text:p text:style-name="P41">une perte<text:line-break/>de 7 €</text:p>
            </table:table-cell>
            <table:table-cell table:style-name="Tableau15.D1" office:value-type="string">
              <text:p text:style-name="P44"><text:span text:style-name="T202">(</text:span><text:span text:style-name="T125">─</text:span><text:span text:style-name="T202"> </text:span><text:span text:style-name="T204">19</text:span><text:span text:style-name="T202">) </text:span><text:span text:style-name="_5f_Symbole"><text:span text:style-name="T14"></text:span></text:span><text:span text:style-name="T202"> (</text:span><text:span text:style-name="_5f_Symbole"><text:span text:style-name="T14"></text:span></text:span><text:span text:style-name="T204">12</text:span><text:span text:style-name="T202">) </text:span><text:span text:style-name="_5f_Symbole"><text:span text:style-name="T224">=</text:span></text:span><text:span text:style-name="T204"> </text:span><text:span text:style-name="T125">─</text:span><text:span text:style-name="T204"> 7</text:span></text:p>
            </table:table-cell>
          </table:table-row>
        </table:table-header-rows>
        <table:table-row table:style-name="Tableau15.2">
          <table:table-cell table:style-name="Tableau15.A4" office:value-type="string">
            <text:p text:style-name="P41"><text:span text:style-name="T220">p</text:span>erd<text:line-break/>4 €</text:p>
          </table:table-cell>
          <table:table-cell table:style-name="Tableau15.B4" office:value-type="string">
            <text:p text:style-name="P41"><text:span text:style-name="T220">p</text:span>erd<text:line-break/>8 €</text:p>
          </table:table-cell>
          <table:table-cell table:style-name="Tableau15.C2" office:value-type="string">
            <text:p text:style-name="P45"><text:span text:style-name="_5f_Correction_20_surligné"><text:span text:style-name="T229">une perte de 12 €</text:span></text:span></text:p>
          </table:table-cell>
          <table:table-cell table:style-name="Tableau15.D2" office:value-type="string">
            <text:p text:style-name="P103"><text:span text:style-name="_5f_Correction_20_surligné"><text:span text:style-name="T229">(</text:span></text:span><text:span text:style-name="_5f_Correction_20_surligné"><text:span text:style-name="T230">−</text:span></text:span><text:span text:style-name="_5f_Correction_20_surligné"><text:span text:style-name="T229"> 4) </text:span></text:span><text:span text:style-name="_5f_Correction_20_surligné"><text:span text:style-name="T231">+ (</text:span></text:span><text:span text:style-name="_5f_Correction_20_surligné"><text:span text:style-name="T230">−</text:span></text:span><text:span text:style-name="_5f_Correction_20_surligné"><text:span text:style-name="T231">8 )</text:span></text:span></text:p>
            <text:p text:style-name="P105"><text:span text:style-name="_5f_Correction_20_surligné"><text:span text:style-name="T239">= </text:span></text:span><text:span text:style-name="_5f_Correction_20_surligné"><text:span text:style-name="T240">−</text:span></text:span><text:span text:style-name="_5f_Correction_20_surligné"><text:span text:style-name="T239">12 </text:span></text:span></text:p>
          </table:table-cell>
        </table:table-row>
        <table:table-row table:style-name="Tableau15.3">
          <table:table-cell table:style-name="Tableau15.A4" office:value-type="string">
            <text:p text:style-name="P41"><text:span text:style-name="T220">g</text:span>agne<text:line-break/>15 €</text:p>
          </table:table-cell>
          <table:table-cell table:style-name="Tableau15.B4" office:value-type="string">
            <text:p text:style-name="P43"><text:span text:style-name="T220">p</text:span>erd<text:line-break/>6 €</text:p>
          </table:table-cell>
          <table:table-cell table:style-name="Tableau15.C3" office:value-type="string">
            <text:p text:style-name="P46"><text:span text:style-name="_5f_Correction_20_surligné"><text:span text:style-name="T229">un gain de 9 €</text:span></text:span></text:p>
          </table:table-cell>
          <table:table-cell table:style-name="Tableau15.D3" office:value-type="string">
            <text:p text:style-name="P103"><text:span text:style-name="_5f_Correction_20_surligné"><text:span text:style-name="T229">(+15 ) </text:span></text:span><text:span text:style-name="_5f_Correction_20_surligné"><text:span text:style-name="T231">+ (</text:span></text:span><text:span text:style-name="_5f_Correction_20_surligné"><text:span text:style-name="T232">─</text:span></text:span><text:span text:style-name="_5f_Correction_20_surligné"><text:span text:style-name="T231">6 )</text:span></text:span></text:p>
            <text:p text:style-name="P106"><text:span text:style-name="_5f_Correction_20_surligné"><text:span text:style-name="T231">= +9</text:span></text:span></text:p>
          </table:table-cell>
        </table:table-row>
        <table:table-row table:style-name="Tableau15.4">
          <table:table-cell table:style-name="Tableau15.A4" office:value-type="string">
            <text:p text:style-name="P41"><text:span text:style-name="T220">g</text:span>agne<text:line-break/>17 €</text:p>
          </table:table-cell>
          <table:table-cell table:style-name="Tableau15.B4" office:value-type="string">
            <text:p text:style-name="P41">gagne <text:s/>13 €</text:p>
          </table:table-cell>
          <table:table-cell table:style-name="Tableau15.C4" office:value-type="string">
            <text:p text:style-name="P46"><text:span text:style-name="_5f_Correction_20_surligné"><text:span text:style-name="T229">un gain de 30 €</text:span></text:span></text:p>
          </table:table-cell>
          <table:table-cell table:style-name="Tableau15.D4" office:value-type="string">
            <text:p text:style-name="P49"><text:span text:style-name="_5f_Correction_20_surligné"><text:span text:style-name="T229">(+17) + (+13) </text:span></text:span></text:p>
            <text:p text:style-name="P49"><text:span text:style-name="_5f_Correction_20_surligné"><text:span text:style-name="T229">= +30</text:span></text:span></text:p>
          </table:table-cell>
        </table:table-row>
        <table:table-row table:style-name="Tableau15.5">
          <table:table-cell table:style-name="Tableau15.A5" office:value-type="string">
            <text:p text:style-name="P41"><text:span text:style-name="T220">p</text:span>erd<text:line-break/>25 €</text:p>
          </table:table-cell>
          <table:table-cell table:style-name="Tableau15.B5" office:value-type="string">
            <text:p text:style-name="P41"><text:span text:style-name="T220">g</text:span>agne<text:line-break/>26 €</text:p>
          </table:table-cell>
          <table:table-cell table:style-name="Tableau15.C5" office:value-type="string">
            <text:p text:style-name="P46"><text:span text:style-name="_5f_Correction_20_surligné"><text:span text:style-name="T229">un gain de 1 €</text:span></text:span></text:p>
          </table:table-cell>
          <table:table-cell table:style-name="Tableau15.D5" office:value-type="string">
            <text:p text:style-name="P115"><text:span text:style-name="_5f_Correction_20_surligné"><text:span text:style-name="T229">(</text:span></text:span><text:span text:style-name="_5f_Caractères_5f_correction"><text:span text:style-name="T230">−</text:span></text:span><text:span text:style-name="_5f_Correction_20_surligné"><text:span text:style-name="T229">25) + (+26) </text:span></text:span></text:p>
            <text:p text:style-name="P49"><text:span text:style-name="_5f_Correction_20_surligné"><text:span text:style-name="T229">= +1</text:span></text:span></text:p>
          </table:table-cell>
        </table:table-row>
        <table:table-row table:style-name="Tableau15.6">
          <table:table-cell table:style-name="Tableau15.A7" office:value-type="string">
            <text:p text:style-name="P41"><text:span text:style-name="T220">g</text:span>agne<text:line-break/>10 €</text:p>
          </table:table-cell>
          <table:table-cell table:style-name="Tableau15.B7" office:value-type="string">
            <text:p text:style-name="P41"><text:span text:style-name="T220">p</text:span>erd<text:line-break/>10 €</text:p>
          </table:table-cell>
          <table:table-cell table:style-name="Tableau15.C7" office:value-type="string">
            <text:p text:style-name="P50"><text:span text:style-name="_5f_Correction_20_surligné"><text:span text:style-name="T229">un gain nul</text:span></text:span></text:p>
          </table:table-cell>
          <table:table-cell table:style-name="Tableau15.D7" office:value-type="string">
            <text:p text:style-name="P115"><text:span text:style-name="_5f_Correction_20_surligné"><text:span text:style-name="T229">(+10) + (</text:span></text:span><text:span text:style-name="_5f_Caractères_5f_correction"><text:span text:style-name="T230">−</text:span></text:span><text:span text:style-name="_5f_Correction_20_surligné"><text:span text:style-name="T229">10) </text:span></text:span></text:p>
            <text:p text:style-name="P49"><text:span text:style-name="_5f_Correction_20_surligné"><text:span text:style-name="T229">= 0</text:span></text:span></text:p>
          </table:table-cell>
        </table:table-row>
        <table:table-row table:style-name="Tableau15.7">
          <table:table-cell table:style-name="Tableau15.A7" office:value-type="string">
            <text:p text:style-name="P41"><text:span text:style-name="T226">p</text:span>erd <text:line-break/>319 €</text:p>
          </table:table-cell>
          <table:table-cell table:style-name="Tableau15.B7" office:value-type="string">
            <text:p text:style-name="P41"><text:span text:style-name="T215">g</text:span>agne <text:s/>234 €</text:p>
          </table:table-cell>
          <table:table-cell table:style-name="Tableau15.C7" office:value-type="string">
            <text:p text:style-name="P50"><text:span text:style-name="_5f_Correction_20_surligné"><text:span text:style-name="T229">une perte de 85 €</text:span></text:span></text:p>
          </table:table-cell>
          <table:table-cell table:style-name="Tableau15.D7" office:value-type="string">
            <text:p text:style-name="P115"><text:span text:style-name="_5f_Correction_20_surligné"><text:span text:style-name="T229">(</text:span></text:span><text:span text:style-name="_5f_Caractères_5f_correction"><text:span text:style-name="T230">−</text:span></text:span><text:span text:style-name="_5f_Correction_20_surligné"><text:span text:style-name="T229">319) + (+234)</text:span></text:span></text:p>
            <text:p text:style-name="P115"><text:span text:style-name="_5f_Correction_20_surligné"><text:span text:style-name="T229">= </text:span></text:span><text:span text:style-name="_5f_Caractères_5f_correction"><text:span text:style-name="T230">−</text:span></text:span><text:span text:style-name="_5f_Correction_20_surligné"><text:span text:style-name="T229">85</text:span></text:span></text:p>
          </table:table-cell>
        </table:table-row>
        <table:table-row table:style-name="Tableau15.8">
          <table:table-cell table:style-name="Tableau15.A8" office:value-type="string">
            <text:p text:style-name="P41">perd 1 055 €</text:p>
          </table:table-cell>
          <table:table-cell table:style-name="Tableau15.B8" office:value-type="string">
            <text:p text:style-name="P41">perd <text:s/>964 €</text:p>
          </table:table-cell>
          <table:table-cell table:style-name="Tableau15.C8" office:value-type="string">
            <text:p text:style-name="P51"><text:span text:style-name="_5f_Correction_20_surligné"><text:span text:style-name="T235">une perte de </text:span></text:span><text:span text:style-name="_5f_Correction_20_surligné"><text:span text:style-name="T117">2 019</text:span></text:span><text:span text:style-name="_5f_Correction_20_surligné"><text:span text:style-name="T235"> €</text:span></text:span></text:p>
          </table:table-cell>
          <table:table-cell table:style-name="Tableau15.D8" office:value-type="string">
            <text:p text:style-name="P116"><text:span text:style-name="_5f_Correction_20_surligné"><text:span text:style-name="T235">(</text:span></text:span><text:span text:style-name="_5f_Caractères_5f_correction"><text:span text:style-name="T237">−</text:span></text:span><text:span text:style-name="_5f_Correction_20_surligné"><text:span text:style-name="T236">1 055</text:span></text:span><text:span text:style-name="_5f_Correction_20_surligné"><text:span text:style-name="T235">) + (</text:span></text:span><text:span text:style-name="_5f_Caractères_5f_correction"><text:span text:style-name="T237">−</text:span></text:span><text:span text:style-name="_5f_Correction_20_surligné"><text:span text:style-name="T235"> </text:span></text:span><text:span text:style-name="_5f_Correction_20_surligné"><text:span text:style-name="T236">964</text:span></text:span><text:span text:style-name="_5f_Correction_20_surligné"><text:span text:style-name="T235">)</text:span></text:span></text:p>
            <text:p text:style-name="P116"><text:span text:style-name="_5f_Correction_20_surligné"><text:span text:style-name="T235">= </text:span></text:span><text:span text:style-name="_5f_Caractères_5f_correction"><text:span text:style-name="T212">−</text:span></text:span><text:span text:style-name="_5f_Correction_20_surligné"><text:span text:style-name="T236">2 019</text:span></text:span></text:p>
          </table:table-cell>
        </table:table-row>
      </table:table>
      <text:list xml:id="list132326848747338" text:continue-numbering="true" text:style-name="Num_5f_Exo">
        <text:list-item>
          <text:h text:style-name="P86" text:outline-level="1"> Effectue les calculs suivants.</text:h>
        </text:list-item>
      </text:list>
      <text:section text:style-name="Sect2" text:name="Section2">
        <text:list xml:id="list965474994" text:style-name="liste_5f_abc">
          <text:list-item>
            <text:p text:style-name="P94">(<text:span text:style-name="T152">─</text:span><text:span text:style-name="_5f_BVS"><text:span text:style-name="T227"> </text:span></text:span>11)<text:span text:style-name="_5f_BVS"><text:span text:style-name="T227"> </text:span></text:span><text:tab/><text:span text:style-name="T152"></text:span><text:span text:style-name="_5f_BVS"><text:span text:style-name="T227"> </text:span></text:span>(<text:span text:style-name="T152">─</text:span><text:span text:style-name="_5f_BVS"><text:span text:style-name="T227"> </text:span></text:span>5)<text:span text:style-name="_5f_BVS"><text:span text:style-name="T227"> </text:span></text:span><text:span text:style-name="_5f_BVS"><text:span text:style-name="T35"> </text:span></text:span><text:span text:style-name="_5f_BVS"><text:span text:style-name="Character_20_style"><text:span text:style-name="T242">−</text:span></text:span></text:span><text:span text:style-name="_5f_BVS"><text:span text:style-name="T241">16</text:span></text:span></text:p>
          </text:list-item>
          <text:list-item>
            <text:p text:style-name="P96"><text:span text:style-name="T44">(</text:span><text:span text:style-name="T85"></text:span><text:span text:style-name="_5f_BVS"><text:span text:style-name="T206"> </text:span></text:span><text:span text:style-name="T44">1</text:span><text:span text:style-name="T50">1</text:span><text:span text:style-name="T44">)</text:span><text:span text:style-name="_5f_BVS"><text:span text:style-name="T206"> </text:span></text:span><text:span text:style-name="T44"><text:tab/></text:span><text:span text:style-name="T85"></text:span><text:span text:style-name="_5f_BVS"><text:span text:style-name="T206"> </text:span></text:span><text:span text:style-name="T44">(</text:span><text:span text:style-name="T85"></text:span><text:span text:style-name="_5f_BVS"><text:span text:style-name="T206"> </text:span></text:span><text:span text:style-name="T50">5</text:span><text:span text:style-name="T44">)</text:span><text:span text:style-name="_5f_BVS"><text:span text:style-name="T206"> </text:span></text:span><text:span text:style-name="_5f_BVS"><text:span text:style-name="T34"> </text:span></text:span><text:span text:style-name="_5f_BVS"><text:span text:style-name="T22">+16</text:span></text:span></text:p>
          </text:list-item>
          <text:list-item>
            <text:p text:style-name="P98"><text:span text:style-name="T51"><text:s/>(</text:span><text:span text:style-name="T87">─</text:span><text:span text:style-name="_5f_BVS"><text:span text:style-name="T206"> </text:span></text:span><text:span text:style-name="T50">11</text:span><text:span text:style-name="T51">)</text:span><text:span text:style-name="_5f_BVS"><text:span text:style-name="T206"> </text:span></text:span><text:span text:style-name="T51"><text:tab/></text:span><text:span text:style-name="T87"></text:span><text:span text:style-name="_5f_BVS"><text:span text:style-name="T206"> </text:span></text:span><text:span text:style-name="T51">(</text:span><text:span text:style-name="T87"></text:span><text:span text:style-name="_5f_BVS"><text:span text:style-name="T206"> </text:span></text:span><text:span text:style-name="T50">5</text:span><text:span text:style-name="T51">)</text:span><text:span text:style-name="_5f_BVS"><text:span text:style-name="T206"> </text:span></text:span><text:span text:style-name="_5f_BVS"><text:span text:style-name="T34"> </text:span></text:span><text:span text:style-name="_5f_Caractères_5f_correction"><text:span text:style-name="T245">−</text:span></text:span><text:span text:style-name="_5f_BVS"><text:span text:style-name="T207">6</text:span></text:span></text:p>
          </text:list-item>
          <text:list-item>
            <text:p text:style-name="P96"><text:span text:style-name="T51">(</text:span><text:span text:style-name="T87"></text:span><text:span text:style-name="_5f_BVS"><text:span text:style-name="T206"> </text:span></text:span><text:span text:style-name="T51">1</text:span><text:span text:style-name="T50">1</text:span><text:span text:style-name="T51">)</text:span><text:span text:style-name="_5f_BVS"><text:span text:style-name="T206"> </text:span></text:span><text:span text:style-name="T51"><text:tab/></text:span><text:span text:style-name="T87"></text:span><text:span text:style-name="_5f_BVS"><text:span text:style-name="T206"> </text:span></text:span><text:span text:style-name="T51">(</text:span><text:span text:style-name="T87">─</text:span><text:span text:style-name="_5f_BVS"><text:span text:style-name="T206"> </text:span></text:span><text:span text:style-name="T50">5</text:span><text:span text:style-name="T51">)</text:span><text:span text:style-name="_5f_BVS"><text:span text:style-name="T206"> </text:span></text:span><text:span text:style-name="_5f_BVS"><text:span text:style-name="T34"> </text:span></text:span><text:span text:style-name="_5f_BVS"><text:span text:style-name="T207">+6</text:span></text:span></text:p>
          </text:list-item>
          <text:list-item>
            <text:p text:style-name="P97"><text:span text:style-name="T50">(</text:span><text:span text:style-name="T86"></text:span><text:span text:style-name="_5f_BVS"><text:span text:style-name="T206"> </text:span></text:span><text:span text:style-name="T50">11)</text:span><text:span text:style-name="_5f_BVS"><text:span text:style-name="T206"> </text:span></text:span><text:span text:style-name="T50"><text:tab/></text:span><text:span text:style-name="T86"></text:span><text:span text:style-name="_5f_BVS"><text:span text:style-name="T206"> </text:span></text:span><text:span text:style-name="T50">(</text:span><text:span text:style-name="T86">─</text:span><text:span text:style-name="_5f_BVS"><text:span text:style-name="T206"> </text:span></text:span><text:span text:style-name="T50">11)</text:span><text:span text:style-name="_5f_BVS"><text:span text:style-name="T206"> </text:span></text:span><text:span text:style-name="_5f_BVS"><text:span text:style-name="T34"></text:span></text:span><text:span text:style-name="_5f_BVS"><text:span text:style-name="T207"> </text:span></text:span><text:span text:style-name="_5f_BVS"><text:span text:style-name="T61">0</text:span></text:span><text:span text:style-name="_5f_BVS"><text:span text:style-name="T207"> </text:span></text:span></text:p>
          </text:list-item>
          <text:list-item>
            <text:p text:style-name="P100"><text:span text:style-name="T50">(</text:span><text:span text:style-name="T86"></text:span><text:span text:style-name="_5f_BVS"><text:span text:style-name="T206"> </text:span></text:span><text:span text:style-name="T50">5)</text:span><text:span text:style-name="_5f_BVS"><text:span text:style-name="T206"> </text:span></text:span><text:span text:style-name="T50"><text:tab/></text:span><text:span text:style-name="T86"></text:span><text:span text:style-name="_5f_BVS"><text:span text:style-name="T206"> </text:span></text:span><text:span text:style-name="T50">(</text:span><text:span text:style-name="T86">─</text:span><text:span text:style-name="_5f_BVS"><text:span text:style-name="T206"> </text:span></text:span><text:span text:style-name="T50">5)</text:span><text:span text:style-name="_5f_BVS"><text:span text:style-name="T206"> </text:span></text:span><text:span text:style-name="_5f_BVS"><text:span text:style-name="T34"></text:span></text:span><text:span text:style-name="_5f_BVS"><text:span text:style-name="T207"> </text:span></text:span><text:span text:style-name="_5f_BVS"><text:span text:style-name="T61">0</text:span></text:span><text:span text:style-name="_5f_BVS"><text:span text:style-name="T207"> </text:span></text:span></text:p>
          </text:list-item>
        </text:list>
      </text:section>
      <text:list xml:id="list132325510127852" text:continue-list="list132326848747338" text:style-name="Num_5f_Exo">
        <text:list-item>
          <text:h text:style-name="P87" text:outline-level="1"> Effectue les calculs suivants.</text:h>
        </text:list-item>
      </text:list>
      <text:section text:style-name="Sect2" text:name="Section7">
        <text:p text:style-name="P32">A<text:tab/><text:span text:style-name="T180"></text:span><text:span text:style-name="_5f_BVS"> </text:span>(<text:span text:style-name="T152">─</text:span>12) <text:span text:style-name="T152"></text:span> (<text:span text:style-name="T152">─</text:span>15)</text:p>
        <text:p text:style-name="P95">A<text:tab/><text:span text:style-name="T180"></text:span> ( <text:span text:style-name="_5f_Caractères_5f_correction"><text:span text:style-name="T247">−</text:span></text:span><text:span text:style-name="_5f_Correction_20_surligné">27</text:span><text:span text:style-name="T143"> </text:span>)</text:p>
        <text:p text:style-name="P33">B<text:tab/><text:span text:style-name="T180"></text:span> (<text:span text:style-name="T152">─</text:span>20)<text:tab/> <text:span text:style-name="T152"></text:span> (<text:span text:style-name="T152"></text:span>18)</text:p>
        <text:p text:style-name="P99"><text:span text:style-name="T52">B<text:tab/></text:span><text:span text:style-name="T29"></text:span><text:span text:style-name="T39"> ( </text:span><text:span text:style-name="_5f_Caractères_5f_correction"><text:span text:style-name="T246">−</text:span></text:span><text:span text:style-name="_5f_Correction_20_surligné"><text:span text:style-name="T194">2</text:span></text:span><text:span text:style-name="T144"> </text:span><text:span text:style-name="T39">)</text:span></text:p>
        <text:p text:style-name="P32">C<text:tab/><text:span text:style-name="T180"></text:span> (<text:span text:style-name="T152"></text:span>21)<text:tab/> <text:span text:style-name="T152"></text:span> (<text:span text:style-name="T152">─</text:span>21)</text:p>
        <text:p text:style-name="P38"><text:span text:style-name="T52">C<text:tab/></text:span><text:span text:style-name="T29"></text:span><text:span text:style-name="T39"> ( </text:span><text:span text:style-name="_5f_Correction_20_surligné"><text:span text:style-name="T194"> 0 </text:span></text:span><text:span text:style-name="T144"> </text:span><text:span text:style-name="T39">)</text:span></text:p>
        <text:p text:style-name="P32">D<text:tab/><text:span text:style-name="T180"></text:span> (<text:span text:style-name="T152"></text:span>10)<text:tab/> <text:span text:style-name="T152"></text:span> (<text:span text:style-name="T152">─</text:span>13)</text:p>
        <text:p text:style-name="P99"><text:span text:style-name="T52">D<text:tab/></text:span><text:span text:style-name="T29"></text:span><text:span text:style-name="T39"> ( </text:span><text:span text:style-name="_5f_Caractères_5f_correction"><text:span text:style-name="T246">−</text:span></text:span><text:span text:style-name="_5f_Correction_20_surligné"><text:span text:style-name="T194">3 </text:span></text:span><text:span text:style-name="T144"> </text:span><text:span text:style-name="T39">)</text:span></text:p>
        <text:p text:style-name="P32">E<text:tab/><text:span text:style-name="T180"></text:span> (<text:span text:style-name="T152">─</text:span>3)<text:tab/> <text:span text:style-name="T152"></text:span> (<text:span text:style-name="T152"></text:span>16)</text:p>
        <text:p text:style-name="P38"><text:span text:style-name="T52">E<text:tab/></text:span><text:span text:style-name="T29"></text:span><text:span text:style-name="T39"> ( </text:span><text:span text:style-name="_5f_Correction_20_surligné"><text:span text:style-name="T194">+13</text:span></text:span><text:span text:style-name="T144"> </text:span><text:span text:style-name="T39">)</text:span></text:p>
        <text:p text:style-name="P32">F<text:tab/><text:span text:style-name="T180"></text:span> (<text:span text:style-name="T152"></text:span>13)<text:tab/> <text:span text:style-name="T152"></text:span> (<text:span text:style-name="T152"></text:span>7)</text:p>
        <text:p text:style-name="P38"><text:span text:style-name="T52">F<text:tab/></text:span><text:span text:style-name="T29"></text:span><text:span text:style-name="T39"> ( </text:span><text:span text:style-name="_5f_Correction_20_surligné"><text:span text:style-name="T194">+20</text:span></text:span><text:span text:style-name="T144"> </text:span><text:span text:style-name="T39">)</text:span></text:p>
        <text:p text:style-name="P32">G<text:tab/><text:span text:style-name="T180"></text:span> (<text:span text:style-name="T152"></text:span>24) <text:tab/><text:span text:style-name="T152"></text:span> (<text:span text:style-name="T152">─</text:span>20)</text:p>
        <text:p text:style-name="P38"><text:span text:style-name="T52">G<text:tab/></text:span><text:span text:style-name="T29"></text:span><text:span text:style-name="T39"> ( </text:span><text:span text:style-name="_5f_Correction_20_surligné"><text:span text:style-name="T132">+</text:span></text:span><text:span text:style-name="_5f_Correction_20_surligné"><text:span text:style-name="T133">4 </text:span></text:span><text:span text:style-name="T144"> </text:span><text:span text:style-name="T39">)</text:span></text:p>
        <text:p text:style-name="P32">H<text:tab/><text:span text:style-name="T180"></text:span> (<text:span text:style-name="T152">─</text:span>9)<text:tab/> <text:span text:style-name="T152"></text:span> (<text:span text:style-name="T152">─</text:span>21)</text:p>
        <text:p text:style-name="P99"><text:span text:style-name="T52">H<text:tab/></text:span><text:span text:style-name="T29"></text:span><text:span text:style-name="T39"> ( </text:span><text:span text:style-name="_5f_Caractères_5f_correction"><text:span text:style-name="T246">−</text:span></text:span><text:span text:style-name="_5f_Correction_20_surligné"><text:span text:style-name="T194">30</text:span></text:span><text:span text:style-name="T144"> </text:span><text:span text:style-name="T39">)</text:span></text:p>
        <text:p text:style-name="P25">I<text:tab/><text:span text:style-name="T180"></text:span> (<text:span text:style-name="T152">─</text:span>19) <text:tab/><text:span text:style-name="T152"></text:span> (<text:span text:style-name="T169"></text:span>11)</text:p>
        <text:p text:style-name="P107"><text:span text:style-name="T52">I<text:tab/></text:span><text:span text:style-name="T29"></text:span><text:span text:style-name="T39"> ( </text:span><text:span text:style-name="_5f_Caractères_5f_correction"><text:span text:style-name="T246">−</text:span></text:span><text:span text:style-name="_5f_Correction_20_surligné"><text:span text:style-name="T194">8</text:span></text:span><text:span text:style-name="T144"> </text:span><text:span text:style-name="T39">)</text:span></text:p>
        <text:p text:style-name="P27"><text:span text:style-name="_5f_Consigne"><text:span text:style-name="T38">J<text:tab/></text:span></text:span><text:span text:style-name="_5f_Consigne"><text:span text:style-name="T28"></text:span></text:span><text:span text:style-name="_5f_Consigne"><text:span text:style-name="T38"> (</text:span></text:span><text:span text:style-name="_5f_Consigne"><text:span text:style-name="T89">─</text:span></text:span><text:span text:style-name="_5f_Consigne"><text:span text:style-name="T38">12) <text:tab/></text:span></text:span><text:span text:style-name="_5f_Consigne"><text:span text:style-name="T89"></text:span></text:span><text:span text:style-name="_5f_Consigne"><text:span text:style-name="T38"> (</text:span></text:span><text:span text:style-name="_5f_Consigne"><text:span text:style-name="T89">─</text:span></text:span><text:span text:style-name="_5f_Consigne"><text:span text:style-name="T38">11)</text:span></text:span></text:p>
        <text:p text:style-name="P107"><text:span text:style-name="_5f_Consigne"><text:span text:style-name="T67">J</text:span></text:span><text:span text:style-name="_5f_Consigne"><text:span text:style-name="T40"><text:tab/></text:span></text:span><text:span text:style-name="_5f_Consigne"><text:span text:style-name="T33"></text:span></text:span><text:span text:style-name="_5f_Consigne"><text:span text:style-name="T40"> ( </text:span></text:span><text:span text:style-name="_5f_Caractères_5f_correction"><text:span text:style-name="T213">−</text:span></text:span><text:span text:style-name="_5f_Correction_20_surligné"><text:span text:style-name="T200">23</text:span></text:span><text:span text:style-name="_5f_Consigne"><text:span text:style-name="T147"> </text:span></text:span><text:span text:style-name="_5f_Consigne"><text:span text:style-name="T40">)</text:span></text:span></text:p>
      </text:section>
      <text:list xml:id="list132325968192941" text:continue-numbering="true" text:style-name="Num_5f_Exo">
        <text:list-item>
          <text:h text:style-name="P88" text:outline-level="1"><text:span text:style-name="_5f_Consigne"><text:span text:style-name="T40"> </text:span></text:span>Effectue les calculs suivants.</text:h>
        </text:list-item>
      </text:list>
      <text:section text:style-name="Sect2" text:name="Section26">
        <text:p text:style-name="P34">A<text:tab/><text:span text:style-name="T180"></text:span> (<text:span text:style-name="T152"></text:span>2,1)<text:tab/> <text:span text:style-name="T152"></text:span> (<text:span text:style-name="T152"></text:span>0,8)</text:p>
        <text:p text:style-name="P34">A<text:tab/><text:span text:style-name="T180"></text:span> ( <text:span text:style-name="_5f_Correction_20_surligné">+2,9</text:span><text:span text:style-name="T143"> </text:span>)</text:p>
        <text:p text:style-name="P34">B<text:tab/><text:span text:style-name="T180"></text:span> (<text:span text:style-name="T152">─</text:span>1,51)<text:tab/> <text:span text:style-name="T152"></text:span> (<text:span text:style-name="T152">─</text:span>0,14)</text:p>
        <text:p text:style-name="P101"><text:span text:style-name="T52">B</text:span><text:span text:style-name="T39"><text:tab/></text:span><text:span text:style-name="T29"></text:span><text:span text:style-name="T39"> ( </text:span><text:span text:style-name="_5f_Caractères_5f_correction"><text:span text:style-name="T246">−</text:span></text:span><text:span text:style-name="_5f_Correction_20_surligné"><text:span text:style-name="T194">1,65</text:span></text:span><text:span text:style-name="T144"> </text:span><text:span text:style-name="T39">)</text:span></text:p>
        <text:p text:style-name="P34">C<text:tab/><text:span text:style-name="T180"></text:span> (<text:span text:style-name="T152"></text:span>0,3)<text:tab/> <text:span text:style-name="T152"></text:span> (<text:span text:style-name="T152">─</text:span>1)</text:p>
        <text:p text:style-name="P101"><text:span text:style-name="T52">C</text:span><text:span text:style-name="T39"><text:tab/></text:span><text:span text:style-name="T29"></text:span><text:span text:style-name="T39"> ( </text:span><text:span text:style-name="_5f_Caractères_5f_correction"><text:span text:style-name="T246">−</text:span></text:span><text:span text:style-name="_5f_Correction_20_surligné"><text:span text:style-name="T194">0,7</text:span></text:span><text:span text:style-name="T144"> </text:span><text:span text:style-name="T39">)</text:span></text:p>
        <text:p text:style-name="P35">D<text:tab/><text:span text:style-name="T180"></text:span> (<text:span text:style-name="T152">─</text:span>1,17) <text:tab/><text:span text:style-name="T152"></text:span> (<text:span text:style-name="T152"></text:span>1,17)</text:p>
        <text:p text:style-name="P39"><text:span text:style-name="T52">D</text:span><text:span text:style-name="T39"><text:tab/></text:span><text:span text:style-name="T29"></text:span><text:span text:style-name="T39"> ( </text:span><text:span text:style-name="_5f_Correction_20_surligné"><text:span text:style-name="T194">0 </text:span></text:span><text:span text:style-name="T144"> </text:span><text:span text:style-name="T39">)</text:span></text:p>
        <text:p text:style-name="P35">E<text:tab/><text:span text:style-name="T180"></text:span> (<text:span text:style-name="T152">─</text:span>1,1)<text:tab/> <text:span text:style-name="T152"></text:span> (<text:span text:style-name="T152">─</text:span>0,4)</text:p>
        <text:p text:style-name="P102"><text:span text:style-name="T52">E</text:span><text:span text:style-name="T39"><text:tab/></text:span><text:span text:style-name="T29"></text:span><text:span text:style-name="T39"> ( </text:span><text:span text:style-name="_5f_Caractères_5f_correction"><text:span text:style-name="T246">−</text:span></text:span><text:span text:style-name="_5f_Correction_20_surligné"><text:span text:style-name="T194">1,5</text:span></text:span><text:span text:style-name="T144"> </text:span><text:span text:style-name="T39">)</text:span></text:p>
        <text:p text:style-name="P35">F<text:tab/><text:span text:style-name="T180"></text:span> (<text:span text:style-name="T152"></text:span>2,15) <text:tab/><text:span text:style-name="T152"></text:span> (<text:span text:style-name="T152">─</text:span>1,37)</text:p>
        <text:p text:style-name="P39"><text:span text:style-name="T52">F</text:span><text:span text:style-name="T39"><text:tab/></text:span><text:span text:style-name="T29"></text:span><text:span text:style-name="T39"> ( </text:span><text:span text:style-name="_5f_Correction_20_surligné"><text:span text:style-name="T208">+0,78</text:span></text:span><text:span text:style-name="T144"> </text:span><text:span text:style-name="T39">)</text:span></text:p>
        <text:p text:style-name="P34">G<text:tab/><text:span text:style-name="T180"></text:span> (<text:span text:style-name="T152">─</text:span>2,3)<text:tab/> <text:span text:style-name="T152"></text:span> (<text:span text:style-name="T152"></text:span>0,5)</text:p>
        <text:p text:style-name="P101"><text:span text:style-name="T52">G</text:span><text:span text:style-name="T39"><text:tab/></text:span><text:span text:style-name="T29"></text:span><text:span text:style-name="T39"> ( </text:span><text:span text:style-name="_5f_Caractères_5f_correction"><text:span text:style-name="T246">−</text:span></text:span><text:span text:style-name="_5f_Correction_20_surligné"><text:span text:style-name="T194">1,8</text:span></text:span><text:span text:style-name="T144"> </text:span><text:span text:style-name="T39">)</text:span></text:p>
        <text:p text:style-name="P26">H<text:tab/><text:span text:style-name="T180"></text:span> (<text:span text:style-name="T152">─</text:span>0,48)<text:tab/> <text:span text:style-name="T152"></text:span> (<text:span text:style-name="T152"></text:span>2,43)</text:p>
        <text:p text:style-name="P30"><text:span text:style-name="T52">H</text:span><text:span text:style-name="T39"><text:tab/></text:span><text:span text:style-name="T29"></text:span><text:span text:style-name="T39"> ( </text:span><text:span text:style-name="_5f_Correction_20_surligné"><text:span text:style-name="T208">+1,95</text:span></text:span><text:span text:style-name="T144"> </text:span><text:span text:style-name="T39">)</text:span></text:p>
        <text:p text:style-name="P28"><text:span text:style-name="T16">I<text:tab/></text:span><text:span text:style-name="T181"></text:span><text:span text:style-name="T16"> (</text:span><text:span text:style-name="T153">─</text:span><text:span text:style-name="T16">3,87)<text:tab/> </text:span><text:span text:style-name="T153"></text:span><text:span text:style-name="T16"> (</text:span><text:span text:style-name="T153">─</text:span><text:span text:style-name="T16">1,93)</text:span></text:p>
        <text:p text:style-name="P108"><text:span text:style-name="T52">I</text:span><text:span text:style-name="T39"><text:tab/></text:span><text:span text:style-name="T29"></text:span><text:span text:style-name="T39"> ( </text:span><text:span text:style-name="_5f_Caractères_5f_correction"><text:span text:style-name="T246">−</text:span></text:span><text:span text:style-name="_5f_Correction_20_surligné"><text:span text:style-name="T194">5,8</text:span></text:span><text:span text:style-name="T144"> </text:span><text:span text:style-name="T39">)</text:span></text:p>
        <text:p text:style-name="P29"><text:span text:style-name="T40">J</text:span><text:span text:style-name="T39"><text:tab/></text:span><text:span text:style-name="T29"></text:span><text:span text:style-name="T39"> (</text:span><text:span text:style-name="T82">─</text:span><text:span text:style-name="T39">1,1</text:span><text:span text:style-name="T41">5</text:span><text:span text:style-name="T39">)<text:tab/> </text:span><text:span text:style-name="T82"></text:span><text:span text:style-name="T39"> (</text:span><text:span text:style-name="T83"></text:span><text:span text:style-name="T39">0,</text:span><text:span text:style-name="T41">15</text:span><text:span text:style-name="T39">)</text:span></text:p>
        <text:p text:style-name="P109"><text:span text:style-name="T52">J</text:span><text:span text:style-name="T39"><text:tab/></text:span><text:span text:style-name="T29"></text:span><text:span text:style-name="T39"> ( </text:span><text:span text:style-name="_5f_Caractères_5f_correction"><text:span text:style-name="T246">−</text:span></text:span><text:span text:style-name="T56">1</text:span><text:span text:style-name="T144"> </text:span><text:span text:style-name="T39">)</text:span></text:p>
        <text:p text:style-name="P29"><text:span text:style-name="T42">K</text:span><text:span text:style-name="T39"><text:tab/></text:span><text:span text:style-name="T29"></text:span><text:span text:style-name="T39"> (</text:span><text:span text:style-name="T83"></text:span><text:span text:style-name="T53">13,4</text:span><text:span text:style-name="T84"> </text:span><text:span text:style-name="T39">) </text:span><text:span text:style-name="T82"></text:span><text:span text:style-name="T39"> (</text:span><text:span text:style-name="T83">─</text:span><text:span text:style-name="T42">14,9</text:span><text:span text:style-name="T39">)</text:span></text:p>
        <text:p text:style-name="P109"><text:span text:style-name="T52">K</text:span><text:span text:style-name="T39"><text:tab/></text:span><text:span text:style-name="T29"></text:span><text:span text:style-name="T39"> ( </text:span><text:span text:style-name="_5f_Caractères_5f_correction"><text:span text:style-name="T213">−</text:span></text:span><text:span text:style-name="_5f_Correction_20_surligné"><text:span text:style-name="T201">1,5</text:span></text:span><text:span text:style-name="T144"> </text:span><text:span text:style-name="T39">)</text:span></text:p>
        <text:p text:style-name="P29"><text:span text:style-name="T42">L</text:span><text:span text:style-name="T39"><text:tab/></text:span><text:span text:style-name="T29"></text:span><text:span text:style-name="T39"> (</text:span><text:span text:style-name="T82">─</text:span><text:span text:style-name="T39">1</text:span><text:span text:style-name="T42">2</text:span><text:span text:style-name="T39">) <text:tab/></text:span><text:span text:style-name="T82"></text:span><text:span text:style-name="T39"> (</text:span><text:span text:style-name="T83"></text:span><text:span text:style-name="T53">9</text:span><text:span text:style-name="T42">,1</text:span><text:span text:style-name="T41">5</text:span><text:span text:style-name="T39">)</text:span></text:p>
        <text:p text:style-name="P109"><text:span text:style-name="T52">L</text:span><text:span text:style-name="T39"><text:tab/></text:span><text:span text:style-name="T29"></text:span><text:span text:style-name="T39"> ( </text:span><text:span text:style-name="_5f_Caractères_5f_correction"><text:span text:style-name="T213">−</text:span></text:span><text:span text:style-name="_5f_Correction_20_surligné"><text:span text:style-name="T201">2,85</text:span></text:span><text:span text:style-name="T144"> </text:span><text:span text:style-name="T39">)</text:span></text:p>
      </text:section>
      <text:list xml:id="list132327300670086" text:continue-numbering="true" text:style-name="Num_5f_Exo">
        <text:list-item>
          <text:h text:style-name="P138" text:outline-level="1"><text:span text:style-name="T202"> </text:span><text:span text:style-name="T98">C</text:span><text:span text:style-name="T107">omplète</text:span><text:span text:style-name="T98"> par le signe </text:span><text:span text:style-name="_5f_Symbole"><text:span text:style-name="T124"></text:span></text:span><text:span text:style-name="T98"> ou le signe </text:span><text:span text:style-name="T72">−</text:span><text:span text:style-name="T98"> pour que l’égalité soit vraie.</text:span></text:h>
        </text:list-item>
      </text:list>
      <text:section text:style-name="Sect2" text:name="Section1">
        <text:list xml:id="list132326499928031" text:continue-list="list965474994" text:style-name="liste_5f_abc">
          <text:list-item text:start-value="1">
            <text:p text:style-name="P118"><text:span text:style-name="T96">(</text:span><text:span text:style-name="T77">−</text:span><text:span text:style-name="T96">4) </text:span><text:span text:style-name="T93"></text:span><text:span text:style-name="T96"> (</text:span><text:span text:style-name="_5f_Caractères_5f_correction"><text:span text:style-name="T245">−</text:span></text:span><text:span text:style-name="T96">6) </text:span><text:span text:style-name="T94">=</text:span><text:span text:style-name="T96">(</text:span><text:span text:style-name="T77">−</text:span><text:span text:style-name="T102">10</text:span><text:span text:style-name="T96">)</text:span></text:p>
          </text:list-item>
          <text:list-item>
            <text:p text:style-name="P117"><text:span text:style-name="T96">(</text:span><text:span text:style-name="T77">−</text:span><text:span text:style-name="T99">10</text:span><text:span text:style-name="T96">) </text:span><text:span text:style-name="T93"></text:span><text:span text:style-name="T96"> (</text:span><text:span text:style-name="_5f_Correction_20_surligné"><text:span text:style-name="T209">+</text:span></text:span><text:span text:style-name="T96">6) </text:span><text:span text:style-name="T94">=</text:span><text:span text:style-name="T96">(</text:span><text:span text:style-name="T77">−</text:span><text:span text:style-name="T102">4</text:span><text:span text:style-name="T96">)</text:span></text:p>
          </text:list-item>
          <text:list-item>
            <text:p text:style-name="P118"><text:span text:style-name="T97">(</text:span><text:span text:style-name="_5f_Caractères_5f_correction"><text:span text:style-name="T245">−</text:span></text:span><text:span text:style-name="T100">3</text:span><text:span text:style-name="T97">) </text:span><text:span text:style-name="T95"></text:span><text:span text:style-name="T97"> (</text:span><text:span text:style-name="_5f_Caractères_5f_correction"><text:span text:style-name="T245">−</text:span></text:span><text:span text:style-name="T97">6) </text:span><text:span text:style-name="T94">=</text:span><text:span text:style-name="T97">(</text:span><text:span text:style-name="T78">−</text:span><text:span text:style-name="T103">9</text:span><text:span text:style-name="T97">)</text:span></text:p>
          </text:list-item>
          <text:list-item>
            <text:p text:style-name="P118"><text:span text:style-name="T97">(</text:span><text:span text:style-name="_5f_Caractères_5f_correction"><text:span text:style-name="T245">−</text:span></text:span><text:span text:style-name="T103">3</text:span><text:span text:style-name="T97">) </text:span><text:span text:style-name="T95"></text:span><text:span text:style-name="T97"> (</text:span><text:span text:style-name="_5f_Correction_20_surligné"><text:span text:style-name="T210">+</text:span></text:span><text:span text:style-name="T97">6) </text:span><text:span text:style-name="T94">=</text:span><text:span text:style-name="T97">(</text:span><text:span text:style-name="T92"></text:span><text:span text:style-name="T103">3</text:span><text:span text:style-name="T97">)</text:span></text:p>
          </text:list-item>
          <text:list-item>
            <text:p text:style-name="P117"><text:span text:style-name="T66">(</text:span><text:span text:style-name="T80">−</text:span><text:span text:style-name="T66">4) </text:span><text:span text:style-name="T92"></text:span><text:span text:style-name="T66"> (</text:span><text:span text:style-name="_5f_Correction_20_surligné"><text:span text:style-name="T244">+</text:span></text:span><text:span text:style-name="T66">6) </text:span><text:span text:style-name="T92">=</text:span><text:span text:style-name="T66"> (</text:span><text:span text:style-name="T92"></text:span><text:span text:style-name="T108">2</text:span><text:span text:style-name="T66">)</text:span></text:p>
          </text:list-item>
          <text:list-item>
            <text:p text:style-name="P118"><text:span text:style-name="T118">(</text:span><text:span text:style-name="T92"></text:span><text:span text:style-name="T120">4</text:span><text:span text:style-name="T118">) </text:span><text:span text:style-name="T90"></text:span><text:span text:style-name="T118"> (</text:span><text:span text:style-name="_5f_Caractères_5f_correction"><text:span text:style-name="T245">−</text:span></text:span><text:span text:style-name="T118">6) </text:span><text:span text:style-name="T90">=</text:span><text:span text:style-name="T118"> (</text:span><text:span text:style-name="T79">−</text:span><text:span text:style-name="T104">2</text:span><text:span text:style-name="T118">)</text:span></text:p>
          </text:list-item>
          <text:list-item>
            <text:p text:style-name="P119"><text:span text:style-name="T118">(</text:span><text:span text:style-name="_5f_Correction_20_surligné"><text:span text:style-name="T211">+</text:span></text:span><text:span text:style-name="T106">3</text:span><text:span text:style-name="T118">) </text:span><text:span text:style-name="T90"></text:span><text:span text:style-name="T118"> (</text:span><text:span text:style-name="_5f_Caractères_5f_correction"><text:span text:style-name="T245">−</text:span></text:span><text:span text:style-name="T118">6) </text:span><text:span text:style-name="T90">=</text:span><text:span text:style-name="T118">(</text:span><text:span text:style-name="T79">−</text:span><text:span text:style-name="T105">3</text:span><text:span text:style-name="T118">)</text:span></text:p>
          </text:list-item>
          <text:list-item>
            <text:p text:style-name="P117"><text:span text:style-name="T119">(</text:span><text:span text:style-name="_5f_Correction_20_surligné"><text:span text:style-name="T210">+</text:span></text:span><text:span text:style-name="T105">3</text:span><text:span text:style-name="T119">) </text:span><text:span text:style-name="T91"></text:span><text:span text:style-name="T119"> (</text:span><text:span text:style-name="_5f_Correction_20_surligné"><text:span text:style-name="T210">+</text:span></text:span><text:span text:style-name="T119">6) </text:span><text:span text:style-name="T90">=</text:span><text:span text:style-name="T119">(</text:span><text:span text:style-name="T92"></text:span><text:span text:style-name="T105">9</text:span><text:span text:style-name="T119">)</text:span><text:span text:style-name="T118"> </text:span></text:p>
          </text:list-item>
        </text:list>
      </text:section>
      <text:list xml:id="list132325880983275" text:continue-list="list132327300670086" text:style-name="Num_5f_Exo">
        <text:list-item>
          <text:h text:style-name="P89" text:outline-level="1"><text:soft-page-break/> Effectue les calculs suivants.</text:h>
        </text:list-item>
      </text:list>
      <text:section text:style-name="Sect2" text:name="Section29">
        <text:h text:style-name="P124" text:outline-level="1"><text:span text:style-name="T17">A<text:tab/></text:span><text:span text:style-name="T182">=</text:span><text:span text:style-name="T17"> (</text:span><text:span text:style-name="T170"></text:span><text:span text:style-name="T17">12) </text:span><text:span text:style-name="T154"></text:span><text:span text:style-name="T17"> (</text:span><text:span text:style-name="T170">−</text:span><text:span text:style-name="T17">11,</text:span><text:span text:style-name="T18">2</text:span><text:span text:style-name="T17">)</text:span></text:h>
        <text:p text:style-name="P90"><text:span text:style-name="T48">A</text:span><text:span text:style-name="T45"> </text:span><text:span text:style-name="T32">=</text:span><text:span text:style-name="_5f_pointillés_20_gris"><text:span text:style-name="T196">  </text:span></text:span><text:span text:style-name="_5f_pointillés_20_gris"><text:span text:style-name="T139">+ ( </text:span></text:span><text:span text:style-name="_5f_pointillés_20_gris"><text:span text:style-name="T135">12</text:span></text:span><text:span text:style-name="_5f_pointillés_20_gris"><text:span text:style-name="T139"> </text:span></text:span><text:span text:style-name="_5f_Caractères_5f_correction"><text:span text:style-name="T247">−</text:span></text:span><text:span text:style-name="_5f_pointillés_20_gris"><text:span text:style-name="T139"> 11,2 )</text:span></text:span></text:p>
        <text:p text:style-name="FILET_5f_POINTILLES"><text:span text:style-name="_5f_pointillés_20_gris"><text:span text:style-name="T49">A</text:span></text:span><text:span text:style-name="_5f_pointillés_20_gris"><text:span text:style-name="T45"> </text:span></text:span><text:span text:style-name="_5f_pointillés_20_gris"><text:span text:style-name="T32">=</text:span></text:span><text:span text:style-name="_5f_pointillés_20_gris"><text:span text:style-name="T196">  </text:span></text:span><text:span text:style-name="_5f_pointillés_20_gris"><text:span text:style-name="T135">+ 0,8</text:span></text:span></text:p>
        <text:h text:style-name="P134" text:outline-level="1">B<text:tab/><text:span text:style-name="T180">=</text:span> (<text:span text:style-name="T174">−</text:span>2,1) <text:span text:style-name="T152"></text:span> (<text:span text:style-name="T174">−</text:span>9)</text:h>
        <text:p text:style-name="P90"><text:span text:style-name="T122">B</text:span><text:span text:style-name="T121"> </text:span><text:span text:style-name="T31">=</text:span><text:span text:style-name="_5f_pointillés_20_gris"><text:span text:style-name="T221">  </text:span></text:span><text:span text:style-name="_5f_Caractères_5f_correction"><text:span text:style-name="T247">−</text:span></text:span><text:span text:style-name="_5f_pointillés_20_gris"><text:span text:style-name="T75"> </text:span></text:span><text:span text:style-name="_5f_pointillés_20_gris"><text:span text:style-name="T63">(</text:span></text:span><text:span text:style-name="_5f_pointillés_20_gris"><text:span text:style-name="T76"> </text:span></text:span><text:span text:style-name="_5f_pointillés_20_gris"><text:span text:style-name="T58">2,1 </text:span></text:span><text:span text:style-name="_5f_pointillés_20_gris"><text:span text:style-name="T138">+</text:span></text:span><text:span text:style-name="_5f_pointillés_20_gris"><text:span text:style-name="T58"> 9 )</text:span></text:span></text:p>
        <text:p text:style-name="P90"><text:span text:style-name="_5f_pointillés_20_gris"><text:span text:style-name="T122">B</text:span></text:span><text:span text:style-name="_5f_pointillés_20_gris"><text:span text:style-name="T121"> </text:span></text:span><text:span text:style-name="_5f_pointillés_20_gris"><text:span text:style-name="T31">=</text:span></text:span><text:span text:style-name="_5f_pointillés_20_gris"><text:span text:style-name="T221">  </text:span></text:span><text:span text:style-name="_5f_Caractères_5f_correction"><text:span text:style-name="T247">−</text:span></text:span><text:span text:style-name="_5f_pointillés_20_gris"><text:span text:style-name="T75"> </text:span></text:span><text:span text:style-name="_5f_pointillés_20_gris"><text:span text:style-name="T59">11</text:span></text:span><text:span text:style-name="_5f_pointillés_20_gris"><text:span text:style-name="T58">,1</text:span></text:span></text:p>
        <text:h text:style-name="P125" text:outline-level="1"><text:span text:style-name="T47">F</text:span><text:span text:style-name="T44"><text:tab/></text:span><text:span text:style-name="T30">=</text:span><text:span text:style-name="T44"> (</text:span><text:span text:style-name="T73"></text:span><text:span text:style-name="T44">14) </text:span><text:span text:style-name="T85"></text:span><text:span text:style-name="T44"> (</text:span><text:span text:style-name="T73">−</text:span><text:span text:style-name="T44">7)</text:span></text:h>
        <text:h text:style-name="P128" text:outline-level="1"><text:span text:style-name="T47">F </text:span><text:span text:style-name="T30">=</text:span><text:span text:style-name="_5f_BVS"><text:span text:style-name="T203">  </text:span></text:span><text:span text:style-name="_5f_pointillés_20_gris"><text:span text:style-name="T134">+ ( </text:span></text:span><text:span text:style-name="_5f_pointillés_20_gris"><text:span text:style-name="T135">14</text:span></text:span><text:span text:style-name="_5f_pointillés_20_gris"><text:span text:style-name="T134"> </text:span></text:span><text:span text:style-name="_5f_Caractères_5f_correction"><text:span text:style-name="T214">−</text:span></text:span><text:span text:style-name="_5f_pointillés_20_gris"><text:span text:style-name="T134"> </text:span></text:span><text:span text:style-name="_5f_pointillés_20_gris"><text:span text:style-name="T135">7</text:span></text:span><text:span text:style-name="_5f_pointillés_20_gris"><text:span text:style-name="T134"> )</text:span></text:span></text:h>
        <text:h text:style-name="P126" text:outline-level="1"><text:span text:style-name="T47">F </text:span><text:span text:style-name="T30">=</text:span><text:span text:style-name="_5f_BVS"><text:span text:style-name="T203">  </text:span></text:span><text:span text:style-name="_5f_pointillés_20_gris"><text:span text:style-name="T134">+ </text:span></text:span><text:span text:style-name="_5f_pointillés_20_gris"><text:span text:style-name="T135">7</text:span></text:span></text:h>
        <text:h text:style-name="P135" text:outline-level="1"><text:span text:style-name="T47">G</text:span><text:span text:style-name="T44"><text:tab/></text:span><text:span text:style-name="T30">=</text:span><text:span text:style-name="T44"> (</text:span><text:span text:style-name="T73">−</text:span><text:span text:style-name="T44">31) </text:span><text:span text:style-name="T85"></text:span><text:span text:style-name="T44"> (</text:span><text:span text:style-name="T73"></text:span><text:span text:style-name="T44">13)</text:span></text:h>
        <text:h text:style-name="P128" text:outline-level="1"><text:span text:style-name="T47">G</text:span><text:span text:style-name="T44"><text:tab/></text:span><text:span text:style-name="T30">=</text:span><text:span text:style-name="T44"> </text:span><text:span text:style-name="_5f_Caractères_5f_correction"><text:span text:style-name="T245">−</text:span></text:span><text:span text:style-name="T57"> ( </text:span><text:span text:style-name="T60">3</text:span><text:span text:style-name="T57">1 </text:span><text:span text:style-name="_5f_Caractères_5f_correction"><text:span text:style-name="T245">−</text:span></text:span><text:span text:style-name="T74"> </text:span><text:span text:style-name="T65">13</text:span><text:span text:style-name="T57">)</text:span></text:h>
        <text:h text:style-name="P128" text:outline-level="1"><text:span text:style-name="T47">G</text:span><text:span text:style-name="T44"><text:tab/></text:span><text:span text:style-name="T30">=</text:span><text:span text:style-name="T44"> </text:span><text:span text:style-name="_5f_Caractères_5f_correction"><text:span text:style-name="T245">−</text:span></text:span><text:span text:style-name="_5f_pointillés_20_gris"><text:span text:style-name="T59"> </text:span></text:span><text:span text:style-name="_5f_pointillés_20_gris"><text:span text:style-name="T60">18</text:span></text:span></text:h>
      </text:section>
      <text:section text:style-name="Sect2" text:name="Section5">
        <text:h text:style-name="P125" text:outline-level="1"><text:span text:style-name="T45">C</text:span><text:span text:style-name="T44"><text:tab/></text:span><text:span text:style-name="T30">=</text:span><text:span text:style-name="T44"> (</text:span><text:span text:style-name="T73"></text:span><text:span text:style-name="T44">7) </text:span><text:span text:style-name="T85"></text:span><text:span text:style-name="T44"> (</text:span><text:span text:style-name="T73">−</text:span><text:span text:style-name="T44">13)</text:span></text:h>
        <text:p text:style-name="P90"><text:span text:style-name="T45">C </text:span><text:span text:style-name="T30">=</text:span><text:span text:style-name="T44">  </text:span><text:span text:style-name="_5f_Caractères_5f_correction"><text:span text:style-name="T245">−</text:span></text:span><text:span text:style-name="T57"> ( 13 </text:span><text:span text:style-name="_5f_Caractères_5f_correction"><text:span text:style-name="T245">−</text:span></text:span><text:span text:style-name="T74"> </text:span><text:span text:style-name="T62">7 </text:span><text:span text:style-name="T57">)</text:span></text:p>
        <text:p text:style-name="P90"><text:span text:style-name="T45">C </text:span><text:span text:style-name="T30">=</text:span><text:span text:style-name="T44">  </text:span><text:span text:style-name="_5f_Caractères_5f_correction"><text:span text:style-name="T245">−</text:span></text:span><text:span text:style-name="T57"> </text:span><text:span text:style-name="T59">6</text:span></text:p>
        <text:h text:style-name="P135" text:outline-level="1"><text:span text:style-name="T47">H</text:span><text:span text:style-name="T44"><text:tab/></text:span><text:span text:style-name="T30">=</text:span><text:span text:style-name="T44"> (</text:span><text:span text:style-name="T73"></text:span><text:span text:style-name="T44">13,5) </text:span><text:span text:style-name="T85"></text:span><text:span text:style-name="T44"> (</text:span><text:span text:style-name="T73">−</text:span><text:span text:style-name="T44">8,1)</text:span></text:h>
        <text:h text:style-name="P131" text:outline-level="1"><text:span text:style-name="T47">H</text:span><text:span text:style-name="T44"><text:tab/></text:span><text:span text:style-name="T30">=</text:span><text:span text:style-name="T44"> </text:span><text:span text:style-name="_5f_pointillés_20_gris"><text:span text:style-name="T134">+ ( </text:span></text:span><text:span text:style-name="_5f_pointillés_20_gris"><text:span text:style-name="T135">1</text:span></text:span><text:span text:style-name="_5f_pointillés_20_gris"><text:span text:style-name="T136">3,5</text:span></text:span><text:span text:style-name="_5f_pointillés_20_gris"><text:span text:style-name="T134"> </text:span></text:span><text:span text:style-name="_5f_Caractères_5f_correction"><text:span text:style-name="T214">−</text:span></text:span><text:span text:style-name="_5f_pointillés_20_gris"><text:span text:style-name="T134"> </text:span></text:span><text:span text:style-name="_5f_pointillés_20_gris"><text:span text:style-name="T136">8,</text:span></text:span><text:span text:style-name="_5f_pointillés_20_gris"><text:span text:style-name="T134">1 )</text:span></text:span></text:h>
        <text:h text:style-name="P133" text:outline-level="1"><text:span text:style-name="T123">H</text:span><text:span text:style-name="T26"><text:tab/></text:span><text:span text:style-name="T27">=</text:span><text:span text:style-name="T26"> </text:span><text:span text:style-name="_5f_pointillés_20_gris"><text:span text:style-name="T139">+ </text:span></text:span><text:span text:style-name="_5f_pointillés_20_gris"><text:span text:style-name="T109">5,4</text:span></text:span></text:h>
      </text:section>
      <text:section text:style-name="Sect2" text:name="Section8">
        <text:h text:style-name="P132" text:outline-level="1"><text:span text:style-name="T45">D</text:span><text:span text:style-name="T44"><text:tab/></text:span><text:span text:style-name="T30">=</text:span><text:span text:style-name="T44"> (</text:span><text:span text:style-name="T73">−</text:span><text:span text:style-name="T44">71) </text:span><text:span text:style-name="T85"></text:span><text:span text:style-name="T54"> </text:span><text:span text:style-name="T44">(</text:span><text:span text:style-name="T73"></text:span><text:span text:style-name="T44">2 </text:span><text:span text:style-name="T46">02</text:span><text:span text:style-name="T45">1</text:span><text:span text:style-name="T44">)</text:span></text:h>
        <text:p text:style-name="P90"><text:span text:style-name="T45">D </text:span><text:span text:style-name="T32">=</text:span><text:span text:style-name="_5f_pointillés_20_gris"><text:span text:style-name="T196">  </text:span></text:span><text:span text:style-name="_5f_pointillés_20_gris"><text:span text:style-name="T137">+</text:span></text:span><text:span text:style-name="_5f_pointillés_20_gris"><text:span text:style-name="T58"> ( </text:span></text:span><text:span text:style-name="_5f_pointillés_20_gris"><text:span text:style-name="T59">2 021 </text:span></text:span><text:span text:style-name="_5f_Caractères_5f_correction"><text:span text:style-name="T245">−</text:span></text:span><text:span text:style-name="_5f_pointillés_20_gris"><text:span text:style-name="T75"> </text:span></text:span><text:span text:style-name="_5f_pointillés_20_gris"><text:span text:style-name="T59">71 </text:span></text:span><text:span text:style-name="_5f_pointillés_20_gris"><text:span text:style-name="T58">)</text:span></text:span></text:p>
        <text:p text:style-name="P90"><text:span text:style-name="T45">D </text:span><text:span text:style-name="T32">=</text:span><text:span text:style-name="_5f_pointillés_20_gris"><text:span text:style-name="T196">  </text:span></text:span><text:span text:style-name="_5f_pointillés_20_gris"><text:span text:style-name="T137">+</text:span></text:span><text:span text:style-name="_5f_pointillés_20_gris"><text:span text:style-name="T58"> </text:span></text:span><text:span text:style-name="_5f_pointillés_20_gris"><text:span text:style-name="T59">1 950</text:span></text:span></text:p>
        <text:h text:style-name="P132" text:outline-level="1"><text:span text:style-name="T47">E</text:span><text:span text:style-name="T44"><text:tab/></text:span><text:span text:style-name="T30">=</text:span><text:span text:style-name="T44"> (</text:span><text:span text:style-name="T73">−</text:span><text:span text:style-name="T47">40,7</text:span><text:span text:style-name="T44">) </text:span><text:span text:style-name="T85"></text:span><text:span text:style-name="T54"> </text:span><text:span text:style-name="T44">(</text:span><text:span text:style-name="T73"></text:span><text:span text:style-name="T44">2</text:span><text:span text:style-name="T46">0,2</text:span><text:span text:style-name="T44">)</text:span></text:h>
        <text:p text:style-name="P90"><text:span text:style-name="T48">E</text:span><text:span text:style-name="T45"> </text:span><text:span text:style-name="T32">=</text:span><text:span text:style-name="_5f_pointillés_20_gris"><text:span text:style-name="T196">  </text:span></text:span><text:span text:style-name="_5f_Caractères_5f_correction"><text:span text:style-name="T214">−</text:span></text:span><text:span text:style-name="_5f_pointillés_20_gris"><text:span text:style-name="T58"> ( </text:span></text:span><text:span text:style-name="_5f_pointillés_20_gris"><text:span text:style-name="T59">40,7</text:span></text:span><text:span text:style-name="_5f_pointillés_20_gris"><text:span text:style-name="T58"> </text:span></text:span><text:span text:style-name="_5f_Caractères_5f_correction"><text:span text:style-name="T245">−</text:span></text:span><text:span text:style-name="_5f_pointillés_20_gris"><text:span text:style-name="T75"> </text:span></text:span><text:span text:style-name="_5f_pointillés_20_gris"><text:span text:style-name="T64">20,2</text:span></text:span><text:span text:style-name="_5f_pointillés_20_gris"><text:span text:style-name="T63"> </text:span></text:span><text:span text:style-name="_5f_pointillés_20_gris"><text:span text:style-name="T58">)</text:span></text:span></text:p>
        <text:p text:style-name="P93"><text:span text:style-name="_5f_pointillés_20_gris"><text:span text:style-name="T48">E</text:span></text:span><text:span text:style-name="_5f_pointillés_20_gris"><text:span text:style-name="T45"> </text:span></text:span><text:span text:style-name="_5f_pointillés_20_gris"><text:span text:style-name="T32">=</text:span></text:span><text:span text:style-name="_5f_pointillés_20_gris"><text:span text:style-name="T196">  </text:span></text:span><text:span text:style-name="_5f_Caractères_5f_correction"><text:span text:style-name="T214">−</text:span></text:span><text:span text:style-name="_5f_pointillés_20_gris"><text:span text:style-name="T58"> </text:span></text:span><text:span text:style-name="_5f_pointillés_20_gris"><text:span text:style-name="T59">20,5</text:span></text:span></text:p>
        <text:h text:style-name="P135" text:outline-level="1"><text:span text:style-name="T47">I</text:span><text:span text:style-name="T44"><text:tab/></text:span><text:span text:style-name="T30">=</text:span><text:span text:style-name="T44"> (</text:span><text:span text:style-name="T73"></text:span><text:span text:style-name="T44">10,3) </text:span><text:span text:style-name="T85"></text:span><text:span text:style-name="T44"> (</text:span><text:span text:style-name="T73">−</text:span><text:span text:style-name="T44">12)</text:span></text:h>
        <text:p text:style-name="P90"><text:span text:style-name="_5f_pointillés_20_gris"><text:span text:style-name="T48">I</text:span></text:span><text:span text:style-name="_5f_pointillés_20_gris"><text:span text:style-name="T45"> </text:span></text:span><text:span text:style-name="_5f_pointillés_20_gris"><text:span text:style-name="T32">=</text:span></text:span><text:span text:style-name="_5f_pointillés_20_gris"><text:span text:style-name="T196">  </text:span></text:span><text:span text:style-name="_5f_Caractères_5f_correction"><text:span text:style-name="T214">−</text:span></text:span><text:span text:style-name="_5f_pointillés_20_gris"><text:span text:style-name="T58"> ( 1</text:span></text:span><text:span text:style-name="_5f_pointillés_20_gris"><text:span text:style-name="T60">2</text:span></text:span><text:span text:style-name="_5f_pointillés_20_gris"><text:span text:style-name="T58"> </text:span></text:span><text:span text:style-name="_5f_Caractères_5f_correction"><text:span text:style-name="T245">−</text:span></text:span><text:span text:style-name="_5f_pointillés_20_gris"><text:span text:style-name="T75"> </text:span></text:span><text:span text:style-name="_5f_pointillés_20_gris"><text:span text:style-name="T65">10,3</text:span></text:span><text:span text:style-name="_5f_pointillés_20_gris"><text:span text:style-name="T63"> </text:span></text:span><text:span text:style-name="_5f_pointillés_20_gris"><text:span text:style-name="T58">)</text:span></text:span></text:p>
        <text:p text:style-name="P90"><text:span text:style-name="_5f_pointillés_20_gris"><text:span text:style-name="T48">I</text:span></text:span><text:span text:style-name="_5f_pointillés_20_gris"><text:span text:style-name="T45"> </text:span></text:span><text:span text:style-name="_5f_pointillés_20_gris"><text:span text:style-name="T32">=</text:span></text:span><text:span text:style-name="_5f_pointillés_20_gris"><text:span text:style-name="T196">  </text:span></text:span><text:span text:style-name="_5f_Caractères_5f_correction"><text:span text:style-name="T214">−</text:span></text:span><text:span text:style-name="_5f_pointillés_20_gris"><text:span text:style-name="T58"> </text:span></text:span><text:span text:style-name="_5f_pointillés_20_gris"><text:span text:style-name="T60">1,7</text:span></text:span></text:p>
        <text:h text:style-name="P127" text:outline-level="1"><text:span text:style-name="T47">J</text:span><text:span text:style-name="T44"><text:tab/></text:span><text:span text:style-name="T30">=</text:span><text:span text:style-name="T44"> (</text:span><text:span text:style-name="T73">−</text:span><text:span text:style-name="T44">7,</text:span><text:span text:style-name="T47">4</text:span><text:span text:style-name="T44">1) </text:span><text:span text:style-name="T85"></text:span><text:span text:style-name="T54"> </text:span><text:span text:style-name="T44">(</text:span><text:span text:style-name="T73">−</text:span><text:span text:style-name="T47">3</text:span><text:span text:style-name="T46">0,</text:span><text:span text:style-name="T47">6</text:span><text:span text:style-name="T45">1</text:span><text:span text:style-name="T44">)</text:span></text:h>
        <text:p text:style-name="P90"><text:span text:style-name="T47">J </text:span><text:span text:style-name="T30">=</text:span><text:span text:style-name="T44">  </text:span><text:span text:style-name="_5f_Caractères_5f_correction"><text:span text:style-name="T245">−</text:span></text:span><text:span text:style-name="T57"> ( </text:span><text:span text:style-name="T60">7,41 + 30,61</text:span><text:span text:style-name="T62"> </text:span><text:span text:style-name="T57">)</text:span></text:p>
        <text:p text:style-name="P90"><text:span text:style-name="T47">J </text:span><text:span text:style-name="T30">=</text:span><text:span text:style-name="T44">  </text:span><text:span text:style-name="_5f_Caractères_5f_correction"><text:span text:style-name="T245">−</text:span></text:span><text:span text:style-name="T57"> </text:span><text:span text:style-name="T60">38,02</text:span></text:p>
      </text:section>
      <text:p text:style-name="P77">Zone de brouillon pour poser les opérations</text:p>
      <text:p text:style-name="_5f_Paragraphe_20_livret"/>
      <text:p text:style-name="_5f_Paragraphe_20_livret"/>
      <text:p text:style-name="_5f_Paragraphe_20_livret"/>
      <text:p text:style-name="_5f_Paragraphe_20_livret"/>
      <text:p text:style-name="_5f_Paragraphe_20_livret"/>
      <text:p text:style-name="_5f_Paragraphe_20_livret"/>
      <text:p text:style-name="_5f_Paragraphe_20_livret"/>
      <text:p text:style-name="P75"/>
      <text:p text:style-name="_5f_Paragraphe_20_livret"/>
      <text:p text:style-name="_5f_Paragraphe_20_livret"/>
      <text:p text:style-name="_5f_Paragraphe_20_livret"/>
      <text:list xml:id="list132326408115511" text:continue-numbering="true" text:style-name="Num_5f_Exo">
        <text:list-item>
          <text:h text:style-name="P82" text:outline-level="1"> Traduis <text:span text:style-name="T225">la</text:span> phrase par un calcul et effectue-le.</text:h>
        </text:list-item>
      </text:list>
      <text:section text:style-name="Sect1" text:name="Section35">
        <text:list xml:id="list132326468091817" text:continue-list="list132326499928031" text:style-name="liste_5f_abc">
          <text:list-item text:start-value="1">
            <text:p text:style-name="P139"><text:span text:style-name="T220">L</text:span>a somme de 14 et de l’opposé de 6.</text:p>
          </text:list-item>
        </text:list>
        <text:p text:style-name="P91">14 + ( <text:span text:style-name="_5f_Caractères_5f_correction"><text:span text:style-name="T214">−</text:span></text:span> 6 ) = 14 <text:span text:style-name="_5f_Caractères_5f_correction"><text:span text:style-name="T214">−</text:span></text:span> 6 = 8</text:p>
        <text:list xml:id="list132327484125241" text:continue-numbering="true" text:style-name="liste_5f_abc">
          <text:list-item>
            <text:p text:style-name="P140"><text:span text:style-name="T113">L</text:span><text:span text:style-name="T111">a somme de </text:span><text:span text:style-name="T113">l’opposé de </text:span><text:span text:style-name="T71">−</text:span><text:span text:style-name="T112">8</text:span><text:span text:style-name="T111"> et de 6.</text:span></text:p>
          </text:list-item>
        </text:list>
        <text:p text:style-name="P71">( + 8 ) + 6 = 8 + 6 = 14</text:p>
        <text:list xml:id="list132325555760129" text:continue-numbering="true" text:style-name="liste_5f_abc">
          <text:list-item>
            <text:p text:style-name="P140"><text:span text:style-name="T101"><text:s/></text:span><text:span text:style-name="T114">L</text:span><text:span text:style-name="T115">a somme de </text:span><text:span text:style-name="T116">l’opposé de </text:span><text:span text:style-name="T81">−</text:span><text:span text:style-name="T116">2</text:span><text:span text:style-name="T115"> et de l’opposé de </text:span><text:span text:style-name="T116">8.</text:span></text:p>
          </text:list-item>
        </text:list>
        <text:p text:style-name="P92">( + 2 ) + ( <text:span text:style-name="_5f_Caractères_5f_correction"><text:span text:style-name="T205">−</text:span></text:span> 8 ) = <text:span text:style-name="_5f_Caractères_5f_correction"><text:span text:style-name="T205">−</text:span></text:span> ( 8 <text:span text:style-name="_5f_Caractères_5f_correction"><text:span text:style-name="T205">−</text:span></text:span> 2 ) = <text:span text:style-name="_5f_Caractères_5f_correction"><text:span text:style-name="T205">−</text:span></text:span> 6</text:p>
        <text:list xml:id="list132325455371842" text:continue-numbering="true" text:style-name="liste_5f_abc">
          <text:list-item>
            <text:p text:style-name="P140"><text:span text:style-name="T111">la somme de </text:span><text:span text:style-name="T71">−</text:span><text:span text:style-name="T111">4 et de l’opposé de </text:span><text:span text:style-name="T71">−</text:span><text:span text:style-name="T112">20.</text:span></text:p>
          </text:list-item>
        </text:list>
        <text:p text:style-name="P91">( <text:span text:style-name="_5f_Caractères_5f_correction"><text:span text:style-name="T214">−</text:span></text:span> 4 ) + ( + 20 ) = + ( 20 <text:span text:style-name="_5f_Caractères_5f_correction"><text:span text:style-name="T214">−</text:span></text:span> 4 ) = + 16</text:p>
      </text:section>
      <text:list xml:id="list132326906225878" text:continue-list="list132326408115511" text:style-name="Num_5f_Exo">
        <text:list-item>
          <text:h text:style-name="P83" text:outline-level="1"> <text:span text:style-name="T228">Complète en tenant compte des sommes indiquées sur chaque ligne et chaque colonne.</text:span></text:h>
        </text:list-item>
      </text:list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header-rows>
          <table:table-row table:style-name="Tableau20.1">
            <table:table-cell table:style-name="Tableau20.A1" office:value-type="string">
              <text:p text:style-name="P78">( <text:span text:style-name="_5f_Caractères_5f_correction"><text:span text:style-name="T248">−</text:span></text:span> 2 )</text:p>
            </table:table-cell>
            <table:table-cell table:style-name="Tableau20.A1" office:value-type="string">
              <text:p text:style-name="P67"><text:span text:style-name="T217">(</text:span><text:span text:style-name="_5f_opensymbol"><text:span text:style-name="T172">−</text:span></text:span>5<text:span text:style-name="T217">)</text:span></text:p>
            </table:table-cell>
            <table:table-cell table:style-name="Tableau20.C1" office:value-type="string">
              <text:p text:style-name="P47"></text:p>
            </table:table-cell>
            <table:table-cell table:style-name="Tableau20.D1" office:value-type="string">
              <text:p text:style-name="P68"><text:span text:style-name="T217">(</text:span><text:span text:style-name="T176">−</text:span><text:span text:style-name="T217">7)</text:span></text:p>
            </table:table-cell>
          </table:table-row>
        </table:table-header-rows>
        <table:table-row table:style-name="Tableau20.1">
          <table:table-cell table:style-name="Tableau20.A2" office:value-type="string">
            <text:p text:style-name="P60">4</text:p>
          </table:table-cell>
          <table:table-cell table:style-name="Tableau20.A2" office:value-type="string">
            <text:p text:style-name="P110">( <text:span text:style-name="_5f_Caractères_5f_correction"><text:span text:style-name="T248">−</text:span></text:span> 6 )</text:p>
          </table:table-cell>
          <table:table-cell table:style-name="Tableau20.C1" office:value-type="string">
            <text:p text:style-name="P47"></text:p>
          </table:table-cell>
          <table:table-cell table:style-name="Tableau20.D1" office:value-type="string">
            <text:p text:style-name="P65"><text:span text:style-name="_5f_opensymbol"><text:span text:style-name="T7">−</text:span></text:span><text:span text:style-name="T15">2</text:span></text:p>
          </table:table-cell>
        </table:table-row>
        <table:table-row table:style-name="Tableau20.3">
          <table:table-cell table:style-name="Tableau20.D1" office:value-type="string">
            <text:p text:style-name="P48"></text:p>
          </table:table-cell>
          <table:table-cell table:style-name="Tableau20.D1" office:value-type="string">
            <text:p text:style-name="P48"></text:p>
          </table:table-cell>
          <table:table-cell table:style-name="Tableau20.D1" office:value-type="string">
            <text:p text:style-name="P62"/>
          </table:table-cell>
          <table:table-cell table:style-name="Tableau20.D1" office:value-type="string">
            <text:p text:style-name="P61"/>
          </table:table-cell>
        </table:table-row>
        <table:table-row table:style-name="Tableau20.4">
          <table:table-cell table:style-name="Tableau20.D1" office:value-type="string">
            <text:p text:style-name="P73"><text:span text:style-name="_5f_opensymbol"><text:span text:style-name="T13">(</text:span></text:span><text:span text:style-name="_5f_opensymbol"><text:span text:style-name="T10"></text:span></text:span><text:span text:style-name="_5f_opensymbol"><text:span text:style-name="T12">2)</text:span></text:span></text:p>
          </table:table-cell>
          <table:table-cell table:style-name="Tableau20.D1" office:value-type="string">
            <text:p text:style-name="P74"><text:span text:style-name="T217">(</text:span><text:span text:style-name="_5f_opensymbol"><text:span text:style-name="T172">−</text:span></text:span><text:span text:style-name="T217">11)</text:span></text:p>
          </table:table-cell>
          <table:table-cell table:style-name="Tableau20.D1" office:value-type="string">
            <text:p text:style-name="P62"/>
          </table:table-cell>
          <table:table-cell table:style-name="Tableau20.D1" office:value-type="string">
            <text:p text:style-name="P61"/>
          </table:table-cell>
        </table:table-row>
      </table:table>
      <text:list xml:id="list132326698016433" text:continue-numbering="true" text:style-name="Num_5f_Exo">
        <text:list-item>
          <text:h text:style-name="P136" text:outline-level="1"><text:span text:style-name="T202"> </text:span><text:span text:style-name="Bold_5f_niv1">Pyramides de nombres</text:span></text:h>
        </text:list-item>
      </text:list>
      <text:p text:style-name="_5f_Paragraphe_20_livret">Complète, sachant que chaque nombre est la somme des nombres se trouvant dans les deux cases juste en dessous.</text:p>
      <table:table table:name="Tableau1" table:style-name="Tableau1">
        <table:table-column table:style-name="Tableau1.A"/>
        <table:table-column table:style-name="Tableau1.B" table:number-columns-repeated="7"/>
        <table:table-column table:style-name="Tableau1.I"/>
        <table:table-column table:style-name="Tableau1.J"/>
        <table:table-column table:style-name="Tableau1.B" table:number-columns-repeated="7"/>
        <table:table-column table:style-name="Tableau1.R"/>
        <table:table-header-rows>
          <table:table-row table:style-name="Tableau1.1">
            <table:table-cell table:style-name="Tableau1.A1" office:value-type="string">
              <text:p text:style-name="P80"/>
            </table:table-cell>
            <table:table-cell table:style-name="Tableau1.A1" office:value-type="string">
              <text:p text:style-name="P81"/>
            </table:table-cell>
            <table:table-cell table:style-name="Tableau1.A1" office:value-type="string">
              <text:p text:style-name="P81"/>
            </table:table-cell>
            <table:table-cell table:style-name="Tableau1.D1" table:number-columns-spanned="2" office:value-type="string">
              <text:p text:style-name="P79"><text:span text:style-name="_5f_Caractères_5f_correction"><text:span text:style-name="T233">−</text:span></text:span><text:span text:style-name="T234">0,2</text:span></text:p>
            </table:table-cell>
            <table:covered-table-cell/>
            <table:table-cell table:style-name="Tableau1.A1" office:value-type="string">
              <text:p text:style-name="P81"/>
            </table:table-cell>
            <table:table-cell table:style-name="Tableau1.A1" office:value-type="string">
              <text:p text:style-name="P81"/>
            </table:table-cell>
            <table:table-cell table:style-name="Tableau1.A1" table:number-columns-spanned="2" office:value-type="string">
              <text:p text:style-name="P80"/>
            </table:table-cell>
            <table:covered-table-cell/>
            <table:table-cell table:style-name="Tableau1.A1" table:number-columns-spanned="2" office:value-type="string">
              <text:p text:style-name="P80"/>
            </table:table-cell>
            <table:covered-table-cell/>
            <table:table-cell table:style-name="Tableau1.A1" office:value-type="string">
              <text:p text:style-name="P81"/>
            </table:table-cell>
            <table:table-cell table:style-name="Tableau1.A1" office:value-type="string">
              <text:p text:style-name="P81"/>
            </table:table-cell>
            <table:table-cell table:style-name="Tableau1.D1" table:number-columns-spanned="2" office:value-type="string">
              <text:p text:style-name="P79"><text:span text:style-name="_5f_Caractères_5f_correction"><text:span text:style-name="T233">−</text:span></text:span><text:span text:style-name="T234">34,1</text:span></text:p>
            </table:table-cell>
            <table:covered-table-cell/>
            <table:table-cell table:style-name="Tableau1.A1" office:value-type="string">
              <text:p text:style-name="P81"/>
            </table:table-cell>
            <table:table-cell table:style-name="Tableau1.A1" office:value-type="string">
              <text:p text:style-name="P81"/>
            </table:table-cell>
            <table:table-cell table:style-name="Tableau1.A1" office:value-type="string">
              <text:p text:style-name="P80"/>
            </table:table-cell>
          </table:table-row>
        </table:table-header-rows>
        <table:table-row table:style-name="Tableau1.1">
          <table:table-cell table:style-name="Tableau1.A1" office:value-type="string">
            <text:p text:style-name="P112"/>
          </table:table-cell>
          <table:table-cell table:style-name="Tableau1.A1" office:value-type="string">
            <text:p text:style-name="P113"/>
          </table:table-cell>
          <table:table-cell table:style-name="Tableau1.C2" table:number-columns-spanned="2" office:value-type="string">
            <text:p text:style-name="P114">+9,9</text:p>
          </table:table-cell>
          <table:covered-table-cell/>
          <table:table-cell table:style-name="Tableau1.D1" table:number-columns-spanned="2" office:value-type="string">
            <text:p text:style-name="P111"><text:span text:style-name="_5f_Caractères_5f_correction"><text:span text:style-name="T233">−</text:span></text:span><text:span text:style-name="T234">10,1</text:span></text:p>
          </table:table-cell>
          <table:covered-table-cell/>
          <table:table-cell table:style-name="Tableau1.A1" office:value-type="string">
            <text:p text:style-name="P113"/>
          </table:table-cell>
          <table:table-cell table:style-name="Tableau1.A1" office:value-type="string">
            <text:p text:style-name="P112"/>
          </table:table-cell>
          <table:table-cell table:style-name="Tableau1.A1" office:value-type="string">
            <text:p text:style-name="P112"/>
          </table:table-cell>
          <table:table-cell table:style-name="Tableau1.A1" office:value-type="string">
            <text:p text:style-name="P112"/>
          </table:table-cell>
          <table:table-cell table:style-name="Tableau1.A1" office:value-type="string">
            <text:p text:style-name="P112"/>
          </table:table-cell>
          <table:table-cell table:style-name="Tableau1.A1" office:value-type="string">
            <text:p text:style-name="P113"/>
          </table:table-cell>
          <table:table-cell table:style-name="Tableau1.C2" table:number-columns-spanned="2" office:value-type="string">
            <text:p text:style-name="P111"><text:span text:style-name="_5f_Caractères_5f_correction"><text:span text:style-name="T233">−</text:span></text:span><text:span text:style-name="T234">13,1</text:span></text:p>
          </table:table-cell>
          <table:covered-table-cell/>
          <table:table-cell table:style-name="Tableau1.D1" table:number-columns-spanned="2" office:value-type="string">
            <text:p text:style-name="P111"><text:span text:style-name="_5f_Caractères_5f_correction"><text:span text:style-name="T233">−</text:span></text:span><text:span text:style-name="T234">21</text:span></text:p>
          </table:table-cell>
          <table:covered-table-cell/>
          <table:table-cell table:style-name="Tableau1.A1" office:value-type="string">
            <text:p text:style-name="P113"/>
          </table:table-cell>
          <table:table-cell table:style-name="Tableau1.A1" office:value-type="string">
            <text:p text:style-name="P112"/>
          </table:table-cell>
        </table:table-row>
        <table:table-row table:style-name="Tableau1.1">
          <table:table-cell table:style-name="Tableau1.A1" office:value-type="string">
            <text:p text:style-name="P112"/>
          </table:table-cell>
          <table:table-cell table:style-name="Tableau1.C2" table:number-columns-spanned="2" office:value-type="string">
            <text:p text:style-name="P114">+ 6,8</text:p>
          </table:table-cell>
          <table:covered-table-cell/>
          <table:table-cell table:style-name="Tableau1.C2" table:number-columns-spanned="2" office:value-type="string">
            <text:p text:style-name="P114">+3,1</text:p>
          </table:table-cell>
          <table:covered-table-cell/>
          <table:table-cell table:style-name="Tableau1.D1" table:number-columns-spanned="2" office:value-type="string">
            <text:p text:style-name="P111"><text:span text:style-name="_5f_Caractères_5f_correction"><text:span text:style-name="T233">−</text:span></text:span><text:span text:style-name="T234">13,2</text:span></text:p>
          </table:table-cell>
          <table:covered-table-cell/>
          <table:table-cell table:style-name="Tableau1.A1" office:value-type="string">
            <text:p text:style-name="P112"/>
          </table:table-cell>
          <table:table-cell table:style-name="Tableau1.A1" office:value-type="string">
            <text:p text:style-name="P112"/>
          </table:table-cell>
          <table:table-cell table:style-name="Tableau1.A1" office:value-type="string">
            <text:p text:style-name="P112"/>
          </table:table-cell>
          <table:table-cell table:style-name="Tableau1.A1" office:value-type="string">
            <text:p text:style-name="P112"/>
          </table:table-cell>
          <table:table-cell table:style-name="Tableau1.C2" table:number-columns-spanned="2" office:value-type="string">
            <text:p text:style-name="P111"><text:span text:style-name="_5f_Caractères_5f_correction"><text:span text:style-name="T233">−</text:span></text:span><text:span text:style-name="T234">0,9</text:span></text:p>
          </table:table-cell>
          <table:covered-table-cell/>
          <table:table-cell table:style-name="Tableau1.C2" table:number-columns-spanned="2" office:value-type="string">
            <text:p text:style-name="P111"><text:span text:style-name="_5f_Caractères_5f_correction"><text:span text:style-name="T233">−</text:span></text:span><text:span text:style-name="T234">12,2</text:span></text:p>
          </table:table-cell>
          <table:covered-table-cell/>
          <table:table-cell table:style-name="Tableau1.D1" table:number-columns-spanned="2" office:value-type="string">
            <text:p text:style-name="P111"><text:span text:style-name="_5f_Caractères_5f_correction"><text:span text:style-name="T233">−</text:span></text:span><text:span text:style-name="T234">8,8</text:span></text:p>
          </table:table-cell>
          <table:covered-table-cell/>
          <table:table-cell table:style-name="Tableau1.A1" office:value-type="string">
            <text:p text:style-name="P112"/>
          </table:table-cell>
        </table:table-row>
        <table:table-row table:style-name="Tableau1.1">
          <table:table-cell table:style-name="Tableau1.A4" table:number-columns-spanned="2" office:value-type="string">
            <text:p text:style-name="P31"><text:span text:style-name="_5f_opensymbol"><text:span text:style-name="T6">─</text:span></text:span>1,2</text:p>
          </table:table-cell>
          <table:covered-table-cell/>
          <table:table-cell table:style-name="Tableau1.C4" table:number-columns-spanned="2" office:value-type="string">
            <text:p text:style-name="P36">8</text:p>
          </table:table-cell>
          <table:covered-table-cell/>
          <table:table-cell table:style-name="Tableau1.E4" table:number-columns-spanned="2" office:value-type="string">
            <text:p text:style-name="P31"><text:span text:style-name="_5f_opensymbol"><text:span text:style-name="T6">─</text:span></text:span>4,9</text:p>
          </table:table-cell>
          <table:covered-table-cell/>
          <table:table-cell table:style-name="Tableau1.G4" table:number-columns-spanned="2" office:value-type="string">
            <text:p text:style-name="P37"><text:span text:style-name="_5f_opensymbol"><text:span text:style-name="T11">─</text:span></text:span><text:span text:style-name="T43">8</text:span><text:span text:style-name="T39">,3</text:span></text:p>
          </table:table-cell>
          <table:covered-table-cell/>
          <table:table-cell table:style-name="Tableau1.A1" office:value-type="string">
            <text:p text:style-name="P63"/>
          </table:table-cell>
          <table:table-cell table:style-name="Tableau1.A1" office:value-type="string">
            <text:p text:style-name="P63"/>
          </table:table-cell>
          <table:table-cell table:style-name="Tableau1.C2" table:number-columns-spanned="2" office:value-type="string">
            <text:p text:style-name="P63">6,3</text:p>
          </table:table-cell>
          <table:covered-table-cell/>
          <table:table-cell table:style-name="Tableau1.C2" table:number-columns-spanned="2" office:value-type="string">
            <text:p text:style-name="P64"><text:span text:style-name="T175">−</text:span>7,2</text:p>
          </table:table-cell>
          <table:covered-table-cell/>
          <table:table-cell table:style-name="Tableau1.C2" table:number-columns-spanned="2" office:value-type="string">
            <text:p text:style-name="P64"><text:span text:style-name="T177">−</text:span><text:span text:style-name="T216">5</text:span></text:p>
          </table:table-cell>
          <table:covered-table-cell/>
          <table:table-cell table:style-name="Tableau1.D1" table:number-columns-spanned="2" office:value-type="string">
            <text:p text:style-name="P66"><text:span text:style-name="_5f_opensymbol"><text:span text:style-name="T11">─</text:span></text:span><text:span text:style-name="T43">3,8</text:span></text:p>
          </table:table-cell>
          <table:covered-table-cell/>
        </table:table-row>
      </table:table>
      <text:list xml:id="list132325403081725" text:continue-numbering="true" text:style-name="Num_5f_Exo">
        <text:list-item>
          <text:h text:style-name="P137" text:outline-level="1"><text:span text:style-name="Bold_5f_niv1"><text:span text:style-name="T202"> </text:span></text:span><text:span text:style-name="Bold_5f_niv1">C</text:span><text:span text:style-name="Bold_5f_niv1"><text:span text:style-name="T218">h</text:span></text:span><text:span text:style-name="Bold_5f_niv1"><text:span text:style-name="T219">aud et froid</text:span></text:span></text:h>
        </text:list-item>
      </text:list>
      <text:list xml:id="list132327002562188" text:continue-list="list132325455371842" text:style-name="liste_5f_abc">
        <text:list-item text:start-value="1">
          <text:p text:style-name="P139"><text:span text:style-name="_5f_pointillés_20_gris"><text:span text:style-name="T159">À</text:span></text:span><text:span text:style-name="_5f_pointillés_20_gris"><text:span text:style-name="T163"> Spearfish, </text:span></text:span><text:span text:style-name="_5f_pointillés_20_gris"><text:span text:style-name="T160">dans le</text:span></text:span><text:span text:style-name="_5f_pointillés_20_gris"><text:span text:style-name="T163"> Dakota du </text:span></text:span><text:span text:style-name="_5f_pointillés_20_gris"><text:span text:style-name="T159">S</text:span></text:span><text:span text:style-name="_5f_pointillés_20_gris"><text:span text:style-name="T163">ud, aux </text:span></text:span><text:span text:style-name="_5f_pointillés_20_gris"><text:span text:style-name="T161">É</text:span></text:span><text:span text:style-name="_5f_pointillés_20_gris"><text:span text:style-name="T163">tats-Unis la température était de </text:span></text:span><text:span text:style-name="_5f_pointillés_20_gris"><text:span text:style-name="T127">−</text:span></text:span><text:span text:style-name="_5f_pointillés_20_gris"><text:span text:style-name="T163">20 °C et a gagné 27 °C en seulement 2 minutes ! </text:span></text:span><text:span text:style-name="_5f_pointillés_20_gris"><text:span text:style-name="T160">Calcule</text:span></text:span><text:span text:style-name="_5f_pointillés_20_gris"><text:span text:style-name="T162"> cette nouvelle température.</text:span></text:span></text:p>
        </text:list-item>
      </text:list>
      <text:p text:style-name="P90"><text:span text:style-name="_5f_pointillés_20_gris"><text:span text:style-name="T140">( </text:span></text:span><text:span text:style-name="_5f_Caractères_5f_correction"><text:span text:style-name="T214">−</text:span></text:span><text:span text:style-name="_5f_pointillés_20_gris"><text:span text:style-name="T140"> 20 ) + 27 = + ( 27 </text:span></text:span><text:span text:style-name="_5f_Caractères_5f_correction"><text:span text:style-name="T214">−</text:span></text:span><text:span text:style-name="_5f_pointillés_20_gris"><text:span text:style-name="T140"> 20 ) = + 7</text:span></text:span></text:p>
      <text:p text:style-name="P69"><text:span text:style-name="_5f_pointillés_20_gris"><text:span text:style-name="T129">Il faisait alors 7 °C à Spearfish.</text:span></text:span></text:p>
      <text:list xml:id="list132325456086729" text:continue-numbering="true" text:style-name="liste_5f_abc">
        <text:list-item>
          <text:p text:style-name="P139"><text:span text:style-name="_5f_pointillés_20_gris"><text:span text:style-name="T164">En France,</text:span></text:span><text:span text:style-name="_5f_pointillés_20_gris"><text:span text:style-name="T165"> à Mouthe, le 13 janvier 1968, </text:span></text:span><text:span text:style-name="_5f_pointillés_20_gris"><text:span text:style-name="T164">il y avait</text:span></text:span><text:span text:style-name="_5f_pointillés_20_gris"><text:span text:style-name="T165"> une température de </text:span></text:span><text:span text:style-name="_5f_pointillés_20_gris"><text:span text:style-name="T128">−</text:span></text:span><text:span text:style-name="_5f_pointillés_20_gris"><text:span text:style-name="T165">36,7</text:span></text:span><text:span text:style-name="_5f_pointillés_20_gris"><text:span text:style-name="T166"> </text:span></text:span><text:span text:style-name="_5f_pointillés_20_gris"><text:span text:style-name="T165">°C et, en seulement quelques heures, la température a augmenté de 37,8</text:span></text:span><text:span text:style-name="_5f_pointillés_20_gris"><text:span text:style-name="T166"> </text:span></text:span><text:span text:style-name="_5f_pointillés_20_gris"><text:span text:style-name="T165">°C. Quelle était alors cette nouvelle température ?</text:span></text:span></text:p>
        </text:list-item>
      </text:list>
      <text:p text:style-name="P90"><text:span text:style-name="_5f_pointillés_20_gris"><text:span text:style-name="T140">( </text:span></text:span><text:span text:style-name="_5f_Caractères_5f_correction"><text:span text:style-name="T214">−</text:span></text:span><text:span text:style-name="_5f_pointillés_20_gris"><text:span text:style-name="T140"> 36,7 ) + 37,8 = + ( 37,8 </text:span></text:span><text:span text:style-name="_5f_Caractères_5f_correction"><text:span text:style-name="T214">−</text:span></text:span><text:span text:style-name="_5f_pointillés_20_gris"><text:span text:style-name="T140"> 36,7 ) = + 1,1</text:span></text:span></text:p>
      <text:p text:style-name="P70"><text:span text:style-name="_5f_pointillés_20_gris"><text:span text:style-name="T129">Il faisait alors 1,1 °C à Mouthe.</text:span></text:span></text:p>
      <text:list xml:id="list132326799879007" text:continue-numbering="true" text:style-name="liste_5f_abc">
        <text:list-item>
          <text:p text:style-name="P139"><text:span text:style-name="_5f_pointillés_20_gris"><text:span text:style-name="T168">L</text:span></text:span><text:span text:style-name="_5f_pointillés_20_gris"><text:span text:style-name="T167">e 23 mai 2015, il faisait </text:span></text:span><text:span text:style-name="_5f_pointillés_20_gris"><text:span text:style-name="T126">−</text:span></text:span><text:span text:style-name="_5f_pointillés_20_gris"><text:span text:style-name="T167">80,1</text:span></text:span><text:span text:style-name="_5f_pointillés_20_gris"><text:span text:style-name="T155"> </text:span></text:span><text:span text:style-name="_5f_pointillés_20_gris"><text:span text:style-name="T167">°C à Vostok en Antarctique alors qu’au Pakistan, le même jour, il faisait 130</text:span></text:span><text:span text:style-name="_5f_pointillés_20_gris"><text:span text:style-name="T155"> </text:span></text:span><text:span text:style-name="_5f_pointillés_20_gris"><text:span text:style-name="T167">°C de plus ! Calcule la température au Pakistan le 23 mai 2015.</text:span></text:span></text:p>
        </text:list-item>
      </text:list>
      <text:p text:style-name="P90"><text:span text:style-name="_5f_pointillés_20_gris"><text:span text:style-name="T140">( </text:span></text:span><text:span text:style-name="_5f_Caractères_5f_correction"><text:span text:style-name="T214">−</text:span></text:span><text:span text:style-name="_5f_pointillés_20_gris"><text:span text:style-name="T140"> 80,1 ) + 130 = + ( 130 </text:span></text:span><text:span text:style-name="_5f_Caractères_5f_correction"><text:span text:style-name="T214">−</text:span></text:span><text:span text:style-name="_5f_pointillés_20_gris"><text:span text:style-name="T140"> 80,1 ) = + 49,9</text:span></text:span></text:p>
      <text:p text:style-name="P72"><text:span text:style-name="_5f_pointillés_20_gris"><text:span text:style-name="T129">Il fai</text:span></text:span><text:span text:style-name="_5f_pointillés_20_gris"><text:span text:style-name="T131">sait </text:span></text:span><text:span text:style-name="_5f_pointillés_20_gris"><text:span text:style-name="T130">49,9</text:span></text:span><text:span text:style-name="_5f_pointillés_20_gris"><text:span text:style-name="T129"> °C au Pakista</text:span></text:span><text:span text:style-name="_5f_Correction_20_surligné"><text:span text:style-name="T222">n </text:span></text:span><text:span text:style-name="_5f_Correction_20_surligné"><text:span text:style-name="T223">le 23 mai 2015 </text:span></text:span><text:span text:style-name="_5f_Correction_20_surligné"><text:span text:style-name="T222">.</text:span></text:span></text:p>
      <text:list xml:id="list132326241984851" text:continue-numbering="true" text:style-name="liste_5f_abc">
        <text:list-item>
          <text:p text:style-name="P139"><text:span text:style-name="_5f_pointillés_20_gris"><text:span text:style-name="T155">En Sibérie Orientale, en 1892, à Verkhoïansk la plus </text:span></text:span><text:span text:style-name="_5f_pointillés_20_gris"><text:span text:style-name="T158">basse</text:span></text:span><text:span text:style-name="_5f_pointillés_20_gris"><text:span text:style-name="T155"> température </text:span></text:span><text:span text:style-name="_5f_pointillés_20_gris"><text:span text:style-name="T156">est mesuré</text:span></text:span><text:span text:style-name="_5f_pointillés_20_gris"><text:span text:style-name="T157">e</text:span></text:span><text:span text:style-name="_5f_pointillés_20_gris"><text:span text:style-name="T156"> à</text:span></text:span><text:span text:style-name="_5f_pointillés_20_gris"><text:span text:style-name="T155"> </text:span></text:span><text:span text:style-name="_5f_pointillés_20_gris"><text:span text:style-name="T126">−</text:span></text:span><text:span text:style-name="_5f_pointillés_20_gris"><text:span text:style-name="T155">67,7 °C. </text:span></text:span><text:span text:style-name="_5f_pointillés_20_gris"><text:span text:style-name="T156">I</text:span></text:span><text:span text:style-name="_5f_pointillés_20_gris"><text:span text:style-name="T155">l </text:span></text:span><text:span text:style-name="_5f_pointillés_20_gris"><text:span text:style-name="T158">y a eu cette année-là une amplitude de</text:span></text:span><text:span text:style-name="_5f_pointillés_20_gris"><text:span text:style-name="T155"> 104,4 °C </text:span></text:span><text:span text:style-name="_5f_pointillés_20_gris"><text:span text:style-name="T158">avec</text:span></text:span><text:span text:style-name="_5f_pointillés_20_gris"><text:span text:style-name="T155"> la plus haute température de l’année. Calcule la plus haute température observée à Verkhoïansk en 1892.</text:span></text:span></text:p>
        </text:list-item>
      </text:list>
      <text:p text:style-name="P90"><text:span text:style-name="_5f_pointillés_20_gris"><text:span text:style-name="T140">( </text:span></text:span><text:span text:style-name="_5f_Caractères_5f_correction"><text:span text:style-name="T214">−</text:span></text:span><text:span text:style-name="_5f_pointillés_20_gris"><text:span text:style-name="T140"> 67,7 ) + 104,4 = + ( 104,4 </text:span></text:span><text:span text:style-name="_5f_Caractères_5f_correction"><text:span text:style-name="T214">−</text:span></text:span><text:span text:style-name="_5f_pointillés_20_gris"><text:span text:style-name="T140"> 67,7 ) = 36,7</text:span></text:span></text:p>
      <text:p text:style-name="P72"><text:span text:style-name="_5f_pointillés_20_gris"><text:span text:style-name="T141">En 1892, la plus haute température à Verkhoïansk </text:span></text:span><text:span text:style-name="_5f_pointillés_20_gris"><text:span text:style-name="T110">a été</text:span></text:span><text:span text:style-name="_5f_pointillés_20_gris"><text:span text:style-name="T141"> </text:span></text:span><text:span text:style-name="_5f_pointillés_20_gris"><text:span text:style-name="T142">de </text:span></text:span><text:span text:style-name="_5f_pointillés_20_gris"><text:span text:style-name="T141">36,7°C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5" svg:font-family="OpenSymbol" style:font-family-generic="swiss" style:font-pitch="variable" style:font-charset="x-symbol"/>
    <style:font-face style:name="OpenSymbol3" svg:font-family="OpenSymbol" style:font-adornments="Roman" style:font-family-generic="swiss" style:font-pitch="variable" style:font-charset="x-symbol"/>
    <style:font-face style:name="OpenSymbol2" svg:font-family="OpenSymbol"/>
    <style:font-face style:name="Tahoma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Bitstream Vera Sans6" svg:font-family="'Bitstream Vera Sans'" style:font-pitch="variable"/>
    <style:font-face style:name="Tahoma2" svg:font-family="Tahoma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OpenSymbol4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1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master-page-name="">
      <style:paragraph-properties fo:margin-top="0.199cm" fo:margin-bottom="0.199cm" style:contextual-spacing="false" style:page-number="auto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num_5f_abcd" style:display-name="_num_abcd" style:family="paragraph" style:parent-style-name="Standard" style:default-outline-level="" style:master-page-name="">
      <style:paragraph-properties fo:margin-top="0.199cm" fo:margin-bottom="0.101cm" style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loext:opacity="100%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en-tête_5f_exemple_5f_jaune" style:display-name="_en-tête_exemple_jaune" style:family="text">
      <style:text-properties style:use-window-font-color="true" loext:opacity="0%" style:font-name="Bitstream Vera Sans2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Character_5f_20_5f_style" style:display-name="Character_20_style" style:family="text"/>
    <style:style style:name="livret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Correction_20_surligné" style:display-name="_Correction surligné" style:family="text">
      <style:text-properties fo:color="#000000" loext:opacity="100%" style:font-name="Bitstream Vera Sans1" fo:font-family="'Bitstream Vera Sans'" style:font-style-name="Oblique" style:font-family-generic="swiss" style:font-pitch="variable" fo:font-size="10pt" fo:font-style="normal" fo:background-color="#ffff00" style:font-name-asian="Bitstream Vera Sans1" style:font-family-asian="'Bitstream Vera Sans'" style:font-style-name-asian="Oblique" style:font-family-generic-asian="swiss" style:font-pitch-asian="variable" style:font-name-complex="Bitstream Vera Sans1" style:font-family-complex="'Bitstream Vera Sans'" style:font-style-name-complex="Oblique" style:font-family-generic-complex="swiss" style:font-pitch-complex="variabl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fo:font-variant="normal" fo:text-transform="none" fo:color="#d7e12c" loext:opacity="100%" style:font-name="Bitstream Vera Sans2" fo:font-size="15pt" fo:font-style="normal" fo:text-shadow="none" fo:font-weight="bold" officeooo:rsid="002da669" officeooo:paragraph-rsid="00406708" style:font-size-asian="15pt" style:font-style-asian="normal" style:font-size-complex="15pt" style:font-style-complex="normal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2556d8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52faa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5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3</text:span></text:p></draw:text-box></draw:frame><draw:path text:anchor-type="paragraph" draw:z-index="11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13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3</text:span></text:p></draw:text-box></draw:frame><draw:line text:anchor-type="paragraph" draw:z-index="16" draw:name="Forme3" draw:style-name="Mgr3" draw:text-style-name="MP24" svg:x1="13.661cm" svg:y1="0.36cm" svg:x2="20.496cm" svg:y2="0.36cm"><text:p/></draw:line>Additionner deux nombres relatifs</text:p>
      </style:header>
      <style:footer>
        <text:p text:style-name="MP26"><draw:frame draw:style-name="Mfr1" draw:name="Cadre11" text:anchor-type="paragraph" svg:y="-0.06cm" draw:z-index="1"><draw:text-box fo:min-height="0.499cm" fo:min-width="3cm"><draw:frame draw:style-name="Mfr2" draw:name="Cadre2" text:anchor-type="frame" svg:x="0.45cm" svg:y="0.079cm" svg:width="0.817cm" draw:z-index="3"><draw:text-box fo:min-height="0.355cm"><text:p text:style-name="MP27"><draw:g text:anchor-type="paragraph" draw:z-index="9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15</text:page-number></text:p></draw:text-box></draw:frame><text:p text:style-name="MP29">Nombres <text:span text:style-name="MT6">relatifs</text:span> • A<text:span text:style-name="MT6">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5T13:23:24.869000000</dc:date>
    <meta:editing-duration>PT8H59M36S</meta:editing-duration>
    <meta:editing-cycles>73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4" meta:image-count="0" meta:object-count="0" meta:page-count="2" meta:paragraph-count="257" meta:word-count="1536" meta:character-count="5892" meta:non-whitespace-character-count="4249"/>
  </office:meta>
</office:document-meta>
</file>